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o1" style:family="table-column">
      <style:table-column-properties fo:break-before="auto" style:column-width="2.88395833333333cm"/>
    </style:style>
    <style:style style:name="co2" style:family="table-column">
      <style:table-column-properties fo:break-before="auto" style:column-width="0.423333333333333cm"/>
    </style:style>
    <style:style style:name="co3" style:family="table-column">
      <style:table-column-properties fo:break-before="auto" style:column-width="2.67229166666667cm"/>
    </style:style>
    <style:style style:name="co4" style:family="table-column">
      <style:table-column-properties fo:break-before="auto" style:column-width="6.64104166666667cm"/>
    </style:style>
    <style:style style:name="co5" style:family="table-column">
      <style:table-column-properties fo:break-before="auto" style:column-width="4.31270833333333cm"/>
    </style:style>
    <style:style style:name="co6" style:family="table-column">
      <style:table-column-properties fo:break-before="auto" style:column-width="3.59833333333333cm"/>
    </style:style>
    <style:style style:name="co7" style:family="table-column">
      <style:table-column-properties fo:break-before="auto" style:column-width="3.51895833333333cm"/>
    </style:style>
    <style:style style:name="co8" style:family="table-column">
      <style:table-column-properties fo:break-before="auto" style:column-width="2.83104166666667cm"/>
    </style:style>
    <style:style style:name="co9" style:family="table-column">
      <style:table-column-properties fo:break-before="auto" style:column-width="6.08541666666667cm"/>
    </style:style>
    <style:style style:name="co10" style:family="table-column">
      <style:table-column-properties fo:break-before="auto" style:column-width="3.54541666666667cm"/>
    </style:style>
    <style:style style:name="co11" style:family="table-column">
      <style:table-column-properties fo:break-before="auto" style:column-width="5.29166666666667cm"/>
    </style:style>
    <style:style style:name="co12" style:family="table-column">
      <style:table-column-properties fo:break-before="auto" style:column-width="5.794375cm"/>
    </style:style>
    <style:style style:name="co13" style:family="table-column">
      <style:table-column-properties fo:break-before="auto" style:column-width="3.28083333333333cm"/>
    </style:style>
    <style:style style:name="co14" style:family="table-column">
      <style:table-column-properties fo:break-before="auto" style:column-width="3.22791666666667cm"/>
    </style:style>
    <style:style style:name="co15" style:family="table-column">
      <style:table-column-properties fo:break-before="auto" style:column-width="2.09020833333333cm"/>
    </style:style>
    <style:style style:name="co16" style:family="table-column">
      <style:table-column-properties fo:break-before="auto" style:column-width="6.77333333333333cm"/>
    </style:style>
    <style:style style:name="co17" style:family="table-column">
      <style:table-column-properties fo:break-before="auto" style:column-width="4.60375cm"/>
    </style:style>
    <style:style style:name="co18" style:family="table-column">
      <style:table-column-properties fo:break-before="auto" style:column-width="2.54cm"/>
    </style:style>
    <style:style style:name="co19" style:family="table-column">
      <style:table-column-properties fo:break-before="auto" style:column-width="2.936875cm"/>
    </style:style>
    <style:style style:name="co20" style:family="table-column">
      <style:table-column-properties fo:break-before="auto" style:column-width="3.571875cm"/>
    </style:style>
    <style:style style:name="co21" style:family="table-column">
      <style:table-column-properties fo:break-before="auto" style:column-width="6.32354166666667cm"/>
    </style:style>
    <style:style style:name="co22" style:family="table-column">
      <style:table-column-properties fo:break-before="auto" style:column-width="7.80520833333333cm"/>
    </style:style>
    <style:style style:name="co23" style:family="table-column">
      <style:table-column-properties fo:break-before="auto" style:column-width="2.64583333333333cm"/>
    </style:style>
    <style:style style:name="co24" style:family="table-column">
      <style:table-column-properties fo:break-before="auto" style:column-width="6.93208333333333cm"/>
    </style:style>
    <style:style style:name="co25" style:family="table-column">
      <style:table-column-properties fo:break-before="auto" style:column-width="4.47145833333333cm"/>
    </style:style>
    <style:style style:name="co26" style:family="table-column">
      <style:table-column-properties fo:break-before="auto" style:column-width="7.064375cm"/>
    </style:style>
    <style:style style:name="co27" style:family="table-column">
      <style:table-column-properties fo:break-before="auto" style:column-width="5.10645833333333cm"/>
    </style:style>
    <style:style style:name="co28" style:family="table-column">
      <style:table-column-properties fo:break-before="auto" style:column-width="6.69395833333333cm"/>
    </style:style>
    <style:style style:name="co29" style:family="table-column">
      <style:table-column-properties fo:break-before="auto" style:column-width="5.42395833333333cm"/>
    </style:style>
    <style:style style:name="co30" style:family="table-column">
      <style:table-column-properties fo:break-before="auto" style:column-width="1.77270833333333cm"/>
    </style:style>
    <style:style style:name="co31" style:family="table-column">
      <style:table-column-properties fo:break-before="auto" style:column-width="5.13291666666667cm"/>
    </style:style>
    <style:style style:name="co32" style:family="table-column">
      <style:table-column-properties fo:break-before="auto" style:column-width="5.45041666666667cm"/>
    </style:style>
    <style:style style:name="co33" style:family="table-column">
      <style:table-column-properties fo:break-before="auto" style:column-width="5.318125cm"/>
    </style:style>
    <style:style style:name="co34" style:family="table-column">
      <style:table-column-properties fo:break-before="auto" style:column-width="3.43958333333333cm"/>
    </style:style>
    <style:style style:name="co35" style:family="table-column">
      <style:table-column-properties fo:break-before="auto" style:column-width="5.58270833333333cm"/>
    </style:style>
    <style:style style:name="co36" style:family="table-column">
      <style:table-column-properties fo:break-before="auto" style:column-width="5.18583333333333cm"/>
    </style:style>
    <style:style style:name="co37" style:family="table-column">
      <style:table-column-properties fo:break-before="auto" style:column-width="7.699375cm"/>
    </style:style>
    <style:style style:name="co38" style:family="table-column">
      <style:table-column-properties fo:break-before="auto" style:column-width="3.254375cm"/>
    </style:style>
    <style:style style:name="co39" style:family="table-column">
      <style:table-column-properties fo:break-before="auto" style:column-width="4.63020833333333cm"/>
    </style:style>
    <style:style style:name="co40" style:family="table-column">
      <style:table-column-properties fo:break-before="auto" style:column-width="7.91104166666667cm"/>
    </style:style>
    <style:style style:name="co41" style:family="table-column">
      <style:table-column-properties fo:break-before="auto" style:column-width="4.89479166666667cm"/>
    </style:style>
    <style:style style:name="co42" style:family="table-column">
      <style:table-column-properties fo:break-before="auto" style:column-width="5.02708333333333cm"/>
    </style:style>
    <style:style style:name="co43" style:family="table-column">
      <style:table-column-properties fo:break-before="auto" style:column-width="1.69333333333333cm"/>
    </style:style>
    <style:style style:name="co44" style:family="table-column">
      <style:table-column-properties fo:break-before="auto" style:column-width="4.92125cm"/>
    </style:style>
    <style:style style:name="co45" style:family="table-column">
      <style:table-column-properties fo:break-before="auto" style:column-width="5.92666666666667cm"/>
    </style:style>
    <style:style style:name="co46" style:family="table-column">
      <style:table-column-properties fo:break-before="auto" style:column-width="4.86833333333333cm"/>
    </style:style>
    <style:style style:name="co47" style:family="table-column">
      <style:table-column-properties fo:break-before="auto" style:column-width="5.74145833333333cm"/>
    </style:style>
    <style:style style:name="co48" style:family="table-column">
      <style:table-column-properties fo:break-before="auto" style:column-width="4.365625cm"/>
    </style:style>
    <style:style style:name="co49" style:family="table-column">
      <style:table-column-properties fo:break-before="auto" style:column-width="2.24895833333333cm"/>
    </style:style>
    <style:style style:name="co50" style:family="table-column">
      <style:table-column-properties fo:break-before="auto" style:column-width="33.3375cm"/>
    </style:style>
    <style:style style:name="co51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b023_2026_03_10T17_42_2026_03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0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9" table:default-cell-style-name="ce1"/>
        <table:table-column table:style-name="co32" table:default-cell-style-name="ce1"/>
        <table:table-column table:style-name="co10" table:default-cell-style-name="ce1"/>
        <table:table-column table:style-name="co33" table:default-cell-style-name="ce1"/>
        <table:table-column table:style-name="co34" table:default-cell-style-name="ce1"/>
        <table:table-column table:style-name="co9" table:default-cell-style-name="ce1"/>
        <table:table-column table:style-name="co35" table:default-cell-style-name="ce1"/>
        <table:table-column table:style-name="co20" table:default-cell-style-name="ce1"/>
        <table:table-column table:style-name="co36" table:default-cell-style-name="ce1"/>
        <table:table-column table:style-name="co14" table:default-cell-style-name="ce1"/>
        <table:table-column table:style-name="co37" table:default-cell-style-name="ce1"/>
        <table:table-column table:style-name="co38" table:default-cell-style-name="ce1"/>
        <table:table-column table:style-name="co13" table:default-cell-style-name="ce1"/>
        <table:table-column table:style-name="co11" table:default-cell-style-name="ce1"/>
        <table:table-column table:style-name="co39" table:default-cell-style-name="ce1"/>
        <table:table-column table:style-name="co13" table:default-cell-style-name="ce1"/>
        <table:table-column table:style-name="co40" table:default-cell-style-name="ce1"/>
        <table:table-column table:style-name="co11" table:number-columns-repeated="2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12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49" table:number-columns-repeated="2" table:default-cell-style-name="ce1"/>
        <table:table-column table:style-name="co50" table:number-columns-repeated="2" table:default-cell-style-name="ce1"/>
        <table:table-column table:style-name="co51" table:number-columns-repeated="16318" table:default-cell-style-name="ce1"/>
        <table:table-row table:style-name="ro1">
          <table:table-cell office:value-type="string" table:style-name="ce1">
            <text:p>Timestamp(s)</text:p>
          </table:table-cell>
          <table:table-cell office:value-type="string" table:style-name="ce1">
            <text:p>-</text:p>
          </table:table-cell>
          <table:table-cell office:value-type="string" table:style-name="ce1">
            <text:p>RobotI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RobotId_timestamp</text:p>
          </table:table-cell>
          <table:table-cell office:value-type="string" table:style-name="ce1">
            <text:p>Logs timestamp EST</text:p>
          </table:table-cell>
          <table:table-cell office:value-type="string" table:style-name="ce1">
            <text:p>Short perry ctrl+click</text:p>
          </table:table-cell>
          <table:table-cell office:value-type="string" table:style-name="ce1">
            <text:p>Long perry ctrl+click</text:p>
          </table:table-cell>
          <table:table-cell office:value-type="string" table:style-name="ce1">
            <text:p>Triage comment</text:p>
          </table:table-cell>
          <table:table-cell office:value-type="string" table:style-name="ce1">
            <text:p>L2_STOP_REASON</text:p>
          </table:table-cell>
          <table:table-cell office:value-type="string" table:style-name="ce1">
            <text:p>L1_STOP_REASON</text:p>
          </table:table-cell>
          <table:table-cell office:value-type="string" table:style-name="ce1">
            <text:p>L3_STOP_REASON</text:p>
          </table:table-cell>
          <table:table-cell office:value-type="string" table:style-name="ce1">
            <text:p>STOP_LOCATION_CODE</text:p>
          </table:table-cell>
          <table:table-cell office:value-type="string" table:style-name="ce1">
            <text:p>POSE_X</text:p>
          </table:table-cell>
          <table:table-cell office:value-type="string" table:style-name="ce1">
            <text:p>POSE_Y</text:p>
          </table:table-cell>
          <table:table-cell office:value-type="string" table:style-name="ce1">
            <text:p>STOP_DURATION</text:p>
          </table:table-cell>
          <table:table-cell office:value-type="string" table:style-name="ce1">
            <text:p>class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timePublished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ROBOT_PHI</text:p>
          </table:table-cell>
          <table:table-cell office:value-type="string" table:style-name="ce1">
            <text:p>SICK_CPU_CRC_VERSION_STRING</text:p>
          </table:table-cell>
          <table:table-cell office:value-type="string" table:style-name="ce1">
            <text:p>SICK_REAR_LIDAR_CRC_VERSION_STRING</text:p>
          </table:table-cell>
          <table:table-cell office:value-type="string" table:style-name="ce1">
            <text:p>APPLICATION</text:p>
          </table:table-cell>
          <table:table-cell office:value-type="string" table:style-name="ce1">
            <text:p>DL_CONFIG_ENTRY_POSE_X_OFFSET</text:p>
          </table:table-cell>
          <table:table-cell office:value-type="string" table:style-name="ce1">
            <text:p>NUM_SUB_SICK_STOPS</text:p>
          </table:table-cell>
          <table:table-cell office:value-type="string" table:style-name="ce1">
            <text:p>DL_CONFIG_ENTRY_TURN_TIGHTNESS</text:p>
          </table:table-cell>
          <table:table-cell office:value-type="string" table:style-name="ce1">
            <text:p>SCB_FW_VERSION_STRING</text:p>
          </table:table-cell>
          <table:table-cell office:value-type="string" table:style-name="ce1">
            <text:p>ROS_RUN_ID</text:p>
          </table:table-cell>
          <table:table-cell office:value-type="string" table:style-name="ce1">
            <text:p>ROBOT_NU</text:p>
          </table:table-cell>
          <table:table-cell office:value-type="string" table:style-name="ce1">
            <text:p>NEXUS_SW_VERSION</text:p>
          </table:table-cell>
          <table:table-cell office:value-type="string" table:style-name="ce1">
            <text:p>FLOOR</text:p>
          </table:table-cell>
          <table:table-cell office:value-type="string" table:style-name="ce1">
            <text:p>NRV_SW_VERSION</text:p>
          </table:table-cell>
          <table:table-cell office:value-type="string" table:style-name="ce1">
            <text:p>L2_STOP_REASON</text:p>
          </table:table-cell>
          <table:table-cell office:value-type="string" table:style-name="ce1">
            <text:p>ZP_COMBI_VERSION_STRING</text:p>
          </table:table-cell>
          <table:table-cell office:value-type="string" table:style-name="ce1">
            <text:p>L1_STOP_REASON</text:p>
          </table:table-cell>
          <table:table-cell office:value-type="string" table:style-name="ce1">
            <text:p>VROS_SW_VERSION</text:p>
          </table:table-cell>
          <table:table-cell office:value-type="string" table:style-name="ce1">
            <text:p>ROBOT</text:p>
          </table:table-cell>
          <table:table-cell office:value-type="string" table:style-name="ce1">
            <text:p>SUPPORT_INTERVENTION_MADE</text:p>
          </table:table-cell>
          <table:table-cell office:value-type="string" table:style-name="ce1">
            <text:p>VPORT_FW_VERSION_STRING</text:p>
          </table:table-cell>
          <table:table-cell office:value-type="string" table:style-name="ce1">
            <text:p>POSE_YAW</text:p>
          </table:table-cell>
          <table:table-cell office:value-type="string" table:style-name="ce1">
            <text:p>TIME_OF_EVENT</text:p>
          </table:table-cell>
          <table:table-cell office:value-type="string" table:style-name="ce1">
            <text:p>POSE_Y</text:p>
          </table:table-cell>
          <table:table-cell office:value-type="string" table:style-name="ce1">
            <text:p>SICK_LEFT_LIDAR_CRC_VERSION_STRING</text:p>
          </table:table-cell>
          <table:table-cell office:value-type="string" table:style-name="ce1">
            <text:p>PALLET_LOADED</text:p>
          </table:table-cell>
          <table:table-cell office:value-type="string" table:style-name="ce1">
            <text:p>POSE_X</text:p>
          </table:table-cell>
          <table:table-cell office:value-type="string" table:style-name="ce1">
            <text:p>TNET_FW_VERSION_STRING</text:p>
          </table:table-cell>
          <table:table-cell office:value-type="string" table:style-name="ce1">
            <text:p>DL_CONFIG_NUM_LANES</text:p>
          </table:table-cell>
          <table:table-cell office:value-type="string" table:style-name="ce1">
            <text:p>STOP_DURATION</text:p>
          </table:table-cell>
          <table:table-cell office:value-type="string" table:style-name="ce1">
            <text:p>SICK_RIGHT_LIDAR_CRC_VERSION_STRING</text:p>
          </table:table-cell>
          <table:table-cell office:value-type="string" table:style-name="ce1">
            <text:p>L3_STOP_REASON</text:p>
          </table:table-cell>
          <table:table-cell office:value-type="string" table:style-name="ce1">
            <text:p>TIME_EVENT_PUBLISHED</text:p>
          </table:table-cell>
          <table:table-cell office:value-type="string" table:style-name="ce1">
            <text:p>DL_CONFIG_L2R_SPACING</text:p>
          </table:table-cell>
          <table:table-cell office:value-type="string" table:style-name="ce1">
            <text:p>ZP_EPS_VERSION_STRING</text:p>
          </table:table-cell>
          <table:table-cell office:value-type="string" table:style-name="ce1">
            <text:p>CLIENT</text:p>
          </table:table-cell>
          <table:table-cell office:value-type="string" table:style-name="ce1">
            <text:p>DL_CONFIG_F2B_SPACING</text:p>
          </table:table-cell>
          <table:table-cell office:value-type="string" table:style-name="ce1">
            <text:p>TIME_TO_FIRST_INTERVENTION</text:p>
          </table:table-cell>
          <table:table-cell office:value-type="string" table:style-name="ce1">
            <text:p>STOP_LOCATION_CODE</text:p>
          </table:table-cell>
          <table:table-cell office:value-type="string" table:style-name="ce1">
            <text:p>NUM_SUB_OTHER_STOPS</text:p>
          </table:table-cell>
          <table:table-cell office:value-type="string" table:style-name="ce1">
            <text:p>DL_CONFIG_SPOTS_PER_LANE</text:p>
          </table:table-cell>
          <table:table-cell office:value-type="string" table:style-name="ce1">
            <text:p>NUM_SUB_NRV_STOPS</text:p>
          </table:table-cell>
          <table:table-cell table:number-columns-repeated="16322" table:style-name="ce1"/>
        </table:table-row>
        <table:table-row table:style-name="ro1" table:visibility="filter">
          <table:table-cell office:value-type="float" office:value="1773178981.023" table:style-name="ce1">
            <text:p>1773178981</text:p>
          </table:table-cell>
          <table:table-cell office:value-type="string" table:style-name="ce1">
            <text:p>-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0_2026_03_10T17_43_01__50__.mp4</text:p>
          </table:table-cell>
          <table:table-cell office:value-type="string" table:style-name="ce2">
            <text:p>2026-03-10T17:43:01.023</text:p>
          </table:table-cell>
          <table:table-cell office:value-type="string" office:string-value="short_perry" table:formula="of:=HYPERLINK(&quot;https://b023.prd.us-east-2.aws.vecnarobotics.com:8443/nexus-prime/#playback.perry?robot=AV32CUAXMCJ220&amp;start=2026-03-10T17:42&amp;end=2026-03-10T17:44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0&amp;start=2026-03-10T17:40&amp;end=2026-03-10T17:46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Start 3 Area</text:p>
          </table:table-cell>
          <table:table-cell office:value-type="float" office:value="58.646072387695298" table:style-name="ce1">
            <text:p>58.64607239</text:p>
          </table:table-cell>
          <table:table-cell office:value-type="float" office:value="28.182456970214801" table:style-name="ce1">
            <text:p>28.18245697</text:p>
          </table:table-cell>
          <table:table-cell office:value-type="float" office:value="19.408339452" table:style-name="ce1">
            <text:p>19.40833945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dcc65cc0-aa09-48b3-a351-d9ec63e6d76b</text:p>
          </table:table-cell>
          <table:table-cell office:value-type="string" table:style-name="ce1">
            <text:p>69b09082b5d44b0fd9854450</text:p>
          </table:table-cell>
          <table:table-cell office:value-type="float" office:value="1773179010555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1.7453292384743699E-3" table:style-name="ce1">
            <text:p>0.001745329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511d75c-1cc9-11f1-91b4-000e8e97b6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-1.5469583272934" table:style-name="ce1">
            <text:p>-1.546958327</text:p>
          </table:table-cell>
          <table:table-cell office:value-type="string" table:style-name="ce1">
            <text:p>2026-03-10T21:43:01.023-0000</text:p>
          </table:table-cell>
          <table:table-cell office:value-type="float" office:value="28.182456970214801" table:style-name="ce1">
            <text:p>28.18245697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58.646072387695298" table:style-name="ce1">
            <text:p>58.6460723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9.408339452" table:style-name="ce1">
            <text:p>19.40833945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1:43:30.555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Start 3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0&amp;start=2026-03-10T17:42&amp;end=2026-03-10T17:44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0&amp;start=2026-03-10T17:40&amp;end=2026-03-10T17:46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79030.033" table:style-name="ce1">
            <text:p>1773179030</text:p>
          </table:table-cell>
          <table:table-cell office:value-type="string" table:style-name="ce1">
            <text:p>-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0_2026_03_10T17_43_50__47__.mp4</text:p>
          </table:table-cell>
          <table:table-cell office:value-type="string" table:style-name="ce2">
            <text:p>2026-03-10T17:43:50.033</text:p>
          </table:table-cell>
          <table:table-cell office:value-type="string" office:string-value="short_perry" table:formula="of:=HYPERLINK(&quot;https://b023.prd.us-east-2.aws.vecnarobotics.com:8443/nexus-prime/#playback.perry?robot=AV32CUAXMCJ220&amp;start=2026-03-10T17:43&amp;end=2026-03-10T17:45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0&amp;start=2026-03-10T17:41&amp;end=2026-03-10T17:47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RAS + 3-deep Area</text:p>
          </table:table-cell>
          <table:table-cell office:value-type="float" office:value="30.759075292150499" table:style-name="ce1">
            <text:p>30.75907529</text:p>
          </table:table-cell>
          <table:table-cell office:value-type="float" office:value="23.541668971323698" table:style-name="ce1">
            <text:p>23.54166897</text:p>
          </table:table-cell>
          <table:table-cell office:value-type="float" office:value="27.608028577999999" table:style-name="ce1">
            <text:p>27.60802858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0396acd9-128a-4190-985f-57920bf4eec7</text:p>
          </table:table-cell>
          <table:table-cell office:value-type="string" table:style-name="ce1">
            <text:p>69b090b0b5d44b0fd9855656</text:p>
          </table:table-cell>
          <table:table-cell office:value-type="float" office:value="1773179056941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-0.50282937288284302" table:style-name="ce1">
            <text:p>-0.502829373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511d75c-1cc9-11f1-91b4-000e8e97b659</text:p>
          </table:table-cell>
          <table:table-cell office:value-type="float" office:value="6.7000001668930095E-2" table:style-name="ce1">
            <text:p>0.067000002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3.03222873503716" table:style-name="ce1">
            <text:p>3.032228735</text:p>
          </table:table-cell>
          <table:table-cell office:value-type="string" table:style-name="ce1">
            <text:p>2026-03-10T21:43:50.033-0000</text:p>
          </table:table-cell>
          <table:table-cell office:value-type="float" office:value="23.541668971323698" table:style-name="ce1">
            <text:p>23.54166897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30.759075292150499" table:style-name="ce1">
            <text:p>30.7590752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7.608028577999999" table:style-name="ce1">
            <text:p>27.60802858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1:44:16.941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RAS + 3-deep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0&amp;start=2026-03-10T17:43&amp;end=2026-03-10T17:45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0&amp;start=2026-03-10T17:41&amp;end=2026-03-10T17:47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79059.148" table:style-name="ce1">
            <text:p>1773179059</text:p>
          </table:table-cell>
          <table:table-cell office:value-type="string" table:style-name="ce1">
            <text:p>-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0_2026_03_10T17_44_19__55__.mp4</text:p>
          </table:table-cell>
          <table:table-cell office:value-type="string" table:style-name="ce2">
            <text:p>2026-03-10T17:44:19.148</text:p>
          </table:table-cell>
          <table:table-cell office:value-type="string" office:string-value="short_perry" table:formula="of:=HYPERLINK(&quot;https://b023.prd.us-east-2.aws.vecnarobotics.com:8443/nexus-prime/#playback.perry?robot=AV32CUAXMCJ220&amp;start=2026-03-10T17:43&amp;end=2026-03-10T17:45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0&amp;start=2026-03-10T17:41&amp;end=2026-03-10T17:47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RAS + 3-deep Area</text:p>
          </table:table-cell>
          <table:table-cell office:value-type="float" office:value="27.832623248540202" table:style-name="ce1">
            <text:p>27.83262325</text:p>
          </table:table-cell>
          <table:table-cell office:value-type="float" office:value="23.988284386813" table:style-name="ce1">
            <text:p>23.98828439</text:p>
          </table:table-cell>
          <table:table-cell office:value-type="float" office:value="66.101231486000003" table:style-name="ce1">
            <text:p>66.10123149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1a5b2adb-23c0-4bab-8879-43721c223409</text:p>
          </table:table-cell>
          <table:table-cell office:value-type="string" table:style-name="ce1">
            <text:p>69b090fab5d44b0fd9857419</text:p>
          </table:table-cell>
          <table:table-cell office:value-type="float" office:value="1773179130847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3.6651913542300502E-3" table:style-name="ce1">
            <text:p>0.003665191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511d75c-1cc9-11f1-91b4-000e8e97b6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3.0539150174491199" table:style-name="ce1">
            <text:p>3.053915017</text:p>
          </table:table-cell>
          <table:table-cell office:value-type="string" table:style-name="ce1">
            <text:p>2026-03-10T21:44:19.148-0000</text:p>
          </table:table-cell>
          <table:table-cell office:value-type="float" office:value="23.988284386813" table:style-name="ce1">
            <text:p>23.98828439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27.832623248540202" table:style-name="ce1">
            <text:p>27.8326232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6.101231486000003" table:style-name="ce1">
            <text:p>66.10123149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1:45:30.847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RAS + 3-deep Are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0&amp;start=2026-03-10T17:43&amp;end=2026-03-10T17:45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0&amp;start=2026-03-10T17:41&amp;end=2026-03-10T17:47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79251.0380001" table:style-name="ce1">
            <text:p>1773179251</text:p>
          </table:table-cell>
          <table:table-cell office:value-type="string" table:style-name="ce1">
            <text:p>-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0_2026_03_10T17_47_31__42__.mp4</text:p>
          </table:table-cell>
          <table:table-cell office:value-type="string" table:style-name="ce2">
            <text:p>2026-03-10T17:47:31.038</text:p>
          </table:table-cell>
          <table:table-cell office:value-type="string" office:string-value="short_perry" table:formula="of:=HYPERLINK(&quot;https://b023.prd.us-east-2.aws.vecnarobotics.com:8443/nexus-prime/#playback.perry?robot=AV32CUAXMCJ220&amp;start=2026-03-10T17:47&amp;end=2026-03-10T17:49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0&amp;start=2026-03-10T17:45&amp;end=2026-03-10T17:51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Narrow Aisle Area</text:p>
          </table:table-cell>
          <table:table-cell office:value-type="float" office:value="47.615124572366" table:style-name="ce1">
            <text:p>47.61512457</text:p>
          </table:table-cell>
          <table:table-cell office:value-type="float" office:value="20.026901360254101" table:style-name="ce1">
            <text:p>20.02690136</text:p>
          </table:table-cell>
          <table:table-cell office:value-type="float" office:value="12.487070814999999" table:style-name="ce1">
            <text:p>12.48707082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a2152f7f-6c19-465d-95b8-e8e1f882d41a</text:p>
          </table:table-cell>
          <table:table-cell office:value-type="string" table:style-name="ce1">
            <text:p>69b09185b5d44b0fd985ae51</text:p>
          </table:table-cell>
          <table:table-cell office:value-type="float" office:value="1773179269055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2.6529004797339401E-2" table:style-name="ce1">
            <text:p>0.026529005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511d75c-1cc9-11f1-91b4-000e8e97b659</text:p>
          </table:table-cell>
          <table:table-cell office:value-type="float" office:value="4.9999994225800003E-3" table:style-name="ce1">
            <text:p>0.004999999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1.4092055114582501E-2" table:style-name="ce1">
            <text:p>0.014092055</text:p>
          </table:table-cell>
          <table:table-cell office:value-type="string" table:style-name="ce1">
            <text:p>2026-03-10T21:47:31.038-0000</text:p>
          </table:table-cell>
          <table:table-cell office:value-type="float" office:value="20.026901360254101" table:style-name="ce1">
            <text:p>20.02690136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float" office:value="47.615124572366" table:style-name="ce1">
            <text:p>47.61512457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2.487070814999999" table:style-name="ce1">
            <text:p>12.48707082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1:47:49.055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Narrow Aisle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0&amp;start=2026-03-10T17:47&amp;end=2026-03-10T17:49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0&amp;start=2026-03-10T17:45&amp;end=2026-03-10T17:51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79487.4430001" table:style-name="ce1">
            <text:p>1773179487</text:p>
          </table:table-cell>
          <table:table-cell office:value-type="string" table:style-name="ce1">
            <text:p>-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0_2026_03_10T17_51_27__58__.mp4</text:p>
          </table:table-cell>
          <table:table-cell office:value-type="string" table:style-name="ce2">
            <text:p>2026-03-10T17:51:27.443</text:p>
          </table:table-cell>
          <table:table-cell office:value-type="string" office:string-value="short_perry" table:formula="of:=HYPERLINK(&quot;https://b023.prd.us-east-2.aws.vecnarobotics.com:8443/nexus-prime/#playback.perry?robot=AV32CUAXMCJ220&amp;start=2026-03-10T17:50&amp;end=2026-03-10T17:52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0&amp;start=2026-03-10T17:48&amp;end=2026-03-10T17:54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C0B0F33A31</text:p>
          </table:table-cell>
          <table:table-cell office:value-type="float" office:value="55.826181784745799" table:style-name="ce1">
            <text:p>55.82618178</text:p>
          </table:table-cell>
          <table:table-cell office:value-type="float" office:value="21.052896490279601" table:style-name="ce1">
            <text:p>21.05289649</text:p>
          </table:table-cell>
          <table:table-cell office:value-type="float" office:value="11.284353067" table:style-name="ce1">
            <text:p>11.28435307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5743766a-c801-485f-9eeb-349fd1015bc2</text:p>
          </table:table-cell>
          <table:table-cell office:value-type="string" table:style-name="ce1">
            <text:p>69b09271b5d44b0fd986118c</text:p>
          </table:table-cell>
          <table:table-cell office:value-type="float" office:value="1773179505040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-3.03687285631895E-2" table:style-name="ce1">
            <text:p>-0.030368729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511d75c-1cc9-11f1-91b4-000e8e97b659</text:p>
          </table:table-cell>
          <table:table-cell office:value-type="float" office:value="-3.6999996751546901E-2" table:style-name="ce1">
            <text:p>-0.036999997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2.2173768283871399E-2" table:style-name="ce1">
            <text:p>0.022173768</text:p>
          </table:table-cell>
          <table:table-cell office:value-type="string" table:style-name="ce1">
            <text:p>2026-03-10T21:51:27.443-0000</text:p>
          </table:table-cell>
          <table:table-cell office:value-type="float" office:value="21.052896490279601" table:style-name="ce1">
            <text:p>21.05289649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float" office:value="55.826181784745799" table:style-name="ce1">
            <text:p>55.8261817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1.284353067" table:style-name="ce1">
            <text:p>11.28435307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1:51:45.040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0B0F33A3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0&amp;start=2026-03-10T17:50&amp;end=2026-03-10T17:52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0&amp;start=2026-03-10T17:48&amp;end=2026-03-10T17:54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79510.1489999" table:style-name="ce1">
            <text:p>1773179510</text:p>
          </table:table-cell>
          <table:table-cell office:value-type="string" table:style-name="ce1">
            <text:p>-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0_2026_03_10T17_51_50__47__.mp4</text:p>
          </table:table-cell>
          <table:table-cell office:value-type="string" table:style-name="ce2">
            <text:p>2026-03-10T17:51:50.149</text:p>
          </table:table-cell>
          <table:table-cell office:value-type="string" office:string-value="short_perry" table:formula="of:=HYPERLINK(&quot;https://b023.prd.us-east-2.aws.vecnarobotics.com:8443/nexus-prime/#playback.perry?robot=AV32CUAXMCJ220&amp;start=2026-03-10T17:51&amp;end=2026-03-10T17:53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0&amp;start=2026-03-10T17:49&amp;end=2026-03-10T17:55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10-deep Area</text:p>
          </table:table-cell>
          <table:table-cell office:value-type="float" office:value="61.689453246095901" table:style-name="ce1">
            <text:p>61.68945325</text:p>
          </table:table-cell>
          <table:table-cell office:value-type="float" office:value="21.001939967230999" table:style-name="ce1">
            <text:p>21.00193997</text:p>
          </table:table-cell>
          <table:table-cell office:value-type="float" office:value="72.669180961999999" table:style-name="ce1">
            <text:p>72.66918096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aa3a395d-d740-4404-a597-6cb691004c91</text:p>
          </table:table-cell>
          <table:table-cell office:value-type="string" table:style-name="ce1">
            <text:p>69b092c2b5d44b0fd9863675</text:p>
          </table:table-cell>
          <table:table-cell office:value-type="float" office:value="1773179586237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-1.7453292384743699E-3" table:style-name="ce1">
            <text:p>-0.001745329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511d75c-1cc9-11f1-91b4-000e8e97b659</text:p>
          </table:table-cell>
          <table:table-cell office:value-type="float" office:value="0.89300000667571999" table:style-name="ce1">
            <text:p>0.893000007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-1.4294026902746599E-2" table:style-name="ce1">
            <text:p>-0.014294027</text:p>
          </table:table-cell>
          <table:table-cell office:value-type="string" table:style-name="ce1">
            <text:p>2026-03-10T21:51:50.149-0000</text:p>
          </table:table-cell>
          <table:table-cell office:value-type="float" office:value="21.001939967230999" table:style-name="ce1">
            <text:p>21.00193997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float" office:value="61.689453246095901" table:style-name="ce1">
            <text:p>61.6894532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2.669180961999999" table:style-name="ce1">
            <text:p>72.66918096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1:53:06.237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10-deep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0&amp;start=2026-03-10T17:51&amp;end=2026-03-10T17:53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0&amp;start=2026-03-10T17:49&amp;end=2026-03-10T17:55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79815.934" table:style-name="ce1">
            <text:p>1773179816</text:p>
          </table:table-cell>
          <table:table-cell office:value-type="string" table:style-name="ce1">
            <text:p>-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0_2026_03_10T17_56_55__49__.mp4</text:p>
          </table:table-cell>
          <table:table-cell office:value-type="string" table:style-name="ce2">
            <text:p>2026-03-10T17:56:55.934</text:p>
          </table:table-cell>
          <table:table-cell office:value-type="string" office:string-value="short_perry" table:formula="of:=HYPERLINK(&quot;https://b023.prd.us-east-2.aws.vecnarobotics.com:8443/nexus-prime/#playback.perry?robot=AV32CUAXMCJ220&amp;start=2026-03-10T17:56&amp;end=2026-03-10T17:58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0&amp;start=2026-03-10T17:54&amp;end=2026-03-10T18:00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10-deep Area</text:p>
          </table:table-cell>
          <table:table-cell office:value-type="float" office:value="60.287380408341697" table:style-name="ce1">
            <text:p>60.28738041</text:p>
          </table:table-cell>
          <table:table-cell office:value-type="float" office:value="21.0634715412479" table:style-name="ce1">
            <text:p>21.06347154</text:p>
          </table:table-cell>
          <table:table-cell office:value-type="float" office:value="47.087451180999999" table:style-name="ce1">
            <text:p>47.08745118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302edb4d-9f6c-4d2f-bae1-fcf3c69ca12e</text:p>
          </table:table-cell>
          <table:table-cell office:value-type="string" table:style-name="ce1">
            <text:p>69b093dab5d44b0fd986af48</text:p>
          </table:table-cell>
          <table:table-cell office:value-type="float" office:value="1773179866950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-1.2217304902151201E-3" table:style-name="ce1">
            <text:p>-0.00122173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511d75c-1cc9-11f1-91b4-000e8e97b659</text:p>
          </table:table-cell>
          <table:table-cell office:value-type="float" office:value="9.9999988451600092E-3" table:style-name="ce1">
            <text:p>0.009999999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-1.45570232267947E-2" table:style-name="ce1">
            <text:p>-0.014557023</text:p>
          </table:table-cell>
          <table:table-cell office:value-type="string" table:style-name="ce1">
            <text:p>2026-03-10T21:56:55.934-0000</text:p>
          </table:table-cell>
          <table:table-cell office:value-type="float" office:value="21.0634715412479" table:style-name="ce1">
            <text:p>21.06347154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float" office:value="60.287380408341697" table:style-name="ce1">
            <text:p>60.2873804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7.087451180999999" table:style-name="ce1">
            <text:p>47.08745118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1:57:46.950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10-deep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0&amp;start=2026-03-10T17:56&amp;end=2026-03-10T17:58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0&amp;start=2026-03-10T17:54&amp;end=2026-03-10T18:00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0080.3210001" table:style-name="ce1">
            <text:p>1773180080</text:p>
          </table:table-cell>
          <table:table-cell office:value-type="string" table:style-name="ce1">
            <text:p>-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0_2026_03_10T18_01_20__56__.mp4</text:p>
          </table:table-cell>
          <table:table-cell office:value-type="string" table:style-name="ce2">
            <text:p>2026-03-10T18:01:20.321</text:p>
          </table:table-cell>
          <table:table-cell office:value-type="string" office:string-value="short_perry" table:formula="of:=HYPERLINK(&quot;https://b023.prd.us-east-2.aws.vecnarobotics.com:8443/nexus-prime/#playback.perry?robot=AV32CUAXMCJ220&amp;start=2026-03-10T18:00&amp;end=2026-03-10T18:02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0&amp;start=2026-03-10T17:58&amp;end=2026-03-10T18:04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10-deep Area</text:p>
          </table:table-cell>
          <table:table-cell office:value-type="float" office:value="60.302502017710701" table:style-name="ce1">
            <text:p>60.30250202</text:p>
          </table:table-cell>
          <table:table-cell office:value-type="float" office:value="21.063703962706199" table:style-name="ce1">
            <text:p>21.06370396</text:p>
          </table:table-cell>
          <table:table-cell office:value-type="float" office:value="46.810898299000002" table:style-name="ce1">
            <text:p>46.8108983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319acbc5-5ab6-4b11-bf02-edc0adce25e4</text:p>
          </table:table-cell>
          <table:table-cell office:value-type="string" table:style-name="ce1">
            <text:p>69b094e3b5d44b0fd9871ecd</text:p>
          </table:table-cell>
          <table:table-cell office:value-type="float" office:value="1773180131035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-1.9547687843442001E-2" table:style-name="ce1">
            <text:p>-0.019547688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511d75c-1cc9-11f1-91b4-000e8e97b659</text:p>
          </table:table-cell>
          <table:table-cell office:value-type="float" office:value="-6.99999975040555E-3" table:style-name="ce1">
            <text:p>-0.007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-1.20914056150559E-2" table:style-name="ce1">
            <text:p>-0.012091406</text:p>
          </table:table-cell>
          <table:table-cell office:value-type="string" table:style-name="ce1">
            <text:p>2026-03-10T22:01:20.321-0000</text:p>
          </table:table-cell>
          <table:table-cell office:value-type="float" office:value="21.063703962706199" table:style-name="ce1">
            <text:p>21.06370396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float" office:value="60.302502017710701" table:style-name="ce1">
            <text:p>60.3025020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6.810898299000002" table:style-name="ce1">
            <text:p>46.8108983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2:02:11.035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10-deep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0&amp;start=2026-03-10T18:00&amp;end=2026-03-10T18:02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0&amp;start=2026-03-10T17:58&amp;end=2026-03-10T18:04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0236.1389999" table:style-name="ce1">
            <text:p>1773180236</text:p>
          </table:table-cell>
          <table:table-cell office:value-type="string" table:style-name="ce1">
            <text:p>-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0_2026_03_10T18_03_56__49__.mp4</text:p>
          </table:table-cell>
          <table:table-cell office:value-type="string" table:style-name="ce2">
            <text:p>2026-03-10T18:03:56.139</text:p>
          </table:table-cell>
          <table:table-cell office:value-type="string" office:string-value="short_perry" table:formula="of:=HYPERLINK(&quot;https://b023.prd.us-east-2.aws.vecnarobotics.com:8443/nexus-prime/#playback.perry?robot=AV32CUAXMCJ220&amp;start=2026-03-10T18:03&amp;end=2026-03-10T18:05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0&amp;start=2026-03-10T18:01&amp;end=2026-03-10T18:07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AG + 2-deep Area</text:p>
          </table:table-cell>
          <table:table-cell office:value-type="float" office:value="35.265639595779298" table:style-name="ce1">
            <text:p>35.2656396</text:p>
          </table:table-cell>
          <table:table-cell office:value-type="float" office:value="23.368532341247501" table:style-name="ce1">
            <text:p>23.36853234</text:p>
          </table:table-cell>
          <table:table-cell office:value-type="float" office:value="20.208708704999999" table:style-name="ce1">
            <text:p>20.20870871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dbd8839d-d009-42fa-806a-430b7ccd2045</text:p>
          </table:table-cell>
          <table:table-cell office:value-type="string" table:style-name="ce1">
            <text:p>69b09565b5d44b0fd9875505</text:p>
          </table:table-cell>
          <table:table-cell office:value-type="float" office:value="1773180261032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-7.3303827084600899E-3" table:style-name="ce1">
            <text:p>-0.007330383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511d75c-1cc9-11f1-91b4-000e8e97b6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3.1181456547831199" table:style-name="ce1">
            <text:p>3.118145655</text:p>
          </table:table-cell>
          <table:table-cell office:value-type="string" table:style-name="ce1">
            <text:p>2026-03-10T22:03:56.139-0000</text:p>
          </table:table-cell>
          <table:table-cell office:value-type="float" office:value="23.368532341247501" table:style-name="ce1">
            <text:p>23.36853234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35.265639595779298" table:style-name="ce1">
            <text:p>35.265639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0.208708704999999" table:style-name="ce1">
            <text:p>20.20870871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2:04:21.032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AG + 2-deep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0&amp;start=2026-03-10T18:03&amp;end=2026-03-10T18:05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0&amp;start=2026-03-10T18:01&amp;end=2026-03-10T18:07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0266.142" table:style-name="ce1">
            <text:p>1773180266</text:p>
          </table:table-cell>
          <table:table-cell office:value-type="string" table:style-name="ce1">
            <text:p>-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0_2026_03_10T18_04_26__57__.mp4</text:p>
          </table:table-cell>
          <table:table-cell office:value-type="string" table:style-name="ce2">
            <text:p>2026-03-10T18:04:26.142</text:p>
          </table:table-cell>
          <table:table-cell office:value-type="string" office:string-value="short_perry" table:formula="of:=HYPERLINK(&quot;https://b023.prd.us-east-2.aws.vecnarobotics.com:8443/nexus-prime/#playback.perry?robot=AV32CUAXMCJ220&amp;start=2026-03-10T18:03&amp;end=2026-03-10T18:05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0&amp;start=2026-03-10T18:01&amp;end=2026-03-10T18:07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RAS + 3-deep Area</text:p>
          </table:table-cell>
          <table:table-cell office:value-type="float" office:value="27.151159521427999" table:style-name="ce1">
            <text:p>27.15115952</text:p>
          </table:table-cell>
          <table:table-cell office:value-type="float" office:value="24.0696092280572" table:style-name="ce1">
            <text:p>24.06960923</text:p>
          </table:table-cell>
          <table:table-cell office:value-type="float" office:value="15.397351971000001" table:style-name="ce1">
            <text:p>15.39735197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60158612-d318-4f98-833f-8cf69def3066</text:p>
          </table:table-cell>
          <table:table-cell office:value-type="string" table:style-name="ce1">
            <text:p>69b0957cb5d44b0fd9875ed9</text:p>
          </table:table-cell>
          <table:table-cell office:value-type="float" office:value="1773180284146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5.6897733360529001E-2" table:style-name="ce1">
            <text:p>0.056897733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511d75c-1cc9-11f1-91b4-000e8e97b659</text:p>
          </table:table-cell>
          <table:table-cell office:value-type="float" office:value="0.40999999642372098" table:style-name="ce1">
            <text:p>0.409999996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3.0631282441603398" table:style-name="ce1">
            <text:p>3.063128244</text:p>
          </table:table-cell>
          <table:table-cell office:value-type="string" table:style-name="ce1">
            <text:p>2026-03-10T22:04:26.142-0000</text:p>
          </table:table-cell>
          <table:table-cell office:value-type="float" office:value="24.0696092280572" table:style-name="ce1">
            <text:p>24.06960923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27.151159521427999" table:style-name="ce1">
            <text:p>27.1511595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5.397351971000001" table:style-name="ce1">
            <text:p>15.39735197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2:04:44.146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RAS + 3-deep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0&amp;start=2026-03-10T18:03&amp;end=2026-03-10T18:05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0&amp;start=2026-03-10T18:01&amp;end=2026-03-10T18:07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0500.2279999" table:style-name="ce1">
            <text:p>1773180500</text:p>
          </table:table-cell>
          <table:table-cell office:value-type="string" table:style-name="ce1">
            <text:p>-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0_2026_03_10T18_08_20__56__.mp4</text:p>
          </table:table-cell>
          <table:table-cell office:value-type="string" table:style-name="ce2">
            <text:p>2026-03-10T18:08:20.228</text:p>
          </table:table-cell>
          <table:table-cell office:value-type="string" office:string-value="short_perry" table:formula="of:=HYPERLINK(&quot;https://b023.prd.us-east-2.aws.vecnarobotics.com:8443/nexus-prime/#playback.perry?robot=AV32CUAXMCJ220&amp;start=2026-03-10T18:07&amp;end=2026-03-10T18:09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0&amp;start=2026-03-10T18:05&amp;end=2026-03-10T18:11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AG + 2-deep Area</text:p>
          </table:table-cell>
          <table:table-cell office:value-type="float" office:value="35.248713217647499" table:style-name="ce1">
            <text:p>35.24871322</text:p>
          </table:table-cell>
          <table:table-cell office:value-type="float" office:value="23.359149632804101" table:style-name="ce1">
            <text:p>23.35914963</text:p>
          </table:table-cell>
          <table:table-cell office:value-type="float" office:value="84.208986827000004" table:style-name="ce1">
            <text:p>84.20898683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37acf5d1-7582-4f86-a277-77cb4e335060</text:p>
          </table:table-cell>
          <table:table-cell office:value-type="string" table:style-name="ce1">
            <text:p>69b096aab5d44b0fd987dc2e</text:p>
          </table:table-cell>
          <table:table-cell office:value-type="float" office:value="1773180586528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2.6179938577115501E-3" table:style-name="ce1">
            <text:p>0.002617994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511d75c-1cc9-11f1-91b4-000e8e97b659</text:p>
          </table:table-cell>
          <table:table-cell office:value-type="float" office:value="2.4000000208616298E-2" table:style-name="ce1">
            <text:p>0.024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3.1137966362715899" table:style-name="ce1">
            <text:p>3.113796636</text:p>
          </table:table-cell>
          <table:table-cell office:value-type="string" table:style-name="ce1">
            <text:p>2026-03-10T22:08:20.228-0000</text:p>
          </table:table-cell>
          <table:table-cell office:value-type="float" office:value="23.359149632804101" table:style-name="ce1">
            <text:p>23.35914963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35.248713217647499" table:style-name="ce1">
            <text:p>35.2487132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84.208986827000004" table:style-name="ce1">
            <text:p>84.20898683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2:09:46.528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AG + 2-deep Are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0&amp;start=2026-03-10T18:07&amp;end=2026-03-10T18:09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0&amp;start=2026-03-10T18:05&amp;end=2026-03-10T18:11&amp;tz=America/New_York" &amp;&amp; sleep 3</text:p>
          </table:table-cell>
          <table:table-cell table:number-columns-repeated="16318"/>
        </table:table-row>
        <table:table-row table:style-name="ro1">
          <table:table-cell office:value-type="float" office:value="1773180594.937" table:style-name="ce1">
            <text:p>1773180595</text:p>
          </table:table-cell>
          <table:table-cell office:value-type="string" table:style-name="ce1">
            <text:p>-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0_2026_03_10T18_09_54__48__.mp4</text:p>
          </table:table-cell>
          <table:table-cell office:value-type="string" table:style-name="ce2">
            <text:p>2026-03-10T18:09:54.937</text:p>
          </table:table-cell>
          <table:table-cell office:value-type="string" office:string-value="short_perry" table:formula="of:=HYPERLINK(&quot;https://b023.prd.us-east-2.aws.vecnarobotics.com:8443/nexus-prime/#playback.perry?robot=AV32CUAXMCJ220&amp;start=2026-03-10T18:09&amp;end=2026-03-10T18:11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0&amp;start=2026-03-10T18:07&amp;end=2026-03-10T18:13&amp;tz=America/New_York&quot;;&quot;long_perry&quot;)" table:style-name="ce1">
            <text:p>long_perry</text:p>
          </table:table-cell>
          <table:table-cell office:value-type="string" table:style-name="ce1">
            <text:p>detected pillar as obstacle RLS-33802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PATH_VERIFICATION_FAILED</text:p>
          </table:table-cell>
          <table:table-cell office:value-type="string" table:style-name="ce1">
            <text:p>LOBSTER RAS + 3-deep Area</text:p>
          </table:table-cell>
          <table:table-cell office:value-type="float" office:value="25.118810728421401" table:style-name="ce1">
            <text:p>25.11881073</text:p>
          </table:table-cell>
          <table:table-cell office:value-type="float" office:value="24.2087432095502" table:style-name="ce1">
            <text:p>24.20874321</text:p>
          </table:table-cell>
          <table:table-cell office:value-type="float" office:value="8.4028388980000006" table:style-name="ce1">
            <text:p>8.402838898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dfb55e2a-7726-481b-8d6b-0e868fd75dd9</text:p>
          </table:table-cell>
          <table:table-cell office:value-type="string" table:style-name="ce1">
            <text:p>69b096bbb5d44b0fd987e2e3</text:p>
          </table:table-cell>
          <table:table-cell office:value-type="float" office:value="1773180603341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0.54471725225448597" table:style-name="ce1">
            <text:p>0.544717252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511d75c-1cc9-11f1-91b4-000e8e97b6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3.0828012867579302" table:style-name="ce1">
            <text:p>3.082801287</text:p>
          </table:table-cell>
          <table:table-cell office:value-type="string" table:style-name="ce1">
            <text:p>2026-03-10T22:09:54.937-0000</text:p>
          </table:table-cell>
          <table:table-cell office:value-type="float" office:value="24.2087432095502" table:style-name="ce1">
            <text:p>24.20874321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25.118810728421401" table:style-name="ce1">
            <text:p>25.1188107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8.4028388980000006" table:style-name="ce1">
            <text:p>8.402838898</text:p>
          </table:table-cell>
          <table:table-cell table:style-name="ce1"/>
          <table:table-cell office:value-type="string" table:style-name="ce1">
            <text:p>PATH_VERIFICATION_FAILED</text:p>
          </table:table-cell>
          <table:table-cell office:value-type="string" table:style-name="ce1">
            <text:p>2026-03-10T22:10:03.341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RAS + 3-deep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0&amp;start=2026-03-10T18:09&amp;end=2026-03-10T18:11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0&amp;start=2026-03-10T18:07&amp;end=2026-03-10T18:13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0929.029" table:style-name="ce1">
            <text:p>1773180929</text:p>
          </table:table-cell>
          <table:table-cell office:value-type="string" table:style-name="ce1">
            <text:p>-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0_2026_03_10T18_15_29__58__.mp4</text:p>
          </table:table-cell>
          <table:table-cell office:value-type="string" table:style-name="ce2">
            <text:p>2026-03-10T18:15:29.029</text:p>
          </table:table-cell>
          <table:table-cell office:value-type="string" office:string-value="short_perry" table:formula="of:=HYPERLINK(&quot;https://b023.prd.us-east-2.aws.vecnarobotics.com:8443/nexus-prime/#playback.perry?robot=AV32CUAXMCJ220&amp;start=2026-03-10T18:14&amp;end=2026-03-10T18:16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0&amp;start=2026-03-10T18:12&amp;end=2026-03-10T18:18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RAS + 3-deep Area</text:p>
          </table:table-cell>
          <table:table-cell office:value-type="float" office:value="29.0749690080942" table:style-name="ce1">
            <text:p>29.07496901</text:p>
          </table:table-cell>
          <table:table-cell office:value-type="float" office:value="23.3822193970549" table:style-name="ce1">
            <text:p>23.3822194</text:p>
          </table:table-cell>
          <table:table-cell office:value-type="float" office:value="9.1990835359999998" table:style-name="ce1">
            <text:p>9.199083536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038fb472-5cb5-4b4b-9cdc-2f2bc6a522a4</text:p>
          </table:table-cell>
          <table:table-cell office:value-type="string" table:style-name="ce1">
            <text:p>69b0980eb5d44b0fd9887568</text:p>
          </table:table-cell>
          <table:table-cell office:value-type="float" office:value="1773180942128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-2.19911485910416E-2" table:style-name="ce1">
            <text:p>-0.021991149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511d75c-1cc9-11f1-91b4-000e8e97b659</text:p>
          </table:table-cell>
          <table:table-cell office:value-type="float" office:value="-3.9000000804662698E-2" table:style-name="ce1">
            <text:p>-0.039000001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3.1266397710570599" table:style-name="ce1">
            <text:p>3.126639771</text:p>
          </table:table-cell>
          <table:table-cell office:value-type="string" table:style-name="ce1">
            <text:p>2026-03-10T22:15:29.029-0000</text:p>
          </table:table-cell>
          <table:table-cell office:value-type="float" office:value="23.3822193970549" table:style-name="ce1">
            <text:p>23.3822194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float" office:value="29.0749690080942" table:style-name="ce1">
            <text:p>29.0749690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9.1990835359999998" table:style-name="ce1">
            <text:p>9.199083536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2:15:42.128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RAS + 3-deep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0&amp;start=2026-03-10T18:14&amp;end=2026-03-10T18:16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0&amp;start=2026-03-10T18:12&amp;end=2026-03-10T18:18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0990.5420001" table:style-name="ce1">
            <text:p>1773180991</text:p>
          </table:table-cell>
          <table:table-cell office:value-type="string" table:style-name="ce1">
            <text:p>-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0_2026_03_10T18_16_30__42__.mp4</text:p>
          </table:table-cell>
          <table:table-cell office:value-type="string" table:style-name="ce2">
            <text:p>2026-03-10T18:16:30.542</text:p>
          </table:table-cell>
          <table:table-cell office:value-type="string" office:string-value="short_perry" table:formula="of:=HYPERLINK(&quot;https://b023.prd.us-east-2.aws.vecnarobotics.com:8443/nexus-prime/#playback.perry?robot=AV32CUAXMCJ220&amp;start=2026-03-10T18:16&amp;end=2026-03-10T18:18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0&amp;start=2026-03-10T18:14&amp;end=2026-03-10T18:20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10-deep Area</text:p>
          </table:table-cell>
          <table:table-cell office:value-type="float" office:value="60.263899741220598" table:style-name="ce1">
            <text:p>60.26389974</text:p>
          </table:table-cell>
          <table:table-cell office:value-type="float" office:value="21.113571293326899" table:style-name="ce1">
            <text:p>21.11357129</text:p>
          </table:table-cell>
          <table:table-cell office:value-type="float" office:value="42.698356064000002" table:style-name="ce1">
            <text:p>42.69835606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791b96a7-7c2d-4d7f-951e-b85fc1a61e32</text:p>
          </table:table-cell>
          <table:table-cell office:value-type="string" table:style-name="ce1">
            <text:p>69b0986db5d44b0fd9889bb7</text:p>
          </table:table-cell>
          <table:table-cell office:value-type="float" office:value="1773181037129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-1.7627824097871801E-2" table:style-name="ce1">
            <text:p>-0.017627824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511d75c-1cc9-11f1-91b4-000e8e97b659</text:p>
          </table:table-cell>
          <table:table-cell office:value-type="float" office:value="-6.0000000521540598E-3" table:style-name="ce1">
            <text:p>-0.006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-6.6413244775417001E-4" table:style-name="ce1">
            <text:p>-0.000664132</text:p>
          </table:table-cell>
          <table:table-cell office:value-type="string" table:style-name="ce1">
            <text:p>2026-03-10T22:16:30.542-0000</text:p>
          </table:table-cell>
          <table:table-cell office:value-type="float" office:value="21.113571293326899" table:style-name="ce1">
            <text:p>21.11357129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float" office:value="60.263899741220598" table:style-name="ce1">
            <text:p>60.2638997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2.698356064000002" table:style-name="ce1">
            <text:p>42.69835606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2:17:17.129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10-deep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0&amp;start=2026-03-10T18:16&amp;end=2026-03-10T18:18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0&amp;start=2026-03-10T18:14&amp;end=2026-03-10T18:20&amp;tz=America/New_York" &amp;&amp; sleep 3</text:p>
          </table:table-cell>
          <table:table-cell table:number-columns-repeated="16318"/>
        </table:table-row>
        <table:table-row table:style-name="ro1">
          <table:table-cell office:value-type="float" office:value="1773181138.039" table:style-name="ce1">
            <text:p>1773181138</text:p>
          </table:table-cell>
          <table:table-cell office:value-type="string" table:style-name="ce1">
            <text:p>-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0_2026_03_10T18_18_58__49__.mp4</text:p>
          </table:table-cell>
          <table:table-cell office:value-type="string" table:style-name="ce2">
            <text:p>2026-03-10T18:18:58.039</text:p>
          </table:table-cell>
          <table:table-cell office:value-type="string" office:string-value="short_perry" table:formula="of:=HYPERLINK(&quot;https://b023.prd.us-east-2.aws.vecnarobotics.com:8443/nexus-prime/#playback.perry?robot=AV32CUAXMCJ220&amp;start=2026-03-10T18:18&amp;end=2026-03-10T18:20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0&amp;start=2026-03-10T18:16&amp;end=2026-03-10T18:22&amp;tz=America/New_York&quot;;&quot;long_perry&quot;)" table:style-name="ce1">
            <text:p>long_perry</text:p>
          </table:table-cell>
          <table:table-cell office:value-type="string" table:style-name="ce1">
            <text:p>14s init, tracked</text:p>
          </table:table-cell>
          <table:table-cell office:value-type="string" table:style-name="ce1">
            <text:p>FW_INIT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LOBSTER AG + 2-deep Area</text:p>
          </table:table-cell>
          <table:table-cell office:value-type="float" office:value="44.337932024317702" table:style-name="ce1">
            <text:p>44.33793202</text:p>
          </table:table-cell>
          <table:table-cell office:value-type="float" office:value="26.895406158764601" table:style-name="ce1">
            <text:p>26.89540616</text:p>
          </table:table-cell>
          <table:table-cell office:value-type="float" office:value="14.409230311" table:style-name="ce1">
            <text:p>14.40923031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b60b66f4-77a7-4300-a12c-8a5651c42586</text:p>
          </table:table-cell>
          <table:table-cell office:value-type="string" table:style-name="ce1">
            <text:p>69b098e3b5d44b0fd988cc26</text:p>
          </table:table-cell>
          <table:table-cell office:value-type="float" office:value="1773181155241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0.29042276740074202" table:style-name="ce1">
            <text:p>0.290422767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511d75c-1cc9-11f1-91b4-000e8e97b659</text:p>
          </table:table-cell>
          <table:table-cell office:value-type="float" office:value="0.25799995660781899" table:style-name="ce1">
            <text:p>0.257999957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FW_INIT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2.27131136070878" table:style-name="ce1">
            <text:p>2.271311361</text:p>
          </table:table-cell>
          <table:table-cell office:value-type="string" table:style-name="ce1">
            <text:p>2026-03-10T22:18:58.039-0000</text:p>
          </table:table-cell>
          <table:table-cell office:value-type="float" office:value="26.895406158764601" table:style-name="ce1">
            <text:p>26.89540616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44.337932024317702" table:style-name="ce1">
            <text:p>44.3379320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4.409230311" table:style-name="ce1">
            <text:p>14.40923031</text:p>
          </table:table-cell>
          <table:table-cell table:style-name="ce1"/>
          <table:table-cell office:value-type="string" table:style-name="ce1">
            <text:p>UNKNOWN</text:p>
          </table:table-cell>
          <table:table-cell office:value-type="string" table:style-name="ce1">
            <text:p>2026-03-10T22:19:15.241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AG + 2-deep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0&amp;start=2026-03-10T18:18&amp;end=2026-03-10T18:20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0&amp;start=2026-03-10T18:16&amp;end=2026-03-10T18:22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1260.0409999" table:style-name="ce1">
            <text:p>1773181260</text:p>
          </table:table-cell>
          <table:table-cell office:value-type="string" table:style-name="ce1">
            <text:p>-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0_2026_03_10T18_21_00__50__.mp4</text:p>
          </table:table-cell>
          <table:table-cell office:value-type="string" table:style-name="ce2">
            <text:p>2026-03-10T18:21:00.041</text:p>
          </table:table-cell>
          <table:table-cell office:value-type="string" office:string-value="short_perry" table:formula="of:=HYPERLINK(&quot;https://b023.prd.us-east-2.aws.vecnarobotics.com:8443/nexus-prime/#playback.perry?robot=AV32CUAXMCJ220&amp;start=2026-03-10T18:20&amp;end=2026-03-10T18:22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0&amp;start=2026-03-10T18:18&amp;end=2026-03-10T18:24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RAS + 3-deep Area</text:p>
          </table:table-cell>
          <table:table-cell office:value-type="float" office:value="32.9307222737323" table:style-name="ce1">
            <text:p>32.93072227</text:p>
          </table:table-cell>
          <table:table-cell office:value-type="float" office:value="23.4112321561234" table:style-name="ce1">
            <text:p>23.41123216</text:p>
          </table:table-cell>
          <table:table-cell office:value-type="float" office:value="30.491838281" table:style-name="ce1">
            <text:p>30.49183828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da6f67d2-9bd5-469d-9d3a-e662ba16e4d2</text:p>
          </table:table-cell>
          <table:table-cell office:value-type="string" table:style-name="ce1">
            <text:p>69b0996bb5d44b0fd98907c7</text:p>
          </table:table-cell>
          <table:table-cell office:value-type="float" office:value="1773181291741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-2.9670596122741699E-3" table:style-name="ce1">
            <text:p>-0.00296706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511d75c-1cc9-11f1-91b4-000e8e97b659</text:p>
          </table:table-cell>
          <table:table-cell office:value-type="float" office:value="0.66100001335143999" table:style-name="ce1">
            <text:p>0.661000013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3.0997342356150299" table:style-name="ce1">
            <text:p>3.099734236</text:p>
          </table:table-cell>
          <table:table-cell office:value-type="string" table:style-name="ce1">
            <text:p>2026-03-10T22:21:00.041-0000</text:p>
          </table:table-cell>
          <table:table-cell office:value-type="float" office:value="23.4112321561234" table:style-name="ce1">
            <text:p>23.41123216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float" office:value="32.9307222737323" table:style-name="ce1">
            <text:p>32.93072227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0.491838281" table:style-name="ce1">
            <text:p>30.49183828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2:21:31.741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RAS + 3-deep Are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0&amp;start=2026-03-10T18:20&amp;end=2026-03-10T18:22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0&amp;start=2026-03-10T18:18&amp;end=2026-03-10T18:24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1438.8469999" table:style-name="ce1">
            <text:p>1773181439</text:p>
          </table:table-cell>
          <table:table-cell office:value-type="string" table:style-name="ce1">
            <text:p>-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0_2026_03_10T18_23_58__49__.mp4</text:p>
          </table:table-cell>
          <table:table-cell office:value-type="string" table:style-name="ce2">
            <text:p>2026-03-10T18:23:58.847</text:p>
          </table:table-cell>
          <table:table-cell office:value-type="string" office:string-value="short_perry" table:formula="of:=HYPERLINK(&quot;https://b023.prd.us-east-2.aws.vecnarobotics.com:8443/nexus-prime/#playback.perry?robot=AV32CUAXMCJ220&amp;start=2026-03-10T18:23&amp;end=2026-03-10T18:25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0&amp;start=2026-03-10T18:21&amp;end=2026-03-10T18:27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AG + 2-deep Area</text:p>
          </table:table-cell>
          <table:table-cell office:value-type="float" office:value="34.503861744744803" table:style-name="ce1">
            <text:p>34.50386174</text:p>
          </table:table-cell>
          <table:table-cell office:value-type="float" office:value="23.3450424352054" table:style-name="ce1">
            <text:p>23.34504244</text:p>
          </table:table-cell>
          <table:table-cell office:value-type="float" office:value="42.907268193999997" table:style-name="ce1">
            <text:p>42.90726819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acb4a9ca-db06-42c6-9c3e-c2a6739a3e53</text:p>
          </table:table-cell>
          <table:table-cell office:value-type="string" table:style-name="ce1">
            <text:p>69b09a2bb5d44b0fd98954a8</text:p>
          </table:table-cell>
          <table:table-cell office:value-type="float" office:value="1773181483841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-0.156730562448502" table:style-name="ce1">
            <text:p>-0.156730562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511d75c-1cc9-11f1-91b4-000e8e97b659</text:p>
          </table:table-cell>
          <table:table-cell office:value-type="float" office:value="0.25499999523162797" table:style-name="ce1">
            <text:p>0.254999995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3.09569582819196" table:style-name="ce1">
            <text:p>3.095695828</text:p>
          </table:table-cell>
          <table:table-cell office:value-type="string" table:style-name="ce1">
            <text:p>2026-03-10T22:23:58.847-0000</text:p>
          </table:table-cell>
          <table:table-cell office:value-type="float" office:value="23.3450424352054" table:style-name="ce1">
            <text:p>23.34504244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34.503861744744803" table:style-name="ce1">
            <text:p>34.5038617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2.907268193999997" table:style-name="ce1">
            <text:p>42.90726819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2:24:43.841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AG + 2-deep Are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0&amp;start=2026-03-10T18:23&amp;end=2026-03-10T18:25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0&amp;start=2026-03-10T18:21&amp;end=2026-03-10T18:27&amp;tz=America/New_York" &amp;&amp; sleep 3</text:p>
          </table:table-cell>
          <table:table-cell table:number-columns-repeated="16318"/>
        </table:table-row>
        <table:table-row table:style-name="ro1">
          <table:table-cell office:value-type="float" office:value="1773181764.023" table:style-name="ce1">
            <text:p>1773181764</text:p>
          </table:table-cell>
          <table:table-cell office:value-type="string" table:style-name="ce1">
            <text:p>-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0_2026_03_10T18_29_24__57__.mp4</text:p>
          </table:table-cell>
          <table:table-cell office:value-type="string" table:style-name="ce2">
            <text:p>2026-03-10T18:29:24.023</text:p>
          </table:table-cell>
          <table:table-cell office:value-type="string" office:string-value="short_perry" table:formula="of:=HYPERLINK(&quot;https://b023.prd.us-east-2.aws.vecnarobotics.com:8443/nexus-prime/#playback.perry?robot=AV32CUAXMCJ220&amp;start=2026-03-10T18:28&amp;end=2026-03-10T18:30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0&amp;start=2026-03-10T18:26&amp;end=2026-03-10T18:32&amp;tz=America/New_York&quot;;&quot;long_perry&quot;)" table:style-name="ce1">
            <text:p>long_perry</text:p>
          </table:table-cell>
          <table:table-cell office:value-type="string" table:style-name="ce1">
            <text:p>jinil investigating</text:p>
          </table:table-cell>
          <table:table-cell office:value-type="string" table:style-name="ce1">
            <text:p>ACTIVITY_DOCKING_STOP</text:p>
          </table:table-cell>
          <table:table-cell office:value-type="string" table:style-name="ce1">
            <text:p>ACTIVITY_STOP</text:p>
          </table:table-cell>
          <table:table-cell office:value-type="string" table:style-name="ce1">
            <text:p>PAE</text:p>
          </table:table-cell>
          <table:table-cell office:value-type="string" table:style-name="ce1">
            <text:p>LOBSTER_Conveyor3</text:p>
          </table:table-cell>
          <table:table-cell office:value-type="float" office:value="47.393623595504899" table:style-name="ce1">
            <text:p>47.3936236</text:p>
          </table:table-cell>
          <table:table-cell office:value-type="float" office:value="29.083179473946998" table:style-name="ce1">
            <text:p>29.08317947</text:p>
          </table:table-cell>
          <table:table-cell office:value-type="float" office:value="133.898249365" table:style-name="ce1">
            <text:p>133.8982494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7a81b050-0282-43eb-921b-0e886c371b2f</text:p>
          </table:table-cell>
          <table:table-cell office:value-type="string" table:style-name="ce1">
            <text:p>69b09bc9b5d44b0fd989ff19</text:p>
          </table:table-cell>
          <table:table-cell office:value-type="float" office:value="1773181897957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-1.2217304902151201E-3" table:style-name="ce1">
            <text:p>-0.00122173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2.5" table:style-name="ce1">
            <text:p>2.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0511d75c-1cc9-11f1-91b4-000e8e97b6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ACTIVITY_DOCKING_STOP</text:p>
          </table:table-cell>
          <table:table-cell table:style-name="ce1"/>
          <table:table-cell office:value-type="string" table:style-name="ce1">
            <text:p>ACTIVITY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0</text:p>
          </table:table-cell>
          <table:table-cell office:value-type="string" table:style-name="ce2">
            <text:p>True</text:p>
          </table:table-cell>
          <table:table-cell table:style-name="ce1"/>
          <table:table-cell office:value-type="float" office:value="-3.13188426461004" table:style-name="ce1">
            <text:p>-3.131884265</text:p>
          </table:table-cell>
          <table:table-cell office:value-type="string" table:style-name="ce1">
            <text:p>2026-03-10T22:29:24.023-0000</text:p>
          </table:table-cell>
          <table:table-cell office:value-type="float" office:value="29.083179473946998" table:style-name="ce1">
            <text:p>29.08317947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47.393623595504899" table:style-name="ce1">
            <text:p>47.393623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33.898249365" table:style-name="ce1">
            <text:p>133.8982494</text:p>
          </table:table-cell>
          <table:table-cell table:style-name="ce1"/>
          <table:table-cell office:value-type="string" table:style-name="ce1">
            <text:p>PAE</text:p>
          </table:table-cell>
          <table:table-cell office:value-type="string" table:style-name="ce1">
            <text:p>2026-03-10T22:31:37.957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55.395390941999999" table:style-name="ce1">
            <text:p>55.39539094</text:p>
          </table:table-cell>
          <table:table-cell office:value-type="string" table:style-name="ce1">
            <text:p>LOBSTER_Conveyor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0&amp;start=2026-03-10T18:28&amp;end=2026-03-10T18:30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0&amp;start=2026-03-10T18:26&amp;end=2026-03-10T18:32&amp;tz=America/New_York" &amp;&amp; sleep 3</text:p>
          </table:table-cell>
          <table:table-cell table:number-columns-repeated="16318"/>
        </table:table-row>
        <table:table-row table:style-name="ro1">
          <table:table-cell office:value-type="float" office:value="1773182315.036" table:style-name="ce1">
            <text:p>1773182315</text:p>
          </table:table-cell>
          <table:table-cell office:value-type="string" table:style-name="ce1">
            <text:p>-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0_2026_03_10T18_38_35__43__.mp4</text:p>
          </table:table-cell>
          <table:table-cell office:value-type="string" table:style-name="ce2">
            <text:p>2026-03-10T18:38:35.036</text:p>
          </table:table-cell>
          <table:table-cell office:value-type="string" office:string-value="short_perry" table:formula="of:=HYPERLINK(&quot;https://b023.prd.us-east-2.aws.vecnarobotics.com:8443/nexus-prime/#playback.perry?robot=AV32CUAXMCJ220&amp;start=2026-03-10T18:38&amp;end=2026-03-10T18:40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0&amp;start=2026-03-10T18:36&amp;end=2026-03-10T18:42&amp;tz=America/New_York&quot;;&quot;long_perry&quot;)" table:style-name="ce1">
            <text:p>long_perry</text:p>
          </table:table-cell>
          <table:table-cell office:value-type="string" table:style-name="ce1">
            <text:p>lidar blip</text:p>
          </table:table-cell>
          <table:table-cell office:value-type="string" table:style-name="ce1">
            <text:p>NRV_STOP</text:p>
          </table:table-cell>
          <table:table-cell office:value-type="string" table:style-name="ce1">
            <text:p>TRAVEL_STOP</text:p>
          </table:table-cell>
          <table:table-cell table:style-name="ce1"/>
          <table:table-cell office:value-type="string" table:style-name="ce1">
            <text:p>LOBSTER 10-deep Area</text:p>
          </table:table-cell>
          <table:table-cell office:value-type="float" office:value="69.714688213280496" table:style-name="ce1">
            <text:p>69.71468821</text:p>
          </table:table-cell>
          <table:table-cell office:value-type="float" office:value="23.642642748135799" table:style-name="ce1">
            <text:p>23.64264275</text:p>
          </table:table-cell>
          <table:table-cell office:value-type="float" office:value="4.9053762540000001" table:style-name="ce1">
            <text:p>4.905376254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e647db89-aa7d-4306-97d9-72750a370277</text:p>
          </table:table-cell>
          <table:table-cell office:value-type="string" table:style-name="ce1">
            <text:p>69b09d74b5d44b0fd98aae6a</text:p>
          </table:table-cell>
          <table:table-cell office:value-type="float" office:value="1773182324328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3.4906584769487402E-2" table:style-name="ce1">
            <text:p>0.034906585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511d75c-1cc9-11f1-91b4-000e8e97b659</text:p>
          </table:table-cell>
          <table:table-cell office:value-type="float" office:value="1.01300001144409" table:style-name="ce1">
            <text:p>1.013000011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NRV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-3.0436896565975502" table:style-name="ce1">
            <text:p>-3.043689657</text:p>
          </table:table-cell>
          <table:table-cell office:value-type="string" table:style-name="ce1">
            <text:p>2026-03-10T22:38:35.036-0000</text:p>
          </table:table-cell>
          <table:table-cell office:value-type="float" office:value="23.642642748135799" table:style-name="ce1">
            <text:p>23.64264275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69.714688213280496" table:style-name="ce1">
            <text:p>69.7146882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.9053762540000001" table:style-name="ce1">
            <text:p>4.905376254</text:p>
          </table:table-cell>
          <table:table-cell table:number-columns-repeated="2" table:style-name="ce1"/>
          <table:table-cell office:value-type="string" table:style-name="ce1">
            <text:p>2026-03-10T22:38:44.328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10-deep Are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0&amp;start=2026-03-10T18:38&amp;end=2026-03-10T18:40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0&amp;start=2026-03-10T18:36&amp;end=2026-03-10T18:42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3604.1949999" table:style-name="ce1">
            <text:p>1773183604</text:p>
          </table:table-cell>
          <table:table-cell office:value-type="string" table:style-name="ce1">
            <text:p>-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0_2026_03_10T19_00_04__51__.mp4</text:p>
          </table:table-cell>
          <table:table-cell office:value-type="string" table:style-name="ce2">
            <text:p>2026-03-10T19:00:04.195</text:p>
          </table:table-cell>
          <table:table-cell office:value-type="string" office:string-value="short_perry" table:formula="of:=HYPERLINK(&quot;https://b023.prd.us-east-2.aws.vecnarobotics.com:8443/nexus-prime/#playback.perry?robot=AV32CUAXMCJ220&amp;start=2026-03-10T18:59&amp;end=2026-03-10T19:01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0&amp;start=2026-03-10T18:57&amp;end=2026-03-10T19:03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Start 3 Area</text:p>
          </table:table-cell>
          <table:table-cell office:value-type="float" office:value="58.586074670315597" table:style-name="ce1">
            <text:p>58.58607467</text:p>
          </table:table-cell>
          <table:table-cell office:value-type="float" office:value="27.8286220225975" table:style-name="ce1">
            <text:p>27.82862202</text:p>
          </table:table-cell>
          <table:table-cell office:value-type="float" office:value="15.795973376999999" table:style-name="ce1">
            <text:p>15.79597338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f92fa1a1-53b3-4d4c-ba3a-a224f4940ff6</text:p>
          </table:table-cell>
          <table:table-cell office:value-type="string" table:style-name="ce1">
            <text:p>69b0a2857550a662b179964d</text:p>
          </table:table-cell>
          <table:table-cell office:value-type="float" office:value="1773183621724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-1.3962633907794999E-2" table:style-name="ce1">
            <text:p>-0.013962634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77e0b04-1cd4-11f1-833e-000e8e97b6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-1.5480355479441501" table:style-name="ce1">
            <text:p>-1.548035548</text:p>
          </table:table-cell>
          <table:table-cell office:value-type="string" table:style-name="ce1">
            <text:p>2026-03-10T23:00:04.195-0000</text:p>
          </table:table-cell>
          <table:table-cell office:value-type="float" office:value="27.8286220225975" table:style-name="ce1">
            <text:p>27.82862202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58.586074670315597" table:style-name="ce1">
            <text:p>58.58607467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5.795973376999999" table:style-name="ce1">
            <text:p>15.79597338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3:00:21.724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Start 3 Are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0&amp;start=2026-03-10T18:59&amp;end=2026-03-10T19:01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0&amp;start=2026-03-10T18:57&amp;end=2026-03-10T19:03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3640.9979999" table:style-name="ce1">
            <text:p>1773183641</text:p>
          </table:table-cell>
          <table:table-cell office:value-type="string" table:style-name="ce1">
            <text:p>-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0_2026_03_10T19_00_40__44__.mp4</text:p>
          </table:table-cell>
          <table:table-cell office:value-type="string" table:style-name="ce2">
            <text:p>2026-03-10T19:00:40.998</text:p>
          </table:table-cell>
          <table:table-cell office:value-type="string" office:string-value="short_perry" table:formula="of:=HYPERLINK(&quot;https://b023.prd.us-east-2.aws.vecnarobotics.com:8443/nexus-prime/#playback.perry?robot=AV32CUAXMCJ220&amp;start=2026-03-10T19:00&amp;end=2026-03-10T19:02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0&amp;start=2026-03-10T18:58&amp;end=2026-03-10T19:04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AG + 2-deep Area</text:p>
          </table:table-cell>
          <table:table-cell office:value-type="float" office:value="34.839719158830697" table:style-name="ce1">
            <text:p>34.83971916</text:p>
          </table:table-cell>
          <table:table-cell office:value-type="float" office:value="23.367236326907999" table:style-name="ce1">
            <text:p>23.36723633</text:p>
          </table:table-cell>
          <table:table-cell office:value-type="float" office:value="8.9787730840000002" table:style-name="ce1">
            <text:p>8.978773084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771ecabc-1e28-4add-9d05-01ab336235f6</text:p>
          </table:table-cell>
          <table:table-cell office:value-type="string" table:style-name="ce1">
            <text:p>69b0a2a57550a662b179a228</text:p>
          </table:table-cell>
          <table:table-cell office:value-type="float" office:value="1773183653714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-0.17592918872833299" table:style-name="ce1">
            <text:p>-0.175929189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77e0b04-1cd4-11f1-833e-000e8e97b659</text:p>
          </table:table-cell>
          <table:table-cell office:value-type="float" office:value="0.21399998664855999" table:style-name="ce1">
            <text:p>0.213999987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3.10728996847015" table:style-name="ce1">
            <text:p>3.107289968</text:p>
          </table:table-cell>
          <table:table-cell office:value-type="string" table:style-name="ce1">
            <text:p>2026-03-10T23:00:40.998-0000</text:p>
          </table:table-cell>
          <table:table-cell office:value-type="float" office:value="23.367236326907999" table:style-name="ce1">
            <text:p>23.36723633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34.839719158830697" table:style-name="ce1">
            <text:p>34.8397191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8.9787730840000002" table:style-name="ce1">
            <text:p>8.978773084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3:00:53.714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AG + 2-deep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0&amp;start=2026-03-10T19:00&amp;end=2026-03-10T19:02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0&amp;start=2026-03-10T18:58&amp;end=2026-03-10T19:04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3658.813" table:style-name="ce1">
            <text:p>1773183659</text:p>
          </table:table-cell>
          <table:table-cell office:value-type="string" table:style-name="ce1">
            <text:p>-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0_2026_03_10T19_00_58__49__.mp4</text:p>
          </table:table-cell>
          <table:table-cell office:value-type="string" table:style-name="ce2">
            <text:p>2026-03-10T19:00:58.813</text:p>
          </table:table-cell>
          <table:table-cell office:value-type="string" office:string-value="short_perry" table:formula="of:=HYPERLINK(&quot;https://b023.prd.us-east-2.aws.vecnarobotics.com:8443/nexus-prime/#playback.perry?robot=AV32CUAXMCJ220&amp;start=2026-03-10T19:00&amp;end=2026-03-10T19:02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0&amp;start=2026-03-10T18:58&amp;end=2026-03-10T19:04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RAS + 3-deep Area</text:p>
          </table:table-cell>
          <table:table-cell office:value-type="float" office:value="27.249184243206798" table:style-name="ce1">
            <text:p>27.24918424</text:p>
          </table:table-cell>
          <table:table-cell office:value-type="float" office:value="23.439409078896499" table:style-name="ce1">
            <text:p>23.43940908</text:p>
          </table:table-cell>
          <table:table-cell office:value-type="float" office:value="21.694054573999999" table:style-name="ce1">
            <text:p>21.69405457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8e6d5fa9-33c6-46d0-9c38-0fd53e0f3c5d</text:p>
          </table:table-cell>
          <table:table-cell office:value-type="string" table:style-name="ce1">
            <text:p>69b0a2c37550a662b179ad92</text:p>
          </table:table-cell>
          <table:table-cell office:value-type="float" office:value="1773183683505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-5.9166658669710201E-2" table:style-name="ce1">
            <text:p>-0.059166659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77e0b04-1cd4-11f1-833e-000e8e97b659</text:p>
          </table:table-cell>
          <table:table-cell office:value-type="float" office:value="0.31700000166893" table:style-name="ce1">
            <text:p>0.317000002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3.1206015255572099" table:style-name="ce1">
            <text:p>3.120601526</text:p>
          </table:table-cell>
          <table:table-cell office:value-type="string" table:style-name="ce1">
            <text:p>2026-03-10T23:00:58.813-0000</text:p>
          </table:table-cell>
          <table:table-cell office:value-type="float" office:value="23.439409078896499" table:style-name="ce1">
            <text:p>23.43940908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27.249184243206798" table:style-name="ce1">
            <text:p>27.2491842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1.694054573999999" table:style-name="ce1">
            <text:p>21.69405457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3:01:23.505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RAS + 3-deep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0&amp;start=2026-03-10T19:00&amp;end=2026-03-10T19:02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0&amp;start=2026-03-10T18:58&amp;end=2026-03-10T19:04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3730.513" table:style-name="ce1">
            <text:p>1773183731</text:p>
          </table:table-cell>
          <table:table-cell office:value-type="string" table:style-name="ce1">
            <text:p>-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0_2026_03_10T19_02_10__53__.mp4</text:p>
          </table:table-cell>
          <table:table-cell office:value-type="string" table:style-name="ce2">
            <text:p>2026-03-10T19:02:10.513</text:p>
          </table:table-cell>
          <table:table-cell office:value-type="string" office:string-value="short_perry" table:formula="of:=HYPERLINK(&quot;https://b023.prd.us-east-2.aws.vecnarobotics.com:8443/nexus-prime/#playback.perry?robot=AV32CUAXMCJ220&amp;start=2026-03-10T19:01&amp;end=2026-03-10T19:03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0&amp;start=2026-03-10T18:59&amp;end=2026-03-10T19:05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C0B0F33A31</text:p>
          </table:table-cell>
          <table:table-cell office:value-type="float" office:value="56.132854835269598" table:style-name="ce1">
            <text:p>56.13285484</text:p>
          </table:table-cell>
          <table:table-cell office:value-type="float" office:value="21.0629542995927" table:style-name="ce1">
            <text:p>21.0629543</text:p>
          </table:table-cell>
          <table:table-cell office:value-type="float" office:value="16.691520955000001" table:style-name="ce1">
            <text:p>16.69152096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09484336-9bf7-4a19-821a-07c55a12cb4d</text:p>
          </table:table-cell>
          <table:table-cell office:value-type="string" table:style-name="ce1">
            <text:p>69b0a30b7550a662b179c87e</text:p>
          </table:table-cell>
          <table:table-cell office:value-type="float" office:value="1773183755122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-1.71042270958424E-2" table:style-name="ce1">
            <text:p>-0.017104227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77e0b04-1cd4-11f1-833e-000e8e97b659</text:p>
          </table:table-cell>
          <table:table-cell office:value-type="float" office:value="-9.9999988451600092E-3" table:style-name="ce1">
            <text:p>-0.009999999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3.4585326185741901E-2" table:style-name="ce1">
            <text:p>0.034585326</text:p>
          </table:table-cell>
          <table:table-cell office:value-type="string" table:style-name="ce1">
            <text:p>2026-03-10T23:02:10.513-0000</text:p>
          </table:table-cell>
          <table:table-cell office:value-type="float" office:value="21.0629542995927" table:style-name="ce1">
            <text:p>21.0629543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56.132854835269598" table:style-name="ce1">
            <text:p>56.1328548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6.691520955000001" table:style-name="ce1">
            <text:p>16.69152096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3:02:35.122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0B0F33A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0&amp;start=2026-03-10T19:01&amp;end=2026-03-10T19:03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0&amp;start=2026-03-10T18:59&amp;end=2026-03-10T19:05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3760.3050001" table:style-name="ce1">
            <text:p>1773183760</text:p>
          </table:table-cell>
          <table:table-cell office:value-type="string" table:style-name="ce1">
            <text:p>-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0_2026_03_10T19_02_40__44__.mp4</text:p>
          </table:table-cell>
          <table:table-cell office:value-type="string" table:style-name="ce2">
            <text:p>2026-03-10T19:02:40.305</text:p>
          </table:table-cell>
          <table:table-cell office:value-type="string" office:string-value="short_perry" table:formula="of:=HYPERLINK(&quot;https://b023.prd.us-east-2.aws.vecnarobotics.com:8443/nexus-prime/#playback.perry?robot=AV32CUAXMCJ220&amp;start=2026-03-10T19:02&amp;end=2026-03-10T19:04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0&amp;start=2026-03-10T19:00&amp;end=2026-03-10T19:06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10-deep Area</text:p>
          </table:table-cell>
          <table:table-cell office:value-type="float" office:value="62.444092421040601" table:style-name="ce1">
            <text:p>62.44409242</text:p>
          </table:table-cell>
          <table:table-cell office:value-type="float" office:value="20.997314394320298" table:style-name="ce1">
            <text:p>20.99731439</text:p>
          </table:table-cell>
          <table:table-cell office:value-type="float" office:value="65.509214182999997" table:style-name="ce1">
            <text:p>65.50921418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dc21c611-7a52-4ea6-b253-2cfd505fd2e3</text:p>
          </table:table-cell>
          <table:table-cell office:value-type="string" table:style-name="ce1">
            <text:p>69b0a3557550a662b179e86e</text:p>
          </table:table-cell>
          <table:table-cell office:value-type="float" office:value="1773183829422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9.7738439217209799E-3" table:style-name="ce1">
            <text:p>0.009773844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77e0b04-1cd4-11f1-833e-000e8e97b659</text:p>
          </table:table-cell>
          <table:table-cell office:value-type="float" office:value="0.71600002050399802" table:style-name="ce1">
            <text:p>0.716000021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-1.09704353366898E-2" table:style-name="ce1">
            <text:p>-0.010970435</text:p>
          </table:table-cell>
          <table:table-cell office:value-type="string" table:style-name="ce1">
            <text:p>2026-03-10T23:02:40.305-0000</text:p>
          </table:table-cell>
          <table:table-cell office:value-type="float" office:value="20.997314394320298" table:style-name="ce1">
            <text:p>20.99731439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62.444092421040601" table:style-name="ce1">
            <text:p>62.4440924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5.509214182999997" table:style-name="ce1">
            <text:p>65.50921418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3:03:49.422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10-deep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0&amp;start=2026-03-10T19:02&amp;end=2026-03-10T19:04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0&amp;start=2026-03-10T19:00&amp;end=2026-03-10T19:06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3933.098" table:style-name="ce1">
            <text:p>1773183933</text:p>
          </table:table-cell>
          <table:table-cell office:value-type="string" table:style-name="ce1">
            <text:p>-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0_2026_03_10T19_05_33__42__.mp4</text:p>
          </table:table-cell>
          <table:table-cell office:value-type="string" table:style-name="ce2">
            <text:p>2026-03-10T19:05:33.098</text:p>
          </table:table-cell>
          <table:table-cell office:value-type="string" office:string-value="short_perry" table:formula="of:=HYPERLINK(&quot;https://b023.prd.us-east-2.aws.vecnarobotics.com:8443/nexus-prime/#playback.perry?robot=AV32CUAXMCJ220&amp;start=2026-03-10T19:05&amp;end=2026-03-10T19:07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0&amp;start=2026-03-10T19:03&amp;end=2026-03-10T19:09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RAS + 3-deep Area</text:p>
          </table:table-cell>
          <table:table-cell office:value-type="float" office:value="30.719634521171798" table:style-name="ce1">
            <text:p>30.71963452</text:p>
          </table:table-cell>
          <table:table-cell office:value-type="float" office:value="23.447255830728899" table:style-name="ce1">
            <text:p>23.44725583</text:p>
          </table:table-cell>
          <table:table-cell office:value-type="float" office:value="19.698866948999999" table:style-name="ce1">
            <text:p>19.69886695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dbd6829f-b4ea-4fb5-97d1-575e22f0e78f</text:p>
          </table:table-cell>
          <table:table-cell office:value-type="string" table:style-name="ce1">
            <text:p>69b0a3d77550a662b17a1fe1</text:p>
          </table:table-cell>
          <table:table-cell office:value-type="float" office:value="1773183959224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-1.8675021827220899E-2" table:style-name="ce1">
            <text:p>-0.018675022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77e0b04-1cd4-11f1-833e-000e8e97b659</text:p>
          </table:table-cell>
          <table:table-cell office:value-type="float" office:value="-6.0000000521540598E-3" table:style-name="ce1">
            <text:p>-0.006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3.08570998729114" table:style-name="ce1">
            <text:p>3.085709987</text:p>
          </table:table-cell>
          <table:table-cell office:value-type="string" table:style-name="ce1">
            <text:p>2026-03-10T23:05:33.098-0000</text:p>
          </table:table-cell>
          <table:table-cell office:value-type="float" office:value="23.447255830728899" table:style-name="ce1">
            <text:p>23.44725583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float" office:value="30.719634521171798" table:style-name="ce1">
            <text:p>30.7196345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9.698866948999999" table:style-name="ce1">
            <text:p>19.69886695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3:05:59.224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RAS + 3-deep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0&amp;start=2026-03-10T19:05&amp;end=2026-03-10T19:07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0&amp;start=2026-03-10T19:03&amp;end=2026-03-10T19:09&amp;tz=America/New_York" &amp;&amp; sleep 3</text:p>
          </table:table-cell>
          <table:table-cell table:number-columns-repeated="16318"/>
        </table:table-row>
        <table:table-row table:style-name="ro1">
          <table:table-cell office:value-type="float" office:value="1773183964.4089999" table:style-name="ce1">
            <text:p>1773183964</text:p>
          </table:table-cell>
          <table:table-cell office:value-type="string" table:style-name="ce1">
            <text:p>-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0_2026_03_10T19_06_04__51__.mp4</text:p>
          </table:table-cell>
          <table:table-cell office:value-type="string" table:style-name="ce2">
            <text:p>2026-03-10T19:06:04.409</text:p>
          </table:table-cell>
          <table:table-cell office:value-type="string" office:string-value="short_perry" table:formula="of:=HYPERLINK(&quot;https://b023.prd.us-east-2.aws.vecnarobotics.com:8443/nexus-prime/#playback.perry?robot=AV32CUAXMCJ220&amp;start=2026-03-10T19:05&amp;end=2026-03-10T19:07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0&amp;start=2026-03-10T19:03&amp;end=2026-03-10T19:09&amp;tz=America/New_York&quot;;&quot;long_perry&quot;)" table:style-name="ce1">
            <text:p>long_perry</text:p>
          </table:table-cell>
          <table:table-cell office:value-type="string" table:style-name="ce1">
            <text:p>detected pillar as obstacle RLS-33802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PATH_VERIFICATION_FAILED</text:p>
          </table:table-cell>
          <table:table-cell office:value-type="string" table:style-name="ce1">
            <text:p>LOBSTER RAS + 3-deep Area</text:p>
          </table:table-cell>
          <table:table-cell office:value-type="float" office:value="24.643329835984499" table:style-name="ce1">
            <text:p>24.64332984</text:p>
          </table:table-cell>
          <table:table-cell office:value-type="float" office:value="24.2072912112247" table:style-name="ce1">
            <text:p>24.20729121</text:p>
          </table:table-cell>
          <table:table-cell office:value-type="float" office:value="1.1038676839999999" table:style-name="ce1">
            <text:p>1.103867684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9f817125-9434-4239-9cdc-d12740adb2e8</text:p>
          </table:table-cell>
          <table:table-cell office:value-type="string" table:style-name="ce1">
            <text:p>69b0a3e17550a662b17a2417</text:p>
          </table:table-cell>
          <table:table-cell office:value-type="float" office:value="1773183969405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5.3581606596708298E-2" table:style-name="ce1">
            <text:p>0.053581607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77e0b04-1cd4-11f1-833e-000e8e97b659</text:p>
          </table:table-cell>
          <table:table-cell office:value-type="float" office:value="0.17499999701976801" table:style-name="ce1">
            <text:p>0.174999997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-3.1158137921153202" table:style-name="ce1">
            <text:p>-3.115813792</text:p>
          </table:table-cell>
          <table:table-cell office:value-type="string" table:style-name="ce1">
            <text:p>2026-03-10T23:06:04.409-0000</text:p>
          </table:table-cell>
          <table:table-cell office:value-type="float" office:value="24.2072912112247" table:style-name="ce1">
            <text:p>24.20729121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float" office:value="24.643329835984499" table:style-name="ce1">
            <text:p>24.6433298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.1038676839999999" table:style-name="ce1">
            <text:p>1.103867684</text:p>
          </table:table-cell>
          <table:table-cell table:style-name="ce1"/>
          <table:table-cell office:value-type="string" table:style-name="ce1">
            <text:p>PATH_VERIFICATION_FAILED</text:p>
          </table:table-cell>
          <table:table-cell office:value-type="string" table:style-name="ce1">
            <text:p>2026-03-10T23:06:09.405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RAS + 3-deep Are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0&amp;start=2026-03-10T19:05&amp;end=2026-03-10T19:07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0&amp;start=2026-03-10T19:03&amp;end=2026-03-10T19:09&amp;tz=America/New_York" &amp;&amp; sleep 3</text:p>
          </table:table-cell>
          <table:table-cell table:number-columns-repeated="16318"/>
        </table:table-row>
        <table:table-row table:style-name="ro1">
          <table:table-cell office:value-type="float" office:value="1773184304.608" table:style-name="ce1">
            <text:p>1773184305</text:p>
          </table:table-cell>
          <table:table-cell office:value-type="string" table:style-name="ce1">
            <text:p>-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0_2026_03_10T19_11_44__46__.mp4</text:p>
          </table:table-cell>
          <table:table-cell office:value-type="string" table:style-name="ce2">
            <text:p>2026-03-10T19:11:44.608</text:p>
          </table:table-cell>
          <table:table-cell office:value-type="string" office:string-value="short_perry" table:formula="of:=HYPERLINK(&quot;https://b023.prd.us-east-2.aws.vecnarobotics.com:8443/nexus-prime/#playback.perry?robot=AV32CUAXMCJ220&amp;start=2026-03-10T19:11&amp;end=2026-03-10T19:13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0&amp;start=2026-03-10T19:09&amp;end=2026-03-10T19:15&amp;tz=America/New_York&quot;;&quot;long_perry&quot;)" table:style-name="ce1">
            <text:p>long_perry</text:p>
          </table:table-cell>
          <table:table-cell office:value-type="string" table:style-name="ce1">
            <text:p>lidar blip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PATH_VERIFICATION_FAILED</text:p>
          </table:table-cell>
          <table:table-cell office:value-type="string" table:style-name="ce1">
            <text:p>LOBSTER U-turn Area</text:p>
          </table:table-cell>
          <table:table-cell office:value-type="float" office:value="11.0058395225289" table:style-name="ce1">
            <text:p>11.00583952</text:p>
          </table:table-cell>
          <table:table-cell office:value-type="float" office:value="22.880947363406801" table:style-name="ce1">
            <text:p>22.88094736</text:p>
          </table:table-cell>
          <table:table-cell office:value-type="float" office:value="0.200797894" table:style-name="ce1">
            <text:p>0.200797894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05e3dad6-7bfe-42b5-bab0-7dd45f54e40c</text:p>
          </table:table-cell>
          <table:table-cell office:value-type="string" table:style-name="ce1">
            <text:p>69b0a5357550a662b17ab1c1</text:p>
          </table:table-cell>
          <table:table-cell office:value-type="float" office:value="1773184309513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1.08507120609283" table:style-name="ce1">
            <text:p>1.085071206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77e0b04-1cd4-11f1-833e-000e8e97b659</text:p>
          </table:table-cell>
          <table:table-cell office:value-type="float" office:value="0.45300000905990601" table:style-name="ce1">
            <text:p>0.453000009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-1.9695767940056099" table:style-name="ce1">
            <text:p>-1.969576794</text:p>
          </table:table-cell>
          <table:table-cell office:value-type="string" table:style-name="ce1">
            <text:p>2026-03-10T23:11:44.608-0000</text:p>
          </table:table-cell>
          <table:table-cell office:value-type="float" office:value="22.880947363406801" table:style-name="ce1">
            <text:p>22.88094736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11.0058395225289" table:style-name="ce1">
            <text:p>11.0058395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200797894" table:style-name="ce1">
            <text:p>0.200797894</text:p>
          </table:table-cell>
          <table:table-cell table:style-name="ce1"/>
          <table:table-cell office:value-type="string" table:style-name="ce1">
            <text:p>PATH_VERIFICATION_FAILED</text:p>
          </table:table-cell>
          <table:table-cell office:value-type="string" table:style-name="ce1">
            <text:p>2026-03-10T23:11:49.513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U-turn Are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0&amp;start=2026-03-10T19:11&amp;end=2026-03-10T19:13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0&amp;start=2026-03-10T19:09&amp;end=2026-03-10T19:15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4342.119" table:style-name="ce1">
            <text:p>1773184342</text:p>
          </table:table-cell>
          <table:table-cell office:value-type="string" table:style-name="ce1">
            <text:p>-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0_2026_03_10T19_12_22__56__.mp4</text:p>
          </table:table-cell>
          <table:table-cell office:value-type="string" table:style-name="ce2">
            <text:p>2026-03-10T19:12:22.119</text:p>
          </table:table-cell>
          <table:table-cell office:value-type="string" office:string-value="short_perry" table:formula="of:=HYPERLINK(&quot;https://b023.prd.us-east-2.aws.vecnarobotics.com:8443/nexus-prime/#playback.perry?robot=AV32CUAXMCJ220&amp;start=2026-03-10T19:11&amp;end=2026-03-10T19:13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0&amp;start=2026-03-10T19:09&amp;end=2026-03-10T19:15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10-deep Area</text:p>
          </table:table-cell>
          <table:table-cell office:value-type="float" office:value="60.220787953340398" table:style-name="ce1">
            <text:p>60.22078795</text:p>
          </table:table-cell>
          <table:table-cell office:value-type="float" office:value="21.031535316326899" table:style-name="ce1">
            <text:p>21.03153532</text:p>
          </table:table-cell>
          <table:table-cell office:value-type="float" office:value="61.401703793000003" table:style-name="ce1">
            <text:p>61.40170379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94a0fd31-82e8-4d62-9322-221a9dbdd5ee</text:p>
          </table:table-cell>
          <table:table-cell office:value-type="string" table:style-name="ce1">
            <text:p>69b0a5977550a662b17ad805</text:p>
          </table:table-cell>
          <table:table-cell office:value-type="float" office:value="1773184407418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-2.56563387811184E-2" table:style-name="ce1">
            <text:p>-0.025656339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77e0b04-1cd4-11f1-833e-000e8e97b659</text:p>
          </table:table-cell>
          <table:table-cell office:value-type="float" office:value="2.4000000208616298E-2" table:style-name="ce1">
            <text:p>0.024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1.49583145221443E-2" table:style-name="ce1">
            <text:p>0.014958315</text:p>
          </table:table-cell>
          <table:table-cell office:value-type="string" table:style-name="ce1">
            <text:p>2026-03-10T23:12:22.119-0000</text:p>
          </table:table-cell>
          <table:table-cell office:value-type="float" office:value="21.031535316326899" table:style-name="ce1">
            <text:p>21.03153532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60.220787953340398" table:style-name="ce1">
            <text:p>60.2207879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1.401703793000003" table:style-name="ce1">
            <text:p>61.40170379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3:13:27.418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10-deep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0&amp;start=2026-03-10T19:11&amp;end=2026-03-10T19:13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0&amp;start=2026-03-10T19:09&amp;end=2026-03-10T19:15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4655.7290001" table:style-name="ce1">
            <text:p>1773184656</text:p>
          </table:table-cell>
          <table:table-cell office:value-type="string" table:style-name="ce1">
            <text:p>-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0_2026_03_10T19_17_35__43__.mp4</text:p>
          </table:table-cell>
          <table:table-cell office:value-type="string" table:style-name="ce2">
            <text:p>2026-03-10T19:17:35.729</text:p>
          </table:table-cell>
          <table:table-cell office:value-type="string" office:string-value="short_perry" table:formula="of:=HYPERLINK(&quot;https://b023.prd.us-east-2.aws.vecnarobotics.com:8443/nexus-prime/#playback.perry?robot=AV32CUAXMCJ220&amp;start=2026-03-10T19:17&amp;end=2026-03-10T19:19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0&amp;start=2026-03-10T19:15&amp;end=2026-03-10T19:21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10-deep Area</text:p>
          </table:table-cell>
          <table:table-cell office:value-type="float" office:value="60.245061794473699" table:style-name="ce1">
            <text:p>60.24506179</text:p>
          </table:table-cell>
          <table:table-cell office:value-type="float" office:value="21.083971115292901" table:style-name="ce1">
            <text:p>21.08397112</text:p>
          </table:table-cell>
          <table:table-cell office:value-type="float" office:value="0.80470450800000004" table:style-name="ce1">
            <text:p>0.804704508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ea897049-ba0b-42e8-ae21-1449918f50e4</text:p>
          </table:table-cell>
          <table:table-cell office:value-type="string" table:style-name="ce1">
            <text:p>69b0a6997550a662b17b46ff</text:p>
          </table:table-cell>
          <table:table-cell office:value-type="float" office:value="1773184665215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-2.02458184212446E-2" table:style-name="ce1">
            <text:p>-0.020245818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77e0b04-1cd4-11f1-833e-000e8e97b659</text:p>
          </table:table-cell>
          <table:table-cell office:value-type="float" office:value="-9.9999988451600092E-3" table:style-name="ce1">
            <text:p>-0.009999999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4.8158624912591E-3" table:style-name="ce1">
            <text:p>0.004815862</text:p>
          </table:table-cell>
          <table:table-cell office:value-type="string" table:style-name="ce1">
            <text:p>2026-03-10T23:17:35.729-0000</text:p>
          </table:table-cell>
          <table:table-cell office:value-type="float" office:value="21.083971115292901" table:style-name="ce1">
            <text:p>21.08397112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60.245061794473699" table:style-name="ce1">
            <text:p>60.2450617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80470450800000004" table:style-name="ce1">
            <text:p>0.804704508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3:17:45.215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10-deep Are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0&amp;start=2026-03-10T19:17&amp;end=2026-03-10T19:19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0&amp;start=2026-03-10T19:15&amp;end=2026-03-10T19:21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4888.3" table:style-name="ce1">
            <text:p>1773184888</text:p>
          </table:table-cell>
          <table:table-cell office:value-type="string" table:style-name="ce1">
            <text:p>-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0_2026_03_10T19_21_28__58__.mp4</text:p>
          </table:table-cell>
          <table:table-cell office:value-type="string" table:style-name="ce2">
            <text:p>2026-03-10T19:21:28.300</text:p>
          </table:table-cell>
          <table:table-cell office:value-type="string" office:string-value="short_perry" table:formula="of:=HYPERLINK(&quot;https://b023.prd.us-east-2.aws.vecnarobotics.com:8443/nexus-prime/#playback.perry?robot=AV32CUAXMCJ220&amp;start=2026-03-10T19:20&amp;end=2026-03-10T19:22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0&amp;start=2026-03-10T19:18&amp;end=2026-03-10T19:24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10-deep Area</text:p>
          </table:table-cell>
          <table:table-cell office:value-type="float" office:value="60.2868901099353" table:style-name="ce1">
            <text:p>60.28689011</text:p>
          </table:table-cell>
          <table:table-cell office:value-type="float" office:value="21.059554499546" table:style-name="ce1">
            <text:p>21.0595545</text:p>
          </table:table-cell>
          <table:table-cell office:value-type="float" office:value="45.212266362000001" table:style-name="ce1">
            <text:p>45.21226636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dea5bc6f-bc35-4c31-b25e-f8fe9d12db9e</text:p>
          </table:table-cell>
          <table:table-cell office:value-type="string" table:style-name="ce1">
            <text:p>69b0a7a97550a662b17bb9d0</text:p>
          </table:table-cell>
          <table:table-cell office:value-type="float" office:value="1773184937512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2.0943949930369802E-3" table:style-name="ce1">
            <text:p>0.002094395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77e0b04-1cd4-11f1-833e-000e8e97b659</text:p>
          </table:table-cell>
          <table:table-cell office:value-type="float" office:value="-3.29999998211861E-2" table:style-name="ce1">
            <text:p>-0.033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-1.28402670200748E-2" table:style-name="ce1">
            <text:p>-0.012840267</text:p>
          </table:table-cell>
          <table:table-cell office:value-type="string" table:style-name="ce1">
            <text:p>2026-03-10T23:21:28.300-0000</text:p>
          </table:table-cell>
          <table:table-cell office:value-type="float" office:value="21.059554499546" table:style-name="ce1">
            <text:p>21.0595545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60.2868901099353" table:style-name="ce1">
            <text:p>60.2868901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5.212266362000001" table:style-name="ce1">
            <text:p>45.21226636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3:22:17.512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10-deep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0&amp;start=2026-03-10T19:20&amp;end=2026-03-10T19:22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0&amp;start=2026-03-10T19:18&amp;end=2026-03-10T19:24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5035.2920001" table:style-name="ce1">
            <text:p>1773185035</text:p>
          </table:table-cell>
          <table:table-cell office:value-type="string" table:style-name="ce1">
            <text:p>-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0_2026_03_10T19_23_55__49__.mp4</text:p>
          </table:table-cell>
          <table:table-cell office:value-type="string" table:style-name="ce2">
            <text:p>2026-03-10T19:23:55.292</text:p>
          </table:table-cell>
          <table:table-cell office:value-type="string" office:string-value="short_perry" table:formula="of:=HYPERLINK(&quot;https://b023.prd.us-east-2.aws.vecnarobotics.com:8443/nexus-prime/#playback.perry?robot=AV32CUAXMCJ220&amp;start=2026-03-10T19:23&amp;end=2026-03-10T19:25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0&amp;start=2026-03-10T19:21&amp;end=2026-03-10T19:27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AG + 2-deep Area</text:p>
          </table:table-cell>
          <table:table-cell office:value-type="float" office:value="34.7347357015488" table:style-name="ce1">
            <text:p>34.7347357</text:p>
          </table:table-cell>
          <table:table-cell office:value-type="float" office:value="23.345304589968698" table:style-name="ce1">
            <text:p>23.34530459</text:p>
          </table:table-cell>
          <table:table-cell office:value-type="float" office:value="39.912965176999997" table:style-name="ce1">
            <text:p>39.91296518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1e826822-eeae-4ad5-94e3-59ea6817ccb1</text:p>
          </table:table-cell>
          <table:table-cell office:value-type="string" table:style-name="ce1">
            <text:p>69b0a8347550a662b17bf4d1</text:p>
          </table:table-cell>
          <table:table-cell office:value-type="float" office:value="1773185076818" table:style-name="ce1">
            <text:p>1.77319E+12</text:p>
          </table:table-cell>
          <table:table-cell office:value-type="string" table:style-name="ce1">
            <text:p>STOP_REPORT</text:p>
          </table:table-cell>
          <table:table-cell office:value-type="float" office:value="-0.12688542902469599" table:style-name="ce1">
            <text:p>-0.126885429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77e0b04-1cd4-11f1-833e-000e8e97b659</text:p>
          </table:table-cell>
          <table:table-cell office:value-type="float" office:value="0.23399999737739599" table:style-name="ce1">
            <text:p>0.233999997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3.0948719293654299" table:style-name="ce1">
            <text:p>3.094871929</text:p>
          </table:table-cell>
          <table:table-cell office:value-type="string" table:style-name="ce1">
            <text:p>2026-03-10T23:23:55.292-0000</text:p>
          </table:table-cell>
          <table:table-cell office:value-type="float" office:value="23.345304589968698" table:style-name="ce1">
            <text:p>23.34530459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float" office:value="34.7347357015488" table:style-name="ce1">
            <text:p>34.7347357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9.912965176999997" table:style-name="ce1">
            <text:p>39.91296518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3:24:36.818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AG + 2-deep Are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0&amp;start=2026-03-10T19:23&amp;end=2026-03-10T19:25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0&amp;start=2026-03-10T19:21&amp;end=2026-03-10T19:27&amp;tz=America/New_York" &amp;&amp; sleep 3</text:p>
          </table:table-cell>
          <table:table-cell table:number-columns-repeated="16318"/>
        </table:table-row>
        <table:table-row table:style-name="ro1">
          <table:table-cell office:value-type="float" office:value="1773185085.2190001" table:style-name="ce1">
            <text:p>1773185085</text:p>
          </table:table-cell>
          <table:table-cell office:value-type="string" table:style-name="ce1">
            <text:p>-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0_2026_03_10T19_24_45__46__.mp4</text:p>
          </table:table-cell>
          <table:table-cell office:value-type="string" table:style-name="ce2">
            <text:p>2026-03-10T19:24:45.219</text:p>
          </table:table-cell>
          <table:table-cell office:value-type="string" office:string-value="short_perry" table:formula="of:=HYPERLINK(&quot;https://b023.prd.us-east-2.aws.vecnarobotics.com:8443/nexus-prime/#playback.perry?robot=AV32CUAXMCJ220&amp;start=2026-03-10T19:24&amp;end=2026-03-10T19:26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0&amp;start=2026-03-10T19:22&amp;end=2026-03-10T19:28&amp;tz=America/New_York&quot;;&quot;long_perry&quot;)" table:style-name="ce1">
            <text:p>long_perry</text:p>
          </table:table-cell>
          <table:table-cell office:value-type="string" table:style-name="ce1">
            <text:p>detected pillar as obstacle RLS-33802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PATH_VERIFICATION_FAILED</text:p>
          </table:table-cell>
          <table:table-cell office:value-type="string" table:style-name="ce1">
            <text:p>LOBSTER RAS + 3-deep Area</text:p>
          </table:table-cell>
          <table:table-cell office:value-type="float" office:value="24.703711705740901" table:style-name="ce1">
            <text:p>24.70371171</text:p>
          </table:table-cell>
          <table:table-cell office:value-type="float" office:value="24.200872484140302" table:style-name="ce1">
            <text:p>24.20087248</text:p>
          </table:table-cell>
          <table:table-cell office:value-type="float" office:value="2.1904694569999998" table:style-name="ce1">
            <text:p>2.190469457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c55d608e-3eb2-424e-bdd5-30fb85d82af2</text:p>
          </table:table-cell>
          <table:table-cell office:value-type="string" table:style-name="ce1">
            <text:p>69b0a8417550a662b17bfa29</text:p>
          </table:table-cell>
          <table:table-cell office:value-type="float" office:value="1773185089908" table:style-name="ce1">
            <text:p>1.77319E+12</text:p>
          </table:table-cell>
          <table:table-cell office:value-type="string" table:style-name="ce1">
            <text:p>STOP_REPORT</text:p>
          </table:table-cell>
          <table:table-cell office:value-type="float" office:value="5.6025069206953097E-2" table:style-name="ce1">
            <text:p>0.056025069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77e0b04-1cd4-11f1-833e-000e8e97b659</text:p>
          </table:table-cell>
          <table:table-cell office:value-type="float" office:value="0.27499997615814198" table:style-name="ce1">
            <text:p>0.274999976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-3.11871303030071" table:style-name="ce1">
            <text:p>-3.11871303</text:p>
          </table:table-cell>
          <table:table-cell office:value-type="string" table:style-name="ce1">
            <text:p>2026-03-10T23:24:45.219-0000</text:p>
          </table:table-cell>
          <table:table-cell office:value-type="float" office:value="24.200872484140302" table:style-name="ce1">
            <text:p>24.20087248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float" office:value="24.703711705740901" table:style-name="ce1">
            <text:p>24.7037117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.1904694569999998" table:style-name="ce1">
            <text:p>2.190469457</text:p>
          </table:table-cell>
          <table:table-cell table:style-name="ce1"/>
          <table:table-cell office:value-type="string" table:style-name="ce1">
            <text:p>PATH_VERIFICATION_FAILED</text:p>
          </table:table-cell>
          <table:table-cell office:value-type="string" table:style-name="ce1">
            <text:p>2026-03-10T23:24:49.908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RAS + 3-deep Are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0&amp;start=2026-03-10T19:24&amp;end=2026-03-10T19:26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0&amp;start=2026-03-10T19:22&amp;end=2026-03-10T19:28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5203.9130001" table:style-name="ce1">
            <text:p>1773185204</text:p>
          </table:table-cell>
          <table:table-cell office:value-type="string" table:style-name="ce1">
            <text:p>-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0_2026_03_10T19_26_43__45__.mp4</text:p>
          </table:table-cell>
          <table:table-cell office:value-type="string" table:style-name="ce2">
            <text:p>2026-03-10T19:26:43.913</text:p>
          </table:table-cell>
          <table:table-cell office:value-type="string" office:string-value="short_perry" table:formula="of:=HYPERLINK(&quot;https://b023.prd.us-east-2.aws.vecnarobotics.com:8443/nexus-prime/#playback.perry?robot=AV32CUAXMCJ220&amp;start=2026-03-10T19:26&amp;end=2026-03-10T19:28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0&amp;start=2026-03-10T19:24&amp;end=2026-03-10T19:30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10-deep Area</text:p>
          </table:table-cell>
          <table:table-cell office:value-type="float" office:value="60.230615406763398" table:style-name="ce1">
            <text:p>60.23061541</text:p>
          </table:table-cell>
          <table:table-cell office:value-type="float" office:value="21.048676824066199" table:style-name="ce1">
            <text:p>21.04867682</text:p>
          </table:table-cell>
          <table:table-cell office:value-type="float" office:value="0.80306902099999999" table:style-name="ce1">
            <text:p>0.803069021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0978d97e-0b59-41e9-b371-2da66a4901c0</text:p>
          </table:table-cell>
          <table:table-cell office:value-type="string" table:style-name="ce1">
            <text:p>69b0a8bd7550a662b17c2be4</text:p>
          </table:table-cell>
          <table:table-cell office:value-type="float" office:value="1773185213201" table:style-name="ce1">
            <text:p>1.77319E+12</text:p>
          </table:table-cell>
          <table:table-cell office:value-type="string" table:style-name="ce1">
            <text:p>STOP_REPORT</text:p>
          </table:table-cell>
          <table:table-cell office:value-type="float" office:value="-2.1118482574820501E-2" table:style-name="ce1">
            <text:p>-0.021118483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77e0b04-1cd4-11f1-833e-000e8e97b659</text:p>
          </table:table-cell>
          <table:table-cell office:value-type="float" office:value="3.5999998450279201E-2" table:style-name="ce1">
            <text:p>0.035999998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-2.26557860977812E-2" table:style-name="ce1">
            <text:p>-0.022655786</text:p>
          </table:table-cell>
          <table:table-cell office:value-type="string" table:style-name="ce1">
            <text:p>2026-03-10T23:26:43.913-0000</text:p>
          </table:table-cell>
          <table:table-cell office:value-type="float" office:value="21.048676824066199" table:style-name="ce1">
            <text:p>21.04867682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60.230615406763398" table:style-name="ce1">
            <text:p>60.2306154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80306902099999999" table:style-name="ce1">
            <text:p>0.803069021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3:26:53.201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10-deep Are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0&amp;start=2026-03-10T19:26&amp;end=2026-03-10T19:28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0&amp;start=2026-03-10T19:24&amp;end=2026-03-10T19:30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5435.7090001" table:style-name="ce1">
            <text:p>1773185436</text:p>
          </table:table-cell>
          <table:table-cell office:value-type="string" table:style-name="ce1">
            <text:p>-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0_2026_03_10T19_30_35__43__.mp4</text:p>
          </table:table-cell>
          <table:table-cell office:value-type="string" table:style-name="ce2">
            <text:p>2026-03-10T19:30:35.709</text:p>
          </table:table-cell>
          <table:table-cell office:value-type="string" office:string-value="short_perry" table:formula="of:=HYPERLINK(&quot;https://b023.prd.us-east-2.aws.vecnarobotics.com:8443/nexus-prime/#playback.perry?robot=AV32CUAXMCJ220&amp;start=2026-03-10T19:30&amp;end=2026-03-10T19:32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0&amp;start=2026-03-10T19:28&amp;end=2026-03-10T19:34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10-deep Area</text:p>
          </table:table-cell>
          <table:table-cell office:value-type="float" office:value="60.219869671342501" table:style-name="ce1">
            <text:p>60.21986967</text:p>
          </table:table-cell>
          <table:table-cell office:value-type="float" office:value="21.078570591981499" table:style-name="ce1">
            <text:p>21.07857059</text:p>
          </table:table-cell>
          <table:table-cell office:value-type="float" office:value="61.898702294000003" table:style-name="ce1">
            <text:p>61.89870229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a54c8ef8-060e-44c3-b049-cfd481a18b14</text:p>
          </table:table-cell>
          <table:table-cell office:value-type="string" table:style-name="ce1">
            <text:p>69b0a9dd7550a662b17ca37b</text:p>
          </table:table-cell>
          <table:table-cell office:value-type="float" office:value="1773185501523" table:style-name="ce1">
            <text:p>1.77319E+12</text:p>
          </table:table-cell>
          <table:table-cell office:value-type="string" table:style-name="ce1">
            <text:p>STOP_REPORT</text:p>
          </table:table-cell>
          <table:table-cell office:value-type="float" office:value="-1.8849555402994201E-2" table:style-name="ce1">
            <text:p>-0.018849555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77e0b04-1cd4-11f1-833e-000e8e97b659</text:p>
          </table:table-cell>
          <table:table-cell office:value-type="float" office:value="-2.79999990016222E-2" table:style-name="ce1">
            <text:p>-0.027999999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5.4358121604868997E-3" table:style-name="ce1">
            <text:p>0.005435812</text:p>
          </table:table-cell>
          <table:table-cell office:value-type="string" table:style-name="ce1">
            <text:p>2026-03-10T23:30:35.709-0000</text:p>
          </table:table-cell>
          <table:table-cell office:value-type="float" office:value="21.078570591981499" table:style-name="ce1">
            <text:p>21.07857059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60.219869671342501" table:style-name="ce1">
            <text:p>60.21986967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1.898702294000003" table:style-name="ce1">
            <text:p>61.89870229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3:31:41.523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10-deep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0&amp;start=2026-03-10T19:30&amp;end=2026-03-10T19:32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0&amp;start=2026-03-10T19:28&amp;end=2026-03-10T19:34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5763.71" table:style-name="ce1">
            <text:p>1773185764</text:p>
          </table:table-cell>
          <table:table-cell office:value-type="string" table:style-name="ce1">
            <text:p>-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0_2026_03_10T19_36_03__51__.mp4</text:p>
          </table:table-cell>
          <table:table-cell office:value-type="string" table:style-name="ce2">
            <text:p>2026-03-10T19:36:03.710</text:p>
          </table:table-cell>
          <table:table-cell office:value-type="string" office:string-value="short_perry" table:formula="of:=HYPERLINK(&quot;https://b023.prd.us-east-2.aws.vecnarobotics.com:8443/nexus-prime/#playback.perry?robot=AV32CUAXMCJ220&amp;start=2026-03-10T19:35&amp;end=2026-03-10T19:37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0&amp;start=2026-03-10T19:33&amp;end=2026-03-10T19:39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10-deep Area</text:p>
          </table:table-cell>
          <table:table-cell office:value-type="float" office:value="60.2382190708881" table:style-name="ce1">
            <text:p>60.23821907</text:p>
          </table:table-cell>
          <table:table-cell office:value-type="float" office:value="21.058382129831699" table:style-name="ce1">
            <text:p>21.05838213</text:p>
          </table:table-cell>
          <table:table-cell office:value-type="float" office:value="18.390909430000001" table:style-name="ce1">
            <text:p>18.39090943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5ed016da-4250-407f-a37a-5187293a9556</text:p>
          </table:table-cell>
          <table:table-cell office:value-type="string" table:style-name="ce1">
            <text:p>69b0aafa7550a662b17d1d55</text:p>
          </table:table-cell>
          <table:table-cell office:value-type="float" office:value="1773185786621" table:style-name="ce1">
            <text:p>1.77319E+12</text:p>
          </table:table-cell>
          <table:table-cell office:value-type="string" table:style-name="ce1">
            <text:p>STOP_REPORT</text:p>
          </table:table-cell>
          <table:table-cell office:value-type="float" office:value="3.3161255996674299E-3" table:style-name="ce1">
            <text:p>0.003316126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77e0b04-1cd4-11f1-833e-000e8e97b659</text:p>
          </table:table-cell>
          <table:table-cell office:value-type="float" office:value="-3.0999997630715401E-2" table:style-name="ce1">
            <text:p>-0.030999998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-1.3432890210935701E-2" table:style-name="ce1">
            <text:p>-0.01343289</text:p>
          </table:table-cell>
          <table:table-cell office:value-type="string" table:style-name="ce1">
            <text:p>2026-03-10T23:36:03.710-0000</text:p>
          </table:table-cell>
          <table:table-cell office:value-type="float" office:value="21.058382129831699" table:style-name="ce1">
            <text:p>21.05838213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60.2382190708881" table:style-name="ce1">
            <text:p>60.23821907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8.390909430000001" table:style-name="ce1">
            <text:p>18.39090943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3:36:26.621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10-deep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0&amp;start=2026-03-10T19:35&amp;end=2026-03-10T19:37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0&amp;start=2026-03-10T19:33&amp;end=2026-03-10T19:39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5897.5039999" table:style-name="ce1">
            <text:p>1773185898</text:p>
          </table:table-cell>
          <table:table-cell office:value-type="string" table:style-name="ce1">
            <text:p>-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0_2026_03_10T19_38_17__55__.mp4</text:p>
          </table:table-cell>
          <table:table-cell office:value-type="string" table:style-name="ce2">
            <text:p>2026-03-10T19:38:17.504</text:p>
          </table:table-cell>
          <table:table-cell office:value-type="string" office:string-value="short_perry" table:formula="of:=HYPERLINK(&quot;https://b023.prd.us-east-2.aws.vecnarobotics.com:8443/nexus-prime/#playback.perry?robot=AV32CUAXMCJ220&amp;start=2026-03-10T19:37&amp;end=2026-03-10T19:39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0&amp;start=2026-03-10T19:35&amp;end=2026-03-10T19:41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RAS + 3-deep Area</text:p>
          </table:table-cell>
          <table:table-cell office:value-type="float" office:value="27.5188543370551" table:style-name="ce1">
            <text:p>27.51885434</text:p>
          </table:table-cell>
          <table:table-cell office:value-type="float" office:value="23.901454731800399" table:style-name="ce1">
            <text:p>23.90145473</text:p>
          </table:table-cell>
          <table:table-cell office:value-type="float" office:value="37.099531986000002" table:style-name="ce1">
            <text:p>37.09953199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7c090acb-c545-4d62-8628-8090723acffc</text:p>
          </table:table-cell>
          <table:table-cell office:value-type="string" table:style-name="ce1">
            <text:p>69b0ab917550a662b17d5e45</text:p>
          </table:table-cell>
          <table:table-cell office:value-type="float" office:value="1773185937728" table:style-name="ce1">
            <text:p>1.77319E+12</text:p>
          </table:table-cell>
          <table:table-cell office:value-type="string" table:style-name="ce1">
            <text:p>STOP_REPORT</text:p>
          </table:table-cell>
          <table:table-cell office:value-type="float" office:value="4.5553091913461699E-2" table:style-name="ce1">
            <text:p>0.045553092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77e0b04-1cd4-11f1-833e-000e8e97b659</text:p>
          </table:table-cell>
          <table:table-cell office:value-type="float" office:value="3.5999998450279201E-2" table:style-name="ce1">
            <text:p>0.035999998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3.0462519356387201" table:style-name="ce1">
            <text:p>3.046251936</text:p>
          </table:table-cell>
          <table:table-cell office:value-type="string" table:style-name="ce1">
            <text:p>2026-03-10T23:38:17.504-0000</text:p>
          </table:table-cell>
          <table:table-cell office:value-type="float" office:value="23.901454731800399" table:style-name="ce1">
            <text:p>23.90145473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float" office:value="27.5188543370551" table:style-name="ce1">
            <text:p>27.5188543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7.099531986000002" table:style-name="ce1">
            <text:p>37.09953199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3:38:57.728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RAS + 3-deep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0&amp;start=2026-03-10T19:37&amp;end=2026-03-10T19:39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0&amp;start=2026-03-10T19:35&amp;end=2026-03-10T19:41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6055.1059999" table:style-name="ce1">
            <text:p>1773186055</text:p>
          </table:table-cell>
          <table:table-cell office:value-type="string" table:style-name="ce1">
            <text:p>-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0_2026_03_10T19_40_55__49__.mp4</text:p>
          </table:table-cell>
          <table:table-cell office:value-type="string" table:style-name="ce2">
            <text:p>2026-03-10T19:40:55.106</text:p>
          </table:table-cell>
          <table:table-cell office:value-type="string" office:string-value="short_perry" table:formula="of:=HYPERLINK(&quot;https://b023.prd.us-east-2.aws.vecnarobotics.com:8443/nexus-prime/#playback.perry?robot=AV32CUAXMCJ220&amp;start=2026-03-10T19:40&amp;end=2026-03-10T19:42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0&amp;start=2026-03-10T19:38&amp;end=2026-03-10T19:44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10-deep Area</text:p>
          </table:table-cell>
          <table:table-cell office:value-type="float" office:value="60.255267410556101" table:style-name="ce1">
            <text:p>60.25526741</text:p>
          </table:table-cell>
          <table:table-cell office:value-type="float" office:value="21.062348202540399" table:style-name="ce1">
            <text:p>21.0623482</text:p>
          </table:table-cell>
          <table:table-cell office:value-type="float" office:value="23.406771089999999" table:style-name="ce1">
            <text:p>23.40677109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8914c3ec-b33e-4488-ab82-223780d5ea80</text:p>
          </table:table-cell>
          <table:table-cell office:value-type="string" table:style-name="ce1">
            <text:p>69b0ac227550a662b17d9893</text:p>
          </table:table-cell>
          <table:table-cell office:value-type="float" office:value="1773186082405" table:style-name="ce1">
            <text:p>1.77319E+12</text:p>
          </table:table-cell>
          <table:table-cell office:value-type="string" table:style-name="ce1">
            <text:p>STOP_REPORT</text:p>
          </table:table-cell>
          <table:table-cell office:value-type="float" office:value="1.2217304902151201E-3" table:style-name="ce1">
            <text:p>0.00122173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77e0b04-1cd4-11f1-833e-000e8e97b659</text:p>
          </table:table-cell>
          <table:table-cell office:value-type="float" office:value="-8.0000003799796104E-3" table:style-name="ce1">
            <text:p>-0.008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-1.25889995165833E-2" table:style-name="ce1">
            <text:p>-0.012589</text:p>
          </table:table-cell>
          <table:table-cell office:value-type="string" table:style-name="ce1">
            <text:p>2026-03-10T23:40:55.106-0000</text:p>
          </table:table-cell>
          <table:table-cell office:value-type="float" office:value="21.062348202540399" table:style-name="ce1">
            <text:p>21.0623482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60.255267410556101" table:style-name="ce1">
            <text:p>60.2552674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3.406771089999999" table:style-name="ce1">
            <text:p>23.40677109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3:41:22.405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10-deep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0&amp;start=2026-03-10T19:40&amp;end=2026-03-10T19:42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0&amp;start=2026-03-10T19:38&amp;end=2026-03-10T19:44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6322.2090001" table:style-name="ce1">
            <text:p>1773186322</text:p>
          </table:table-cell>
          <table:table-cell office:value-type="string" table:style-name="ce1">
            <text:p>-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0_2026_03_10T19_45_22__56__.mp4</text:p>
          </table:table-cell>
          <table:table-cell office:value-type="string" table:style-name="ce2">
            <text:p>2026-03-10T19:45:22.209</text:p>
          </table:table-cell>
          <table:table-cell office:value-type="string" office:string-value="short_perry" table:formula="of:=HYPERLINK(&quot;https://b023.prd.us-east-2.aws.vecnarobotics.com:8443/nexus-prime/#playback.perry?robot=AV32CUAXMCJ220&amp;start=2026-03-10T19:44&amp;end=2026-03-10T19:46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0&amp;start=2026-03-10T19:42&amp;end=2026-03-10T19:48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10-deep Area</text:p>
          </table:table-cell>
          <table:table-cell office:value-type="float" office:value="60.263260938928902" table:style-name="ce1">
            <text:p>60.26326094</text:p>
          </table:table-cell>
          <table:table-cell office:value-type="float" office:value="21.057284962331899" table:style-name="ce1">
            <text:p>21.05728496</text:p>
          </table:table-cell>
          <table:table-cell office:value-type="float" office:value="57.297996759999997" table:style-name="ce1">
            <text:p>57.29799676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7ecf0fde-64a3-434c-86d6-21d8675d4adb</text:p>
          </table:table-cell>
          <table:table-cell office:value-type="string" table:style-name="ce1">
            <text:p>69b0ad4f7550a662b17e156f</text:p>
          </table:table-cell>
          <table:table-cell office:value-type="float" office:value="1773186383504" table:style-name="ce1">
            <text:p>1.77319E+12</text:p>
          </table:table-cell>
          <table:table-cell office:value-type="string" table:style-name="ce1">
            <text:p>STOP_REPORT</text:p>
          </table:table-cell>
          <table:table-cell office:value-type="float" office:value="-8.7266461923718496E-4" table:style-name="ce1">
            <text:p>-0.000872665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77e0b04-1cd4-11f1-833e-000e8e97b659</text:p>
          </table:table-cell>
          <table:table-cell office:value-type="float" office:value="-1.39999995008111E-2" table:style-name="ce1">
            <text:p>-0.014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-1.18985989136868E-2" table:style-name="ce1">
            <text:p>-0.011898599</text:p>
          </table:table-cell>
          <table:table-cell office:value-type="string" table:style-name="ce1">
            <text:p>2026-03-10T23:45:22.209-0000</text:p>
          </table:table-cell>
          <table:table-cell office:value-type="float" office:value="21.057284962331899" table:style-name="ce1">
            <text:p>21.05728496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60.263260938928902" table:style-name="ce1">
            <text:p>60.2632609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7.297996759999997" table:style-name="ce1">
            <text:p>57.29799676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3:46:23.504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10-deep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0&amp;start=2026-03-10T19:44&amp;end=2026-03-10T19:46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0&amp;start=2026-03-10T19:42&amp;end=2026-03-10T19:48&amp;tz=America/New_York" &amp;&amp; sleep 3</text:p>
          </table:table-cell>
          <table:table-cell table:number-columns-repeated="16318"/>
        </table:table-row>
        <table:table-row table:style-name="ro1">
          <table:table-cell office:value-type="float" office:value="1773179171.9660001" table:style-name="ce1">
            <text:p>1773179172</text:p>
          </table:table-cell>
          <table:table-cell office:value-type="string" table:style-name="ce1">
            <text:p>-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1_2026_03_10T17_46_11__53__.mp4</text:p>
          </table:table-cell>
          <table:table-cell office:value-type="string" table:style-name="ce2">
            <text:p>2026-03-10T17:46:11.966</text:p>
          </table:table-cell>
          <table:table-cell office:value-type="string" office:string-value="short_perry" table:formula="of:=HYPERLINK(&quot;https://b023.prd.us-east-2.aws.vecnarobotics.com:8443/nexus-prime/#playback.perry?robot=AV32CUAXMCJ221&amp;start=2026-03-10T17:45&amp;end=2026-03-10T17:47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1&amp;start=2026-03-10T17:43&amp;end=2026-03-10T17:49&amp;tz=America/New_York&quot;;&quot;long_perry&quot;)" table:style-name="ce1">
            <text:p>long_perry</text:p>
          </table:table-cell>
          <table:table-cell office:value-type="string" table:style-name="ce1">
            <text:p>lidar blip</text:p>
          </table:table-cell>
          <table:table-cell office:value-type="string" table:style-name="ce1">
            <text:p>NRV_STOP</text:p>
          </table:table-cell>
          <table:table-cell office:value-type="string" table:style-name="ce1">
            <text:p>ACTIVITY_STOP</text:p>
          </table:table-cell>
          <table:table-cell table:style-name="ce1"/>
          <table:table-cell office:value-type="string" table:style-name="ce1">
            <text:p>LOBSTER 10-deep Area</text:p>
          </table:table-cell>
          <table:table-cell office:value-type="float" office:value="75.749207711455298" table:style-name="ce1">
            <text:p>75.74920771</text:p>
          </table:table-cell>
          <table:table-cell office:value-type="float" office:value="22.080907806992201" table:style-name="ce1">
            <text:p>22.08090781</text:p>
          </table:table-cell>
          <table:table-cell office:value-type="float" office:value="6.9030875719999996" table:style-name="ce1">
            <text:p>6.903087572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23779778-ed2d-4faa-891a-b32a0328cc08</text:p>
          </table:table-cell>
          <table:table-cell office:value-type="string" table:style-name="ce1">
            <text:p>69b0912e6c38dd3969a0b067</text:p>
          </table:table-cell>
          <table:table-cell office:value-type="float" office:value="1773179182872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-1.02974427863956E-2" table:style-name="ce1">
            <text:p>-0.010297443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2.5" table:style-name="ce1">
            <text:p>2.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f30c29c2-1cc8-11f1-a3b7-000e8e97c0fe</text:p>
          </table:table-cell>
          <table:table-cell office:value-type="float" office:value="-0.93999999761581399" table:style-name="ce1">
            <text:p>-0.939999998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NRV_STOP</text:p>
          </table:table-cell>
          <table:table-cell table:style-name="ce1"/>
          <table:table-cell office:value-type="string" table:style-name="ce1">
            <text:p>ACTIVITY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1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3.1319767118195001" table:style-name="ce1">
            <text:p>3.131976712</text:p>
          </table:table-cell>
          <table:table-cell office:value-type="string" table:style-name="ce1">
            <text:p>2026-03-10T21:46:11.966-0000</text:p>
          </table:table-cell>
          <table:table-cell office:value-type="float" office:value="22.080907806992201" table:style-name="ce1">
            <text:p>22.08090781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float" office:value="75.749207711455298" table:style-name="ce1">
            <text:p>75.7492077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6.9030875719999996" table:style-name="ce1">
            <text:p>6.903087572</text:p>
          </table:table-cell>
          <table:table-cell table:number-columns-repeated="2" table:style-name="ce1"/>
          <table:table-cell office:value-type="string" table:style-name="ce1">
            <text:p>2026-03-10T21:46:22.872+0000</text:p>
          </table:table-cell>
          <table:table-cell office:value-type="float" office:value="0.40000000596046498" table:style-name="ce1">
            <text:p>0.400000006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.270000010728836" table:style-name="ce1">
            <text:p>0.2700000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10-deep Area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1&amp;start=2026-03-10T17:45&amp;end=2026-03-10T17:47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1&amp;start=2026-03-10T17:43&amp;end=2026-03-10T17:49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79261.178" table:style-name="ce1">
            <text:p>1773179261</text:p>
          </table:table-cell>
          <table:table-cell office:value-type="string" table:style-name="ce1">
            <text:p>-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1_2026_03_10T17_47_41__45__.mp4</text:p>
          </table:table-cell>
          <table:table-cell office:value-type="string" table:style-name="ce2">
            <text:p>2026-03-10T17:47:41.178</text:p>
          </table:table-cell>
          <table:table-cell office:value-type="string" office:string-value="short_perry" table:formula="of:=HYPERLINK(&quot;https://b023.prd.us-east-2.aws.vecnarobotics.com:8443/nexus-prime/#playback.perry?robot=AV32CUAXMCJ221&amp;start=2026-03-10T17:47&amp;end=2026-03-10T17:49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1&amp;start=2026-03-10T17:45&amp;end=2026-03-10T17:51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RAS + 3-deep Area</text:p>
          </table:table-cell>
          <table:table-cell office:value-type="float" office:value="30.9255428802994" table:style-name="ce1">
            <text:p>30.92554288</text:p>
          </table:table-cell>
          <table:table-cell office:value-type="float" office:value="23.305109506196501" table:style-name="ce1">
            <text:p>23.30510951</text:p>
          </table:table-cell>
          <table:table-cell office:value-type="float" office:value="16.007871257000001" table:style-name="ce1">
            <text:p>16.00787126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07eb0228-af3c-4115-9d35-5dd580545b2b</text:p>
          </table:table-cell>
          <table:table-cell office:value-type="string" table:style-name="ce1">
            <text:p>69b091916c38dd3969a0d3a7</text:p>
          </table:table-cell>
          <table:table-cell office:value-type="float" office:value="1773179281306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-0.16615533828735399" table:style-name="ce1">
            <text:p>-0.166155338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f30c29c2-1cc8-11f1-a3b7-000e8e97c0fe</text:p>
          </table:table-cell>
          <table:table-cell office:value-type="float" office:value="-1.09999999403954E-2" table:style-name="ce1">
            <text:p>-0.011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1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3.1172214191365999" table:style-name="ce1">
            <text:p>3.117221419</text:p>
          </table:table-cell>
          <table:table-cell office:value-type="string" table:style-name="ce1">
            <text:p>2026-03-10T21:47:41.178-0000</text:p>
          </table:table-cell>
          <table:table-cell office:value-type="float" office:value="23.305109506196501" table:style-name="ce1">
            <text:p>23.30510951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30.9255428802994" table:style-name="ce1">
            <text:p>30.9255428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6.007871257000001" table:style-name="ce1">
            <text:p>16.00787126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1:48:01.306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RAS + 3-deep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1&amp;start=2026-03-10T17:47&amp;end=2026-03-10T17:49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1&amp;start=2026-03-10T17:45&amp;end=2026-03-10T17:51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79343.188" table:style-name="ce1">
            <text:p>1773179343</text:p>
          </table:table-cell>
          <table:table-cell office:value-type="string" table:style-name="ce1">
            <text:p>-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1_2026_03_10T17_49_03__51__.mp4</text:p>
          </table:table-cell>
          <table:table-cell office:value-type="string" table:style-name="ce2">
            <text:p>2026-03-10T17:49:03.188</text:p>
          </table:table-cell>
          <table:table-cell office:value-type="string" office:string-value="short_perry" table:formula="of:=HYPERLINK(&quot;https://b023.prd.us-east-2.aws.vecnarobotics.com:8443/nexus-prime/#playback.perry?robot=AV32CUAXMCJ221&amp;start=2026-03-10T17:48&amp;end=2026-03-10T17:50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1&amp;start=2026-03-10T17:46&amp;end=2026-03-10T17:52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RAS + 3-deep Area</text:p>
          </table:table-cell>
          <table:table-cell office:value-type="float" office:value="27.6867474772151" table:style-name="ce1">
            <text:p>27.68674748</text:p>
          </table:table-cell>
          <table:table-cell office:value-type="float" office:value="23.9039895028784" table:style-name="ce1">
            <text:p>23.9039895</text:p>
          </table:table-cell>
          <table:table-cell office:value-type="float" office:value="21.196396678999999" table:style-name="ce1">
            <text:p>21.19639668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202fc035-2fa8-4bd1-9152-0be7c654a0fb</text:p>
          </table:table-cell>
          <table:table-cell office:value-type="string" table:style-name="ce1">
            <text:p>69b091e86c38dd3969a0f4a0</text:p>
          </table:table-cell>
          <table:table-cell office:value-type="float" office:value="1773179368586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-0.52674037218093905" table:style-name="ce1">
            <text:p>-0.526740372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f30c29c2-1cc8-11f1-a3b7-000e8e97c0fe</text:p>
          </table:table-cell>
          <table:table-cell office:value-type="float" office:value="-8.0000003799796104E-3" table:style-name="ce1">
            <text:p>-0.008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1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-2.81006079221611" table:style-name="ce1">
            <text:p>-2.810060792</text:p>
          </table:table-cell>
          <table:table-cell office:value-type="string" table:style-name="ce1">
            <text:p>2026-03-10T21:49:03.188-0000</text:p>
          </table:table-cell>
          <table:table-cell office:value-type="float" office:value="23.9039895028784" table:style-name="ce1">
            <text:p>23.9039895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float" office:value="27.6867474772151" table:style-name="ce1">
            <text:p>27.6867474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1.196396678999999" table:style-name="ce1">
            <text:p>21.19639668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1:49:28.586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RAS + 3-deep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1&amp;start=2026-03-10T17:48&amp;end=2026-03-10T17:50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1&amp;start=2026-03-10T17:46&amp;end=2026-03-10T17:52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79423.572" table:style-name="ce1">
            <text:p>1773179424</text:p>
          </table:table-cell>
          <table:table-cell office:value-type="string" table:style-name="ce1">
            <text:p>-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1_2026_03_10T17_50_23__56__.mp4</text:p>
          </table:table-cell>
          <table:table-cell office:value-type="string" table:style-name="ce2">
            <text:p>2026-03-10T17:50:23.572</text:p>
          </table:table-cell>
          <table:table-cell office:value-type="string" office:string-value="short_perry" table:formula="of:=HYPERLINK(&quot;https://b023.prd.us-east-2.aws.vecnarobotics.com:8443/nexus-prime/#playback.perry?robot=AV32CUAXMCJ221&amp;start=2026-03-10T17:49&amp;end=2026-03-10T17:51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1&amp;start=2026-03-10T17:47&amp;end=2026-03-10T17:53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10-deep Area</text:p>
          </table:table-cell>
          <table:table-cell office:value-type="float" office:value="60.097930708512202" table:style-name="ce1">
            <text:p>60.09793071</text:p>
          </table:table-cell>
          <table:table-cell office:value-type="float" office:value="21.150508426445398" table:style-name="ce1">
            <text:p>21.15050843</text:p>
          </table:table-cell>
          <table:table-cell office:value-type="float" office:value="70.392005953999998" table:style-name="ce1">
            <text:p>70.39200595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ec07aa53-3e15-4d57-8d8e-99eee55f3f21</text:p>
          </table:table-cell>
          <table:table-cell office:value-type="string" table:style-name="ce1">
            <text:p>69b092696c38dd3969a12276</text:p>
          </table:table-cell>
          <table:table-cell office:value-type="float" office:value="1773179497888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-3.2463122159242602E-2" table:style-name="ce1">
            <text:p>-0.032463122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f30c29c2-1cc8-11f1-a3b7-000e8e97c0fe</text:p>
          </table:table-cell>
          <table:table-cell office:value-type="float" office:value="-2.79999990016222E-2" table:style-name="ce1">
            <text:p>-0.027999999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1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-1.6887106018905801E-3" table:style-name="ce1">
            <text:p>-0.001688711</text:p>
          </table:table-cell>
          <table:table-cell office:value-type="string" table:style-name="ce1">
            <text:p>2026-03-10T21:50:23.572-0000</text:p>
          </table:table-cell>
          <table:table-cell office:value-type="float" office:value="21.150508426445398" table:style-name="ce1">
            <text:p>21.15050843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float" office:value="60.097930708512202" table:style-name="ce1">
            <text:p>60.0979307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0.392005953999998" table:style-name="ce1">
            <text:p>70.39200595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1:51:37.888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10-deep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1&amp;start=2026-03-10T17:49&amp;end=2026-03-10T17:51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1&amp;start=2026-03-10T17:47&amp;end=2026-03-10T17:53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79729.2850001" table:style-name="ce1">
            <text:p>1773179729</text:p>
          </table:table-cell>
          <table:table-cell office:value-type="string" table:style-name="ce1">
            <text:p>-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1_2026_03_10T17_55_29__58__.mp4</text:p>
          </table:table-cell>
          <table:table-cell office:value-type="string" table:style-name="ce2">
            <text:p>2026-03-10T17:55:29.285</text:p>
          </table:table-cell>
          <table:table-cell office:value-type="string" office:string-value="short_perry" table:formula="of:=HYPERLINK(&quot;https://b023.prd.us-east-2.aws.vecnarobotics.com:8443/nexus-prime/#playback.perry?robot=AV32CUAXMCJ221&amp;start=2026-03-10T17:54&amp;end=2026-03-10T17:56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1&amp;start=2026-03-10T17:52&amp;end=2026-03-10T17:58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10-deep Area</text:p>
          </table:table-cell>
          <table:table-cell office:value-type="float" office:value="60.105710860799903" table:style-name="ce1">
            <text:p>60.10571086</text:p>
          </table:table-cell>
          <table:table-cell office:value-type="float" office:value="21.160118005623701" table:style-name="ce1">
            <text:p>21.16011801</text:p>
          </table:table-cell>
          <table:table-cell office:value-type="float" office:value="44.898133737000002" table:style-name="ce1">
            <text:p>44.89813374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f93de810-4b9c-409c-86ed-8912705be492</text:p>
          </table:table-cell>
          <table:table-cell office:value-type="string" table:style-name="ce1">
            <text:p>69b093816c38dd3969a189df</text:p>
          </table:table-cell>
          <table:table-cell office:value-type="float" office:value="1773179777989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-9.0757116675376906E-2" table:style-name="ce1">
            <text:p>-0.090757117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f30c29c2-1cc8-11f1-a3b7-000e8e97c0fe</text:p>
          </table:table-cell>
          <table:table-cell office:value-type="float" office:value="2.0999999716877899E-2" table:style-name="ce1">
            <text:p>0.021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1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-3.6907456072734898E-3" table:style-name="ce1">
            <text:p>-0.003690746</text:p>
          </table:table-cell>
          <table:table-cell office:value-type="string" table:style-name="ce1">
            <text:p>2026-03-10T21:55:29.285-0000</text:p>
          </table:table-cell>
          <table:table-cell office:value-type="float" office:value="21.160118005623701" table:style-name="ce1">
            <text:p>21.16011801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float" office:value="60.105710860799903" table:style-name="ce1">
            <text:p>60.1057108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4.898133737000002" table:style-name="ce1">
            <text:p>44.89813374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1:56:17.989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10-deep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1&amp;start=2026-03-10T17:54&amp;end=2026-03-10T17:56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1&amp;start=2026-03-10T17:52&amp;end=2026-03-10T17:58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79990.9630001" table:style-name="ce1">
            <text:p>1773179991</text:p>
          </table:table-cell>
          <table:table-cell office:value-type="string" table:style-name="ce1">
            <text:p>-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1_2026_03_10T17_59_50__47__.mp4</text:p>
          </table:table-cell>
          <table:table-cell office:value-type="string" table:style-name="ce2">
            <text:p>2026-03-10T17:59:50.963</text:p>
          </table:table-cell>
          <table:table-cell office:value-type="string" office:string-value="short_perry" table:formula="of:=HYPERLINK(&quot;https://b023.prd.us-east-2.aws.vecnarobotics.com:8443/nexus-prime/#playback.perry?robot=AV32CUAXMCJ221&amp;start=2026-03-10T17:59&amp;end=2026-03-10T18:01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1&amp;start=2026-03-10T17:57&amp;end=2026-03-10T18:03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10-deep Area</text:p>
          </table:table-cell>
          <table:table-cell office:value-type="float" office:value="60.046746071367998" table:style-name="ce1">
            <text:p>60.04674607</text:p>
          </table:table-cell>
          <table:table-cell office:value-type="float" office:value="21.111706763488499" table:style-name="ce1">
            <text:p>21.11170676</text:p>
          </table:table-cell>
          <table:table-cell office:value-type="float" office:value="52.193687382" table:style-name="ce1">
            <text:p>52.19368738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f1b30f2d-c1ac-43d7-88ad-2929ade1993b</text:p>
          </table:table-cell>
          <table:table-cell office:value-type="string" table:style-name="ce1">
            <text:p>69b0948e6c38dd3969a1ec72</text:p>
          </table:table-cell>
          <table:table-cell office:value-type="float" office:value="1773180046954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-1.1344639584422099E-2" table:style-name="ce1">
            <text:p>-0.01134464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f30c29c2-1cc8-11f1-a3b7-000e8e97c0fe</text:p>
          </table:table-cell>
          <table:table-cell office:value-type="float" office:value="3.6999996751546901E-2" table:style-name="ce1">
            <text:p>0.036999997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1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-1.6163105326451599E-2" table:style-name="ce1">
            <text:p>-0.016163105</text:p>
          </table:table-cell>
          <table:table-cell office:value-type="string" table:style-name="ce1">
            <text:p>2026-03-10T21:59:50.963-0000</text:p>
          </table:table-cell>
          <table:table-cell office:value-type="float" office:value="21.111706763488499" table:style-name="ce1">
            <text:p>21.11170676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float" office:value="60.046746071367998" table:style-name="ce1">
            <text:p>60.04674607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2.193687382" table:style-name="ce1">
            <text:p>52.19368738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2:00:46.954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10-deep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1&amp;start=2026-03-10T17:59&amp;end=2026-03-10T18:01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1&amp;start=2026-03-10T17:57&amp;end=2026-03-10T18:03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0145.95" table:style-name="ce1">
            <text:p>1773180146</text:p>
          </table:table-cell>
          <table:table-cell office:value-type="string" table:style-name="ce1">
            <text:p>-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1_2026_03_10T18_02_25__57__.mp4</text:p>
          </table:table-cell>
          <table:table-cell office:value-type="string" table:style-name="ce2">
            <text:p>2026-03-10T18:02:25.950</text:p>
          </table:table-cell>
          <table:table-cell office:value-type="string" office:string-value="short_perry" table:formula="of:=HYPERLINK(&quot;https://b023.prd.us-east-2.aws.vecnarobotics.com:8443/nexus-prime/#playback.perry?robot=AV32CUAXMCJ221&amp;start=2026-03-10T18:01&amp;end=2026-03-10T18:03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1&amp;start=2026-03-10T17:59&amp;end=2026-03-10T18:05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RAS + 3-deep Area</text:p>
          </table:table-cell>
          <table:table-cell office:value-type="float" office:value="27.659560460550502" table:style-name="ce1">
            <text:p>27.65956046</text:p>
          </table:table-cell>
          <table:table-cell office:value-type="float" office:value="23.908024405979599" table:style-name="ce1">
            <text:p>23.90802441</text:p>
          </table:table-cell>
          <table:table-cell office:value-type="float" office:value="30.000325574000001" table:style-name="ce1">
            <text:p>30.00032557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ff80aadc-c181-4ca3-b0b1-834e72337010</text:p>
          </table:table-cell>
          <table:table-cell office:value-type="string" table:style-name="ce1">
            <text:p>69b095136c38dd3969a21c94</text:p>
          </table:table-cell>
          <table:table-cell office:value-type="float" office:value="1773180179252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3.6651913076639203E-2" table:style-name="ce1">
            <text:p>0.036651913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f30c29c2-1cc8-11f1-a3b7-000e8e97c0fe</text:p>
          </table:table-cell>
          <table:table-cell office:value-type="float" office:value="3.29999998211861E-2" table:style-name="ce1">
            <text:p>0.033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1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3.0482175373387999" table:style-name="ce1">
            <text:p>3.048217537</text:p>
          </table:table-cell>
          <table:table-cell office:value-type="string" table:style-name="ce1">
            <text:p>2026-03-10T22:02:25.950-0000</text:p>
          </table:table-cell>
          <table:table-cell office:value-type="float" office:value="23.908024405979599" table:style-name="ce1">
            <text:p>23.90802441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27.659560460550502" table:style-name="ce1">
            <text:p>27.6595604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0.000325574000001" table:style-name="ce1">
            <text:p>30.00032557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2:02:59.252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RAS + 3-deep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1&amp;start=2026-03-10T18:01&amp;end=2026-03-10T18:03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1&amp;start=2026-03-10T17:59&amp;end=2026-03-10T18:05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0302.5539999" table:style-name="ce1">
            <text:p>1773180303</text:p>
          </table:table-cell>
          <table:table-cell office:value-type="string" table:style-name="ce1">
            <text:p>-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1_2026_03_10T18_05_02__51__.mp4</text:p>
          </table:table-cell>
          <table:table-cell office:value-type="string" table:style-name="ce2">
            <text:p>2026-03-10T18:05:02.554</text:p>
          </table:table-cell>
          <table:table-cell office:value-type="string" office:string-value="short_perry" table:formula="of:=HYPERLINK(&quot;https://b023.prd.us-east-2.aws.vecnarobotics.com:8443/nexus-prime/#playback.perry?robot=AV32CUAXMCJ221&amp;start=2026-03-10T18:04&amp;end=2026-03-10T18:06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1&amp;start=2026-03-10T18:02&amp;end=2026-03-10T18:08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10-deep Area</text:p>
          </table:table-cell>
          <table:table-cell office:value-type="float" office:value="60.036871697689499" table:style-name="ce1">
            <text:p>60.0368717</text:p>
          </table:table-cell>
          <table:table-cell office:value-type="float" office:value="21.116934864466302" table:style-name="ce1">
            <text:p>21.11693486</text:p>
          </table:table-cell>
          <table:table-cell office:value-type="float" office:value="11.314471889" table:style-name="ce1">
            <text:p>11.31447189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e3053708-cfc8-466e-8c52-b802e2649e22</text:p>
          </table:table-cell>
          <table:table-cell office:value-type="string" table:style-name="ce1">
            <text:p>69b0959d6c38dd3969a24f88</text:p>
          </table:table-cell>
          <table:table-cell office:value-type="float" office:value="1773180317863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-0.13735741376876801" table:style-name="ce1">
            <text:p>-0.137357414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f30c29c2-1cc8-11f1-a3b7-000e8e97c0f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1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-1.60462767746276E-2" table:style-name="ce1">
            <text:p>-0.016046277</text:p>
          </table:table-cell>
          <table:table-cell office:value-type="string" table:style-name="ce1">
            <text:p>2026-03-10T22:05:02.554-0000</text:p>
          </table:table-cell>
          <table:table-cell office:value-type="float" office:value="21.116934864466302" table:style-name="ce1">
            <text:p>21.11693486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float" office:value="60.036871697689499" table:style-name="ce1">
            <text:p>60.0368717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1.314471889" table:style-name="ce1">
            <text:p>11.31447189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2:05:17.863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10-deep Are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1&amp;start=2026-03-10T18:04&amp;end=2026-03-10T18:06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1&amp;start=2026-03-10T18:02&amp;end=2026-03-10T18:08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0413.4590001" table:style-name="ce1">
            <text:p>1773180413</text:p>
          </table:table-cell>
          <table:table-cell office:value-type="string" table:style-name="ce1">
            <text:p>-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1_2026_03_10T18_06_53__48__.mp4</text:p>
          </table:table-cell>
          <table:table-cell office:value-type="string" table:style-name="ce2">
            <text:p>2026-03-10T18:06:53.459</text:p>
          </table:table-cell>
          <table:table-cell office:value-type="string" office:string-value="short_perry" table:formula="of:=HYPERLINK(&quot;https://b023.prd.us-east-2.aws.vecnarobotics.com:8443/nexus-prime/#playback.perry?robot=AV32CUAXMCJ221&amp;start=2026-03-10T18:06&amp;end=2026-03-10T18:08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1&amp;start=2026-03-10T18:04&amp;end=2026-03-10T18:10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AG + 2-deep Area</text:p>
          </table:table-cell>
          <table:table-cell office:value-type="float" office:value="34.821029992043698" table:style-name="ce1">
            <text:p>34.82102999</text:p>
          </table:table-cell>
          <table:table-cell office:value-type="float" office:value="23.322785494383599" table:style-name="ce1">
            <text:p>23.32278549</text:p>
          </table:table-cell>
          <table:table-cell office:value-type="float" office:value="45.059901869000001" table:style-name="ce1">
            <text:p>45.05990187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524bb8f5-dbf2-45c0-b670-0f3aa279c2d5</text:p>
          </table:table-cell>
          <table:table-cell office:value-type="string" table:style-name="ce1">
            <text:p>69b0962e6c38dd3969a282b7</text:p>
          </table:table-cell>
          <table:table-cell office:value-type="float" office:value="1773180462137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-5.5152401328086902E-2" table:style-name="ce1">
            <text:p>-0.055152401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f30c29c2-1cc8-11f1-a3b7-000e8e97c0fe</text:p>
          </table:table-cell>
          <table:table-cell office:value-type="float" office:value="0.42199999094009399" table:style-name="ce1">
            <text:p>0.421999991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1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3.0727821807131201" table:style-name="ce1">
            <text:p>3.072782181</text:p>
          </table:table-cell>
          <table:table-cell office:value-type="string" table:style-name="ce1">
            <text:p>2026-03-10T22:06:53.459-0000</text:p>
          </table:table-cell>
          <table:table-cell office:value-type="float" office:value="23.322785494383599" table:style-name="ce1">
            <text:p>23.32278549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34.821029992043698" table:style-name="ce1">
            <text:p>34.8210299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5.059901869000001" table:style-name="ce1">
            <text:p>45.05990187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2:07:42.137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AG + 2-deep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1&amp;start=2026-03-10T18:06&amp;end=2026-03-10T18:08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1&amp;start=2026-03-10T18:04&amp;end=2026-03-10T18:10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0467.22" table:style-name="ce1">
            <text:p>1773180467</text:p>
          </table:table-cell>
          <table:table-cell office:value-type="string" table:style-name="ce1">
            <text:p>-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1_2026_03_10T18_07_47__46__.mp4</text:p>
          </table:table-cell>
          <table:table-cell office:value-type="string" table:style-name="ce2">
            <text:p>2026-03-10T18:07:47.220</text:p>
          </table:table-cell>
          <table:table-cell office:value-type="string" office:string-value="short_perry" table:formula="of:=HYPERLINK(&quot;https://b023.prd.us-east-2.aws.vecnarobotics.com:8443/nexus-prime/#playback.perry?robot=AV32CUAXMCJ221&amp;start=2026-03-10T18:07&amp;end=2026-03-10T18:09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1&amp;start=2026-03-10T18:05&amp;end=2026-03-10T18:11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RAS + 3-deep Area</text:p>
          </table:table-cell>
          <table:table-cell office:value-type="float" office:value="27.302806562395599" table:style-name="ce1">
            <text:p>27.30280656</text:p>
          </table:table-cell>
          <table:table-cell office:value-type="float" office:value="23.675651993395299" table:style-name="ce1">
            <text:p>23.67565199</text:p>
          </table:table-cell>
          <table:table-cell office:value-type="float" office:value="12.412797811000001" table:style-name="ce1">
            <text:p>12.41279781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61a8865a-f060-4624-af96-2ed9c712c85c</text:p>
          </table:table-cell>
          <table:table-cell office:value-type="string" table:style-name="ce1">
            <text:p>69b096456c38dd3969a28aff</text:p>
          </table:table-cell>
          <table:table-cell office:value-type="float" office:value="1773180485738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-0.11920598149299599" table:style-name="ce1">
            <text:p>-0.119205981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f30c29c2-1cc8-11f1-a3b7-000e8e97c0fe</text:p>
          </table:table-cell>
          <table:table-cell office:value-type="float" office:value="0.40699997544288602" table:style-name="ce1">
            <text:p>0.406999975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1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3.0147220991653501" table:style-name="ce1">
            <text:p>3.014722099</text:p>
          </table:table-cell>
          <table:table-cell office:value-type="string" table:style-name="ce1">
            <text:p>2026-03-10T22:07:47.220-0000</text:p>
          </table:table-cell>
          <table:table-cell office:value-type="float" office:value="23.675651993395299" table:style-name="ce1">
            <text:p>23.67565199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27.302806562395599" table:style-name="ce1">
            <text:p>27.3028065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2.412797811000001" table:style-name="ce1">
            <text:p>12.41279781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2:08:05.738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RAS + 3-deep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1&amp;start=2026-03-10T18:07&amp;end=2026-03-10T18:09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1&amp;start=2026-03-10T18:05&amp;end=2026-03-10T18:11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0703.2379999" table:style-name="ce1">
            <text:p>1773180703</text:p>
          </table:table-cell>
          <table:table-cell office:value-type="string" table:style-name="ce1">
            <text:p>-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1_2026_03_10T18_11_43__45__.mp4</text:p>
          </table:table-cell>
          <table:table-cell office:value-type="string" table:style-name="ce2">
            <text:p>2026-03-10T18:11:43.238</text:p>
          </table:table-cell>
          <table:table-cell office:value-type="string" office:string-value="short_perry" table:formula="of:=HYPERLINK(&quot;https://b023.prd.us-east-2.aws.vecnarobotics.com:8443/nexus-prime/#playback.perry?robot=AV32CUAXMCJ221&amp;start=2026-03-10T18:11&amp;end=2026-03-10T18:13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1&amp;start=2026-03-10T18:09&amp;end=2026-03-10T18:15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AG + 2-deep Area</text:p>
          </table:table-cell>
          <table:table-cell office:value-type="float" office:value="37.929893126775397" table:style-name="ce1">
            <text:p>37.92989313</text:p>
          </table:table-cell>
          <table:table-cell office:value-type="float" office:value="23.2640530126355" table:style-name="ce1">
            <text:p>23.26405301</text:p>
          </table:table-cell>
          <table:table-cell office:value-type="float" office:value="116.999652328" table:style-name="ce1">
            <text:p>116.9996523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3ed4356c-61f8-424a-80bd-d7ef6d4c9d48</text:p>
          </table:table-cell>
          <table:table-cell office:value-type="string" table:style-name="ce1">
            <text:p>69b097946c38dd3969a30361</text:p>
          </table:table-cell>
          <table:table-cell office:value-type="float" office:value="1773180820939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-0.24661502242088301" table:style-name="ce1">
            <text:p>-0.246615022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f30c29c2-1cc8-11f1-a3b7-000e8e97c0fe</text:p>
          </table:table-cell>
          <table:table-cell office:value-type="float" office:value="0.23899999260902399" table:style-name="ce1">
            <text:p>0.238999993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1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3.0818754451483699" table:style-name="ce1">
            <text:p>3.081875445</text:p>
          </table:table-cell>
          <table:table-cell office:value-type="string" table:style-name="ce1">
            <text:p>2026-03-10T22:11:43.238-0000</text:p>
          </table:table-cell>
          <table:table-cell office:value-type="float" office:value="23.2640530126355" table:style-name="ce1">
            <text:p>23.26405301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37.929893126775397" table:style-name="ce1">
            <text:p>37.9298931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16.999652328" table:style-name="ce1">
            <text:p>116.9996523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2:13:40.939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AG + 2-deep Are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1&amp;start=2026-03-10T18:11&amp;end=2026-03-10T18:13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1&amp;start=2026-03-10T18:09&amp;end=2026-03-10T18:15&amp;tz=America/New_York" &amp;&amp; sleep 3</text:p>
          </table:table-cell>
          <table:table-cell table:number-columns-repeated="16318"/>
        </table:table-row>
        <table:table-row table:style-name="ro1">
          <table:table-cell office:value-type="float" office:value="1773180830.9200001" table:style-name="ce1">
            <text:p>1773180831</text:p>
          </table:table-cell>
          <table:table-cell office:value-type="string" table:style-name="ce1">
            <text:p>-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1_2026_03_10T18_13_50__47__.mp4</text:p>
          </table:table-cell>
          <table:table-cell office:value-type="string" table:style-name="ce2">
            <text:p>2026-03-10T18:13:50.920</text:p>
          </table:table-cell>
          <table:table-cell office:value-type="string" office:string-value="short_perry" table:formula="of:=HYPERLINK(&quot;https://b023.prd.us-east-2.aws.vecnarobotics.com:8443/nexus-prime/#playback.perry?robot=AV32CUAXMCJ221&amp;start=2026-03-10T18:13&amp;end=2026-03-10T18:15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1&amp;start=2026-03-10T18:11&amp;end=2026-03-10T18:17&amp;tz=America/New_York&quot;;&quot;long_perry&quot;)" table:style-name="ce1">
            <text:p>long_perry</text:p>
          </table:table-cell>
          <table:table-cell office:value-type="string" table:style-name="ce1">
            <text:p>detected pillar as obstacle RLS-33802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PATH_VERIFICATION_FAILED</text:p>
          </table:table-cell>
          <table:table-cell office:value-type="string" table:style-name="ce1">
            <text:p>LOBSTER RAS + 3-deep Area</text:p>
          </table:table-cell>
          <table:table-cell office:value-type="float" office:value="24.168418402845798" table:style-name="ce1">
            <text:p>24.1684184</text:p>
          </table:table-cell>
          <table:table-cell office:value-type="float" office:value="24.162274908972702" table:style-name="ce1">
            <text:p>24.16227491</text:p>
          </table:table-cell>
          <table:table-cell office:value-type="float" office:value="0.20063477699999999" table:style-name="ce1">
            <text:p>0.200634777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b611e815-637a-46e4-9311-1823ad73d1d8</text:p>
          </table:table-cell>
          <table:table-cell office:value-type="string" table:style-name="ce1">
            <text:p>69b097a36c38dd3969a3084c</text:p>
          </table:table-cell>
          <table:table-cell office:value-type="float" office:value="1773180835025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-2.63544712215662E-2" table:style-name="ce1">
            <text:p>-0.026354471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f30c29c2-1cc8-11f1-a3b7-000e8e97c0fe</text:p>
          </table:table-cell>
          <table:table-cell office:value-type="float" office:value="0.422999978065491" table:style-name="ce1">
            <text:p>0.422999978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1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-3.1200588633712099" table:style-name="ce1">
            <text:p>-3.120058863</text:p>
          </table:table-cell>
          <table:table-cell office:value-type="string" table:style-name="ce1">
            <text:p>2026-03-10T22:13:50.920-0000</text:p>
          </table:table-cell>
          <table:table-cell office:value-type="float" office:value="24.162274908972702" table:style-name="ce1">
            <text:p>24.16227491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24.168418402845798" table:style-name="ce1">
            <text:p>24.168418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20063477699999999" table:style-name="ce1">
            <text:p>0.200634777</text:p>
          </table:table-cell>
          <table:table-cell table:style-name="ce1"/>
          <table:table-cell office:value-type="string" table:style-name="ce1">
            <text:p>PATH_VERIFICATION_FAILED</text:p>
          </table:table-cell>
          <table:table-cell office:value-type="string" table:style-name="ce1">
            <text:p>2026-03-10T22:13:55.025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RAS + 3-deep Are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1&amp;start=2026-03-10T18:13&amp;end=2026-03-10T18:15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1&amp;start=2026-03-10T18:11&amp;end=2026-03-10T18:17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1049.233" table:style-name="ce1">
            <text:p>1773181049</text:p>
          </table:table-cell>
          <table:table-cell office:value-type="string" table:style-name="ce1">
            <text:p>-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1_2026_03_10T18_17_29__58__.mp4</text:p>
          </table:table-cell>
          <table:table-cell office:value-type="string" table:style-name="ce2">
            <text:p>2026-03-10T18:17:29.233</text:p>
          </table:table-cell>
          <table:table-cell office:value-type="string" office:string-value="short_perry" table:formula="of:=HYPERLINK(&quot;https://b023.prd.us-east-2.aws.vecnarobotics.com:8443/nexus-prime/#playback.perry?robot=AV32CUAXMCJ221&amp;start=2026-03-10T18:16&amp;end=2026-03-10T18:18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1&amp;start=2026-03-10T18:14&amp;end=2026-03-10T18:20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AG + 2-deep Area</text:p>
          </table:table-cell>
          <table:table-cell office:value-type="float" office:value="41.7933588187163" table:style-name="ce1">
            <text:p>41.79335882</text:p>
          </table:table-cell>
          <table:table-cell office:value-type="float" office:value="23.4097160295556" table:style-name="ce1">
            <text:p>23.40971603</text:p>
          </table:table-cell>
          <table:table-cell office:value-type="float" office:value="0.68303297200000002" table:style-name="ce1">
            <text:p>0.683032972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9813df9d-f862-4682-a0b7-948a57348aae</text:p>
          </table:table-cell>
          <table:table-cell office:value-type="string" table:style-name="ce1">
            <text:p>69b0987b6c38dd3969a358b0</text:p>
          </table:table-cell>
          <table:table-cell office:value-type="float" office:value="1773181051423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-2.4434609804302402E-3" table:style-name="ce1">
            <text:p>-0.002443461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f30c29c2-1cc8-11f1-a3b7-000e8e97c0fe</text:p>
          </table:table-cell>
          <table:table-cell office:value-type="float" office:value="1.03600001335144" table:style-name="ce1">
            <text:p>1.036000013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1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3.13058002110597" table:style-name="ce1">
            <text:p>3.130580021</text:p>
          </table:table-cell>
          <table:table-cell office:value-type="string" table:style-name="ce1">
            <text:p>2026-03-10T22:17:29.233-0000</text:p>
          </table:table-cell>
          <table:table-cell office:value-type="float" office:value="23.4097160295556" table:style-name="ce1">
            <text:p>23.40971603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41.7933588187163" table:style-name="ce1">
            <text:p>41.7933588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68303297200000002" table:style-name="ce1">
            <text:p>0.683032972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2:17:31.423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AG + 2-deep Are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1&amp;start=2026-03-10T18:16&amp;end=2026-03-10T18:18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1&amp;start=2026-03-10T18:14&amp;end=2026-03-10T18:20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1060.721" table:style-name="ce1">
            <text:p>1773181061</text:p>
          </table:table-cell>
          <table:table-cell office:value-type="string" table:style-name="ce1">
            <text:p>-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1_2026_03_10T18_17_40__44__.mp4</text:p>
          </table:table-cell>
          <table:table-cell office:value-type="string" table:style-name="ce2">
            <text:p>2026-03-10T18:17:40.721</text:p>
          </table:table-cell>
          <table:table-cell office:value-type="string" office:string-value="short_perry" table:formula="of:=HYPERLINK(&quot;https://b023.prd.us-east-2.aws.vecnarobotics.com:8443/nexus-prime/#playback.perry?robot=AV32CUAXMCJ221&amp;start=2026-03-10T18:17&amp;end=2026-03-10T18:19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1&amp;start=2026-03-10T18:15&amp;end=2026-03-10T18:21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RAS + 3-deep Area</text:p>
          </table:table-cell>
          <table:table-cell office:value-type="float" office:value="27.711521936526101" table:style-name="ce1">
            <text:p>27.71152194</text:p>
          </table:table-cell>
          <table:table-cell office:value-type="float" office:value="23.875069561110902" table:style-name="ce1">
            <text:p>23.87506956</text:p>
          </table:table-cell>
          <table:table-cell office:value-type="float" office:value="16.406980033" table:style-name="ce1">
            <text:p>16.40698003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0281b8a0-0562-41c3-8dc6-8057e22b316d</text:p>
          </table:table-cell>
          <table:table-cell office:value-type="string" table:style-name="ce1">
            <text:p>69b0989a6c38dd3969a363c7</text:p>
          </table:table-cell>
          <table:table-cell office:value-type="float" office:value="1773181082228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-0.20245818793773601" table:style-name="ce1">
            <text:p>-0.202458188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f30c29c2-1cc8-11f1-a3b7-000e8e97c0fe</text:p>
          </table:table-cell>
          <table:table-cell office:value-type="float" office:value="1.2999999336898301E-2" table:style-name="ce1">
            <text:p>0.012999999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1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3.0655178038989401" table:style-name="ce1">
            <text:p>3.065517804</text:p>
          </table:table-cell>
          <table:table-cell office:value-type="string" table:style-name="ce1">
            <text:p>2026-03-10T22:17:40.721-0000</text:p>
          </table:table-cell>
          <table:table-cell office:value-type="float" office:value="23.875069561110902" table:style-name="ce1">
            <text:p>23.87506956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27.711521936526101" table:style-name="ce1">
            <text:p>27.7115219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6.406980033" table:style-name="ce1">
            <text:p>16.40698003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2:18:02.228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RAS + 3-deep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1&amp;start=2026-03-10T18:17&amp;end=2026-03-10T18:19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1&amp;start=2026-03-10T18:15&amp;end=2026-03-10T18:21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1202.6370001" table:style-name="ce1">
            <text:p>1773181203</text:p>
          </table:table-cell>
          <table:table-cell office:value-type="string" table:style-name="ce1">
            <text:p>-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1_2026_03_10T18_20_02__51__.mp4</text:p>
          </table:table-cell>
          <table:table-cell office:value-type="string" table:style-name="ce2">
            <text:p>2026-03-10T18:20:02.637</text:p>
          </table:table-cell>
          <table:table-cell office:value-type="string" office:string-value="short_perry" table:formula="of:=HYPERLINK(&quot;https://b023.prd.us-east-2.aws.vecnarobotics.com:8443/nexus-prime/#playback.perry?robot=AV32CUAXMCJ221&amp;start=2026-03-10T18:19&amp;end=2026-03-10T18:21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1&amp;start=2026-03-10T18:17&amp;end=2026-03-10T18:23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10-deep Area</text:p>
          </table:table-cell>
          <table:table-cell office:value-type="float" office:value="60.006707304860498" table:style-name="ce1">
            <text:p>60.0067073</text:p>
          </table:table-cell>
          <table:table-cell office:value-type="float" office:value="21.1177359326778" table:style-name="ce1">
            <text:p>21.11773593</text:p>
          </table:table-cell>
          <table:table-cell office:value-type="float" office:value="9.2981198579999997" table:style-name="ce1">
            <text:p>9.298119858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f39c3c00-ce00-471e-895f-58509d2ba370</text:p>
          </table:table-cell>
          <table:table-cell office:value-type="string" table:style-name="ce1">
            <text:p>69b099206c38dd3969a395a3</text:p>
          </table:table-cell>
          <table:table-cell office:value-type="float" office:value="1773181216034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-5.2359875291585901E-2" table:style-name="ce1">
            <text:p>-0.052359875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f30c29c2-1cc8-11f1-a3b7-000e8e97c0fe</text:p>
          </table:table-cell>
          <table:table-cell office:value-type="float" office:value="2.9999999329447701E-2" table:style-name="ce1">
            <text:p>0.029999999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1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-1.5326023528044099E-2" table:style-name="ce1">
            <text:p>-0.015326024</text:p>
          </table:table-cell>
          <table:table-cell office:value-type="string" table:style-name="ce1">
            <text:p>2026-03-10T22:20:02.637-0000</text:p>
          </table:table-cell>
          <table:table-cell office:value-type="float" office:value="21.1177359326778" table:style-name="ce1">
            <text:p>21.11773593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float" office:value="60.006707304860498" table:style-name="ce1">
            <text:p>60.006707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9.2981198579999997" table:style-name="ce1">
            <text:p>9.298119858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2:20:16.034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10-deep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1&amp;start=2026-03-10T18:19&amp;end=2026-03-10T18:21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1&amp;start=2026-03-10T18:17&amp;end=2026-03-10T18:23&amp;tz=America/New_York" &amp;&amp; sleep 3</text:p>
          </table:table-cell>
          <table:table-cell table:number-columns-repeated="16318"/>
        </table:table-row>
        <table:table-row table:style-name="ro1">
          <table:table-cell office:value-type="float" office:value="1773181221.527" table:style-name="ce1">
            <text:p>1773181222</text:p>
          </table:table-cell>
          <table:table-cell office:value-type="string" table:style-name="ce1">
            <text:p>-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1_2026_03_10T18_20_21__56__.mp4</text:p>
          </table:table-cell>
          <table:table-cell office:value-type="string" table:style-name="ce2">
            <text:p>2026-03-10T18:20:21.527</text:p>
          </table:table-cell>
          <table:table-cell office:value-type="string" office:string-value="short_perry" table:formula="of:=HYPERLINK(&quot;https://b023.prd.us-east-2.aws.vecnarobotics.com:8443/nexus-prime/#playback.perry?robot=AV32CUAXMCJ221&amp;start=2026-03-10T18:19&amp;end=2026-03-10T18:21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1&amp;start=2026-03-10T18:17&amp;end=2026-03-10T18:23&amp;tz=America/New_York&quot;;&quot;long_perry&quot;)" table:style-name="ce1">
            <text:p>long_perry</text:p>
          </table:table-cell>
          <table:table-cell office:value-type="string" table:style-name="ce1">
            <text:p>ghost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PROBABLE_COSTMAP_GHOST</text:p>
          </table:table-cell>
          <table:table-cell office:value-type="string" table:style-name="ce1">
            <text:p>LOBSTER 10-deep Area</text:p>
          </table:table-cell>
          <table:table-cell office:value-type="float" office:value="67.771068553136899" table:style-name="ce1">
            <text:p>67.77106855</text:p>
          </table:table-cell>
          <table:table-cell office:value-type="float" office:value="21.212271912573001" table:style-name="ce1">
            <text:p>21.21227191</text:p>
          </table:table-cell>
          <table:table-cell office:value-type="float" office:value="29.616848825999998" table:style-name="ce1">
            <text:p>29.61684883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ab11f114-3d1f-4c2e-86b9-4b2d7670bcc2</text:p>
          </table:table-cell>
          <table:table-cell office:value-type="string" table:style-name="ce1">
            <text:p>69b099466c38dd3969a3a35b</text:p>
          </table:table-cell>
          <table:table-cell office:value-type="float" office:value="1773181254539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-2.1467549726367E-2" table:style-name="ce1">
            <text:p>-0.02146755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f30c29c2-1cc8-11f1-a3b7-000e8e97c0fe</text:p>
          </table:table-cell>
          <table:table-cell office:value-type="float" office:value="0.17900000512599901" table:style-name="ce1">
            <text:p>0.179000005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1</text:p>
          </table:table-cell>
          <table:table-cell office:value-type="string" table:style-name="ce2">
            <text:p>True</text:p>
          </table:table-cell>
          <table:table-cell table:style-name="ce1"/>
          <table:table-cell office:value-type="float" office:value="0.126223694328161" table:style-name="ce1">
            <text:p>0.126223694</text:p>
          </table:table-cell>
          <table:table-cell office:value-type="string" table:style-name="ce1">
            <text:p>2026-03-10T22:20:21.527-0000</text:p>
          </table:table-cell>
          <table:table-cell office:value-type="float" office:value="21.212271912573001" table:style-name="ce1">
            <text:p>21.21227191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float" office:value="67.771068553136899" table:style-name="ce1">
            <text:p>67.7710685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9.616848825999998" table:style-name="ce1">
            <text:p>29.61684883</text:p>
          </table:table-cell>
          <table:table-cell table:style-name="ce1"/>
          <table:table-cell office:value-type="string" table:style-name="ce1">
            <text:p>PROBABLE_COSTMAP_GHOST</text:p>
          </table:table-cell>
          <table:table-cell office:value-type="string" table:style-name="ce1">
            <text:p>2026-03-10T22:20:54.539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28.291450699999999" table:style-name="ce1">
            <text:p>28.2914507</text:p>
          </table:table-cell>
          <table:table-cell office:value-type="string" table:style-name="ce1">
            <text:p>LOBSTER 10-deep Are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1&amp;start=2026-03-10T18:19&amp;end=2026-03-10T18:21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1&amp;start=2026-03-10T18:17&amp;end=2026-03-10T18:23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1333.326" table:style-name="ce1">
            <text:p>1773181333</text:p>
          </table:table-cell>
          <table:table-cell office:value-type="string" table:style-name="ce1">
            <text:p>-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1_2026_03_10T18_22_13__54__.mp4</text:p>
          </table:table-cell>
          <table:table-cell office:value-type="string" table:style-name="ce2">
            <text:p>2026-03-10T18:22:13.326</text:p>
          </table:table-cell>
          <table:table-cell office:value-type="string" office:string-value="short_perry" table:formula="of:=HYPERLINK(&quot;https://b023.prd.us-east-2.aws.vecnarobotics.com:8443/nexus-prime/#playback.perry?robot=AV32CUAXMCJ221&amp;start=2026-03-10T18:21&amp;end=2026-03-10T18:23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1&amp;start=2026-03-10T18:19&amp;end=2026-03-10T18:25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AG + 2-deep Area</text:p>
          </table:table-cell>
          <table:table-cell office:value-type="float" office:value="35.446953178667101" table:style-name="ce1">
            <text:p>35.44695318</text:p>
          </table:table-cell>
          <table:table-cell office:value-type="float" office:value="23.292360311661401" table:style-name="ce1">
            <text:p>23.29236031</text:p>
          </table:table-cell>
          <table:table-cell office:value-type="float" office:value="40.409915390999998" table:style-name="ce1">
            <text:p>40.40991539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0a8b1020-bfea-4007-81d5-7dfc72a4ade3</text:p>
          </table:table-cell>
          <table:table-cell office:value-type="string" table:style-name="ce1">
            <text:p>69b099c06c38dd3969a3cf08</text:p>
          </table:table-cell>
          <table:table-cell office:value-type="float" office:value="1773181376036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-0.28553587198257402" table:style-name="ce1">
            <text:p>-0.285535872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f30c29c2-1cc8-11f1-a3b7-000e8e97c0fe</text:p>
          </table:table-cell>
          <table:table-cell office:value-type="float" office:value="3.0999997630715401E-2" table:style-name="ce1">
            <text:p>0.030999998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1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3.1103507778497002" table:style-name="ce1">
            <text:p>3.110350778</text:p>
          </table:table-cell>
          <table:table-cell office:value-type="string" table:style-name="ce1">
            <text:p>2026-03-10T22:22:13.326-0000</text:p>
          </table:table-cell>
          <table:table-cell office:value-type="float" office:value="23.292360311661401" table:style-name="ce1">
            <text:p>23.29236031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35.446953178667101" table:style-name="ce1">
            <text:p>35.4469531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0.409915390999998" table:style-name="ce1">
            <text:p>40.40991539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2:22:56.036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AG + 2-deep Are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1&amp;start=2026-03-10T18:21&amp;end=2026-03-10T18:23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1&amp;start=2026-03-10T18:19&amp;end=2026-03-10T18:25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3594.724" table:style-name="ce1">
            <text:p>1773183595</text:p>
          </table:table-cell>
          <table:table-cell office:value-type="string" table:style-name="ce1">
            <text:p>-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1_2026_03_10T18_59_54__48__.mp4</text:p>
          </table:table-cell>
          <table:table-cell office:value-type="string" table:style-name="ce2">
            <text:p>2026-03-10T18:59:54.724</text:p>
          </table:table-cell>
          <table:table-cell office:value-type="string" office:string-value="short_perry" table:formula="of:=HYPERLINK(&quot;https://b023.prd.us-east-2.aws.vecnarobotics.com:8443/nexus-prime/#playback.perry?robot=AV32CUAXMCJ221&amp;start=2026-03-10T18:59&amp;end=2026-03-10T19:01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1&amp;start=2026-03-10T18:57&amp;end=2026-03-10T19:03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Home Intersection Area</text:p>
          </table:table-cell>
          <table:table-cell office:value-type="float" office:value="60.633812860680003" table:style-name="ce1">
            <text:p>60.63381286</text:p>
          </table:table-cell>
          <table:table-cell office:value-type="float" office:value="25.134175274809699" table:style-name="ce1">
            <text:p>25.13417527</text:p>
          </table:table-cell>
          <table:table-cell office:value-type="float" office:value="5.2103761950000003" table:style-name="ce1">
            <text:p>5.210376195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e8256b09-f320-48c9-a213-c3a74da2a054</text:p>
          </table:table-cell>
          <table:table-cell office:value-type="string" table:style-name="ce1">
            <text:p>69b0a27b6c38dd3969a65267</text:p>
          </table:table-cell>
          <table:table-cell office:value-type="float" office:value="1773183611732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-1.04981553554535" table:style-name="ce1">
            <text:p>-1.049815536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f30c29c2-1cc8-11f1-a3b7-000e8e97c0fe</text:p>
          </table:table-cell>
          <table:table-cell office:value-type="float" office:value="0.114999994635582" table:style-name="ce1">
            <text:p>0.114999995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1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-1.75467520788985" table:style-name="ce1">
            <text:p>-1.754675208</text:p>
          </table:table-cell>
          <table:table-cell office:value-type="string" table:style-name="ce1">
            <text:p>2026-03-10T22:59:54.724-0000</text:p>
          </table:table-cell>
          <table:table-cell office:value-type="float" office:value="25.134175274809699" table:style-name="ce1">
            <text:p>25.13417527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60.633812860680003" table:style-name="ce1">
            <text:p>60.6338128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.2103761950000003" table:style-name="ce1">
            <text:p>5.210376195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3:00:11.732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Home Intersection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1&amp;start=2026-03-10T18:59&amp;end=2026-03-10T19:01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1&amp;start=2026-03-10T18:57&amp;end=2026-03-10T19:03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3629.1370001" table:style-name="ce1">
            <text:p>1773183629</text:p>
          </table:table-cell>
          <table:table-cell office:value-type="string" table:style-name="ce1">
            <text:p>-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1_2026_03_10T19_00_29__58__.mp4</text:p>
          </table:table-cell>
          <table:table-cell office:value-type="string" table:style-name="ce2">
            <text:p>2026-03-10T19:00:29.137</text:p>
          </table:table-cell>
          <table:table-cell office:value-type="string" office:string-value="short_perry" table:formula="of:=HYPERLINK(&quot;https://b023.prd.us-east-2.aws.vecnarobotics.com:8443/nexus-prime/#playback.perry?robot=AV32CUAXMCJ221&amp;start=2026-03-10T18:59&amp;end=2026-03-10T19:01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1&amp;start=2026-03-10T18:57&amp;end=2026-03-10T19:03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RAS + 3-deep Area</text:p>
          </table:table-cell>
          <table:table-cell office:value-type="float" office:value="27.6684650911183" table:style-name="ce1">
            <text:p>27.66846509</text:p>
          </table:table-cell>
          <table:table-cell office:value-type="float" office:value="23.307814929497901" table:style-name="ce1">
            <text:p>23.30781493</text:p>
          </table:table-cell>
          <table:table-cell office:value-type="float" office:value="15.002794481" table:style-name="ce1">
            <text:p>15.00279448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987fa104-ca0c-4e94-b107-e3cc97f7327b</text:p>
          </table:table-cell>
          <table:table-cell office:value-type="string" table:style-name="ce1">
            <text:p>69b0a29f6c38dd3969a65e52</text:p>
          </table:table-cell>
          <table:table-cell office:value-type="float" office:value="1773183647936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-2.2340213879942901E-2" table:style-name="ce1">
            <text:p>-0.022340214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f30c29c2-1cc8-11f1-a3b7-000e8e97c0fe</text:p>
          </table:table-cell>
          <table:table-cell office:value-type="float" office:value="-6.0000000521540598E-3" table:style-name="ce1">
            <text:p>-0.006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1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3.1163991307411698" table:style-name="ce1">
            <text:p>3.116399131</text:p>
          </table:table-cell>
          <table:table-cell office:value-type="string" table:style-name="ce1">
            <text:p>2026-03-10T23:00:29.137-0000</text:p>
          </table:table-cell>
          <table:table-cell office:value-type="float" office:value="23.307814929497901" table:style-name="ce1">
            <text:p>23.30781493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27.6684650911183" table:style-name="ce1">
            <text:p>27.6684650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5.002794481" table:style-name="ce1">
            <text:p>15.00279448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3:00:47.936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RAS + 3-deep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1&amp;start=2026-03-10T18:59&amp;end=2026-03-10T19:01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1&amp;start=2026-03-10T18:57&amp;end=2026-03-10T19:03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3705.822" table:style-name="ce1">
            <text:p>1773183706</text:p>
          </table:table-cell>
          <table:table-cell office:value-type="string" table:style-name="ce1">
            <text:p>-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1_2026_03_10T19_01_45__46__.mp4</text:p>
          </table:table-cell>
          <table:table-cell office:value-type="string" table:style-name="ce2">
            <text:p>2026-03-10T19:01:45.822</text:p>
          </table:table-cell>
          <table:table-cell office:value-type="string" office:string-value="short_perry" table:formula="of:=HYPERLINK(&quot;https://b023.prd.us-east-2.aws.vecnarobotics.com:8443/nexus-prime/#playback.perry?robot=AV32CUAXMCJ221&amp;start=2026-03-10T19:01&amp;end=2026-03-10T19:03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1&amp;start=2026-03-10T18:59&amp;end=2026-03-10T19:05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10-deep Area</text:p>
          </table:table-cell>
          <table:table-cell office:value-type="float" office:value="60.067260178426501" table:style-name="ce1">
            <text:p>60.06726018</text:p>
          </table:table-cell>
          <table:table-cell office:value-type="float" office:value="21.109165729702799" table:style-name="ce1">
            <text:p>21.10916573</text:p>
          </table:table-cell>
          <table:table-cell office:value-type="float" office:value="37.113317784000003" table:style-name="ce1">
            <text:p>37.11331778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169a5088-074c-452b-b0ba-a7e69466da1e</text:p>
          </table:table-cell>
          <table:table-cell office:value-type="string" table:style-name="ce1">
            <text:p>69b0a3026c38dd3969a67fef</text:p>
          </table:table-cell>
          <table:table-cell office:value-type="float" office:value="1773183746836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-1.06465080752969E-2" table:style-name="ce1">
            <text:p>-0.010646508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f30c29c2-1cc8-11f1-a3b7-000e8e97c0fe</text:p>
          </table:table-cell>
          <table:table-cell office:value-type="float" office:value="9.9999988451600092E-3" table:style-name="ce1">
            <text:p>0.009999999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1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-1.53027301102182E-2" table:style-name="ce1">
            <text:p>-0.01530273</text:p>
          </table:table-cell>
          <table:table-cell office:value-type="string" table:style-name="ce1">
            <text:p>2026-03-10T23:01:45.822-0000</text:p>
          </table:table-cell>
          <table:table-cell office:value-type="float" office:value="21.109165729702799" table:style-name="ce1">
            <text:p>21.10916573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60.067260178426501" table:style-name="ce1">
            <text:p>60.0672601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7.113317784000003" table:style-name="ce1">
            <text:p>37.11331778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3:02:26.836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10-deep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1&amp;start=2026-03-10T19:01&amp;end=2026-03-10T19:03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1&amp;start=2026-03-10T18:59&amp;end=2026-03-10T19:05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3846.1240001" table:style-name="ce1">
            <text:p>1773183846</text:p>
          </table:table-cell>
          <table:table-cell office:value-type="string" table:style-name="ce1">
            <text:p>-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1_2026_03_10T19_04_06__52__.mp4</text:p>
          </table:table-cell>
          <table:table-cell office:value-type="string" table:style-name="ce2">
            <text:p>2026-03-10T19:04:06.124</text:p>
          </table:table-cell>
          <table:table-cell office:value-type="string" office:string-value="short_perry" table:formula="of:=HYPERLINK(&quot;https://b023.prd.us-east-2.aws.vecnarobotics.com:8443/nexus-prime/#playback.perry?robot=AV32CUAXMCJ221&amp;start=2026-03-10T19:03&amp;end=2026-03-10T19:05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1&amp;start=2026-03-10T19:01&amp;end=2026-03-10T19:07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RAS + 3-deep Area</text:p>
          </table:table-cell>
          <table:table-cell office:value-type="float" office:value="27.3589478418595" table:style-name="ce1">
            <text:p>27.35894784</text:p>
          </table:table-cell>
          <table:table-cell office:value-type="float" office:value="23.900865526327699" table:style-name="ce1">
            <text:p>23.90086553</text:p>
          </table:table-cell>
          <table:table-cell office:value-type="float" office:value="0.50165507099999995" table:style-name="ce1">
            <text:p>0.501655071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ee212b58-2c42-45ec-a3e9-7fce7f8b7708</text:p>
          </table:table-cell>
          <table:table-cell office:value-type="string" table:style-name="ce1">
            <text:p>69b0a36e6c38dd3969a6a8b9</text:p>
          </table:table-cell>
          <table:table-cell office:value-type="float" office:value="1773183854433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-6.1959188431501402E-2" table:style-name="ce1">
            <text:p>-0.061959188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f30c29c2-1cc8-11f1-a3b7-000e8e97c0fe</text:p>
          </table:table-cell>
          <table:table-cell office:value-type="float" office:value="0.42699998617172202" table:style-name="ce1">
            <text:p>0.426999986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1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3.0079573935499702" table:style-name="ce1">
            <text:p>3.007957394</text:p>
          </table:table-cell>
          <table:table-cell office:value-type="string" table:style-name="ce1">
            <text:p>2026-03-10T23:04:06.124-0000</text:p>
          </table:table-cell>
          <table:table-cell office:value-type="float" office:value="23.900865526327699" table:style-name="ce1">
            <text:p>23.90086553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float" office:value="27.3589478418595" table:style-name="ce1">
            <text:p>27.3589478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50165507099999995" table:style-name="ce1">
            <text:p>0.501655071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3:04:14.433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RAS + 3-deep Are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1&amp;start=2026-03-10T19:03&amp;end=2026-03-10T19:05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1&amp;start=2026-03-10T19:01&amp;end=2026-03-10T19:07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3974.0239999" table:style-name="ce1">
            <text:p>1773183974</text:p>
          </table:table-cell>
          <table:table-cell office:value-type="string" table:style-name="ce1">
            <text:p>-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1_2026_03_10T19_06_14__54__.mp4</text:p>
          </table:table-cell>
          <table:table-cell office:value-type="string" table:style-name="ce2">
            <text:p>2026-03-10T19:06:14.024</text:p>
          </table:table-cell>
          <table:table-cell office:value-type="string" office:string-value="short_perry" table:formula="of:=HYPERLINK(&quot;https://b023.prd.us-east-2.aws.vecnarobotics.com:8443/nexus-prime/#playback.perry?robot=AV32CUAXMCJ221&amp;start=2026-03-10T19:05&amp;end=2026-03-10T19:07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1&amp;start=2026-03-10T19:03&amp;end=2026-03-10T19:09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10-deep Area</text:p>
          </table:table-cell>
          <table:table-cell office:value-type="float" office:value="60.054252272162998" table:style-name="ce1">
            <text:p>60.05425227</text:p>
          </table:table-cell>
          <table:table-cell office:value-type="float" office:value="21.109990118879601" table:style-name="ce1">
            <text:p>21.10999012</text:p>
          </table:table-cell>
          <table:table-cell office:value-type="float" office:value="23.001744152000001" table:style-name="ce1">
            <text:p>23.00174415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3e47707e-f368-492e-a97d-b8186009ba0b</text:p>
          </table:table-cell>
          <table:table-cell office:value-type="string" table:style-name="ce1">
            <text:p>69b0a4006c38dd3969a6dcc8</text:p>
          </table:table-cell>
          <table:table-cell office:value-type="float" office:value="1773184000947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-1.588249579072E-2" table:style-name="ce1">
            <text:p>-0.015882496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f30c29c2-1cc8-11f1-a3b7-000e8e97c0fe</text:p>
          </table:table-cell>
          <table:table-cell office:value-type="float" office:value="1.4999999664723899E-2" table:style-name="ce1">
            <text:p>0.015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1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-1.4882893102146501E-2" table:style-name="ce1">
            <text:p>-0.014882893</text:p>
          </table:table-cell>
          <table:table-cell office:value-type="string" table:style-name="ce1">
            <text:p>2026-03-10T23:06:14.024-0000</text:p>
          </table:table-cell>
          <table:table-cell office:value-type="float" office:value="21.109990118879601" table:style-name="ce1">
            <text:p>21.10999012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60.054252272162998" table:style-name="ce1">
            <text:p>60.05425227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3.001744152000001" table:style-name="ce1">
            <text:p>23.00174415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3:06:40.947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10-deep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1&amp;start=2026-03-10T19:05&amp;end=2026-03-10T19:07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1&amp;start=2026-03-10T19:03&amp;end=2026-03-10T19:09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4092.622" table:style-name="ce1">
            <text:p>1773184093</text:p>
          </table:table-cell>
          <table:table-cell office:value-type="string" table:style-name="ce1">
            <text:p>-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1_2026_03_10T19_08_12__53__.mp4</text:p>
          </table:table-cell>
          <table:table-cell office:value-type="string" table:style-name="ce2">
            <text:p>2026-03-10T19:08:12.622</text:p>
          </table:table-cell>
          <table:table-cell office:value-type="string" office:string-value="short_perry" table:formula="of:=HYPERLINK(&quot;https://b023.prd.us-east-2.aws.vecnarobotics.com:8443/nexus-prime/#playback.perry?robot=AV32CUAXMCJ221&amp;start=2026-03-10T19:07&amp;end=2026-03-10T19:09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1&amp;start=2026-03-10T19:05&amp;end=2026-03-10T19:11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AG + 2-deep Area</text:p>
          </table:table-cell>
          <table:table-cell office:value-type="float" office:value="35.464675494226903" table:style-name="ce1">
            <text:p>35.46467549</text:p>
          </table:table-cell>
          <table:table-cell office:value-type="float" office:value="23.324445791010898" table:style-name="ce1">
            <text:p>23.32444579</text:p>
          </table:table-cell>
          <table:table-cell office:value-type="float" office:value="96.691610291999993" table:style-name="ce1">
            <text:p>96.69161029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c7cdeed3-2d5c-426a-acd1-3c684514c3ef</text:p>
          </table:table-cell>
          <table:table-cell office:value-type="string" table:style-name="ce1">
            <text:p>69b0a4c06c38dd3969a725a8</text:p>
          </table:table-cell>
          <table:table-cell office:value-type="float" office:value="1773184192147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-3.7000980228185702E-2" table:style-name="ce1">
            <text:p>-0.03700098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f30c29c2-1cc8-11f1-a3b7-000e8e97c0fe</text:p>
          </table:table-cell>
          <table:table-cell office:value-type="float" office:value="3.7999998778104803E-2" table:style-name="ce1">
            <text:p>0.037999999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1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3.11222878577989" table:style-name="ce1">
            <text:p>3.112228786</text:p>
          </table:table-cell>
          <table:table-cell office:value-type="string" table:style-name="ce1">
            <text:p>2026-03-10T23:08:12.622-0000</text:p>
          </table:table-cell>
          <table:table-cell office:value-type="float" office:value="23.324445791010898" table:style-name="ce1">
            <text:p>23.32444579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float" office:value="35.464675494226903" table:style-name="ce1">
            <text:p>35.4646754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96.691610291999993" table:style-name="ce1">
            <text:p>96.69161029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3:09:52.147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AG + 2-deep Are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1&amp;start=2026-03-10T19:07&amp;end=2026-03-10T19:09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1&amp;start=2026-03-10T19:05&amp;end=2026-03-10T19:11&amp;tz=America/New_York" &amp;&amp; sleep 3</text:p>
          </table:table-cell>
          <table:table-cell table:number-columns-repeated="16318"/>
        </table:table-row>
        <table:table-row table:style-name="ro1">
          <table:table-cell office:value-type="float" office:value="1773184401.9230001" table:style-name="ce1">
            <text:p>1773184402</text:p>
          </table:table-cell>
          <table:table-cell office:value-type="string" table:style-name="ce1">
            <text:p>-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1_2026_03_10T19_13_21__56__.mp4</text:p>
          </table:table-cell>
          <table:table-cell office:value-type="string" table:style-name="ce2">
            <text:p>2026-03-10T19:13:21.923</text:p>
          </table:table-cell>
          <table:table-cell office:value-type="string" office:string-value="short_perry" table:formula="of:=HYPERLINK(&quot;https://b023.prd.us-east-2.aws.vecnarobotics.com:8443/nexus-prime/#playback.perry?robot=AV32CUAXMCJ221&amp;start=2026-03-10T19:12&amp;end=2026-03-10T19:14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1&amp;start=2026-03-10T19:10&amp;end=2026-03-10T19:16&amp;tz=America/New_York&quot;;&quot;long_perry&quot;)" table:style-name="ce1">
            <text:p>long_perry</text:p>
          </table:table-cell>
          <table:table-cell office:value-type="string" table:style-name="ce1">
            <text:p>lidar blip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PATH_VERIFICATION_FAILED</text:p>
          </table:table-cell>
          <table:table-cell office:value-type="string" table:style-name="ce1">
            <text:p>LOBSTER 10-deep Area</text:p>
          </table:table-cell>
          <table:table-cell office:value-type="float" office:value="63.684763419613297" table:style-name="ce1">
            <text:p>63.68476342</text:p>
          </table:table-cell>
          <table:table-cell office:value-type="float" office:value="23.386543852037899" table:style-name="ce1">
            <text:p>23.38654385</text:p>
          </table:table-cell>
          <table:table-cell office:value-type="float" office:value="1.1061914399999999" table:style-name="ce1">
            <text:p>1.10619144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d98bba74-979a-4b86-bcb0-2a5004095389</text:p>
          </table:table-cell>
          <table:table-cell office:value-type="string" table:style-name="ce1">
            <text:p>69b0a5946c38dd3969a773b0</text:p>
          </table:table-cell>
          <table:table-cell office:value-type="float" office:value="1773184404223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-5.7944931089878103E-2" table:style-name="ce1">
            <text:p>-0.057944931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f30c29c2-1cc8-11f1-a3b7-000e8e97c0fe</text:p>
          </table:table-cell>
          <table:table-cell office:value-type="float" office:value="0.98099994659423795" table:style-name="ce1">
            <text:p>0.980999947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1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-3.1239220254657099" table:style-name="ce1">
            <text:p>-3.123922025</text:p>
          </table:table-cell>
          <table:table-cell office:value-type="string" table:style-name="ce1">
            <text:p>2026-03-10T23:13:21.923-0000</text:p>
          </table:table-cell>
          <table:table-cell office:value-type="float" office:value="23.386543852037899" table:style-name="ce1">
            <text:p>23.38654385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float" office:value="63.684763419613297" table:style-name="ce1">
            <text:p>63.6847634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.1061914399999999" table:style-name="ce1">
            <text:p>1.10619144</text:p>
          </table:table-cell>
          <table:table-cell table:style-name="ce1"/>
          <table:table-cell office:value-type="string" table:style-name="ce1">
            <text:p>PATH_VERIFICATION_FAILED</text:p>
          </table:table-cell>
          <table:table-cell office:value-type="string" table:style-name="ce1">
            <text:p>2026-03-10T23:13:24.223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10-deep Are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1&amp;start=2026-03-10T19:12&amp;end=2026-03-10T19:14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1&amp;start=2026-03-10T19:10&amp;end=2026-03-10T19:16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4420.6240001" table:style-name="ce1">
            <text:p>1773184421</text:p>
          </table:table-cell>
          <table:table-cell office:value-type="string" table:style-name="ce1">
            <text:p>-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1_2026_03_10T19_13_40__44__.mp4</text:p>
          </table:table-cell>
          <table:table-cell office:value-type="string" table:style-name="ce2">
            <text:p>2026-03-10T19:13:40.624</text:p>
          </table:table-cell>
          <table:table-cell office:value-type="string" office:string-value="short_perry" table:formula="of:=HYPERLINK(&quot;https://b023.prd.us-east-2.aws.vecnarobotics.com:8443/nexus-prime/#playback.perry?robot=AV32CUAXMCJ221&amp;start=2026-03-10T19:13&amp;end=2026-03-10T19:15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1&amp;start=2026-03-10T19:11&amp;end=2026-03-10T19:17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RAS + 3-deep Area</text:p>
          </table:table-cell>
          <table:table-cell office:value-type="float" office:value="30.939781938850299" table:style-name="ce1">
            <text:p>30.93978194</text:p>
          </table:table-cell>
          <table:table-cell office:value-type="float" office:value="23.5959668033972" table:style-name="ce1">
            <text:p>23.5959668</text:p>
          </table:table-cell>
          <table:table-cell office:value-type="float" office:value="8.0908727660000004" table:style-name="ce1">
            <text:p>8.090872766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59ae6ea9-3f2d-49c1-be72-5957f6e7e7e3</text:p>
          </table:table-cell>
          <table:table-cell office:value-type="string" table:style-name="ce1">
            <text:p>69b0a5b16c38dd3969a77e15</text:p>
          </table:table-cell>
          <table:table-cell office:value-type="float" office:value="1773184433822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9.3200579285621601E-2" table:style-name="ce1">
            <text:p>0.093200579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f30c29c2-1cc8-11f1-a3b7-000e8e97c0fe</text:p>
          </table:table-cell>
          <table:table-cell office:value-type="float" office:value="-1.09999999403954E-2" table:style-name="ce1">
            <text:p>-0.011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1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3.0268145254670902" table:style-name="ce1">
            <text:p>3.026814525</text:p>
          </table:table-cell>
          <table:table-cell office:value-type="string" table:style-name="ce1">
            <text:p>2026-03-10T23:13:40.624-0000</text:p>
          </table:table-cell>
          <table:table-cell office:value-type="float" office:value="23.5959668033972" table:style-name="ce1">
            <text:p>23.5959668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float" office:value="30.939781938850299" table:style-name="ce1">
            <text:p>30.9397819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8.0908727660000004" table:style-name="ce1">
            <text:p>8.090872766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3:13:53.822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RAS + 3-deep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1&amp;start=2026-03-10T19:13&amp;end=2026-03-10T19:15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1&amp;start=2026-03-10T19:11&amp;end=2026-03-10T19:17&amp;tz=America/New_York" &amp;&amp; sleep 3</text:p>
          </table:table-cell>
          <table:table-cell table:number-columns-repeated="16318"/>
        </table:table-row>
        <table:table-row table:style-name="ro1">
          <table:table-cell office:value-type="float" office:value="1773184556.434" table:style-name="ce1">
            <text:p>1773184556</text:p>
          </table:table-cell>
          <table:table-cell office:value-type="string" table:style-name="ce1">
            <text:p>-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1_2026_03_10T19_15_56__49__.mp4</text:p>
          </table:table-cell>
          <table:table-cell office:value-type="string" table:style-name="ce2">
            <text:p>2026-03-10T19:15:56.434</text:p>
          </table:table-cell>
          <table:table-cell office:value-type="string" office:string-value="short_perry" table:formula="of:=HYPERLINK(&quot;https://b023.prd.us-east-2.aws.vecnarobotics.com:8443/nexus-prime/#playback.perry?robot=AV32CUAXMCJ221&amp;start=2026-03-10T19:15&amp;end=2026-03-10T19:17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1&amp;start=2026-03-10T19:13&amp;end=2026-03-10T19:19&amp;tz=America/New_York&quot;;&quot;long_perry&quot;)" table:style-name="ce1">
            <text:p>long_perry</text:p>
          </table:table-cell>
          <table:table-cell office:value-type="string" table:style-name="ce1">
            <text:p>lidar blip</text:p>
          </table:table-cell>
          <table:table-cell office:value-type="string" table:style-name="ce1">
            <text:p>NRV_STOP</text:p>
          </table:table-cell>
          <table:table-cell office:value-type="string" table:style-name="ce1">
            <text:p>TRAVEL_STOP</text:p>
          </table:table-cell>
          <table:table-cell table:style-name="ce1"/>
          <table:table-cell office:value-type="string" table:style-name="ce1">
            <text:p>LOBSTER 10-deep Area</text:p>
          </table:table-cell>
          <table:table-cell office:value-type="float" office:value="52.756833669578" table:style-name="ce1">
            <text:p>52.75683367</text:p>
          </table:table-cell>
          <table:table-cell office:value-type="float" office:value="20.5606722193933" table:style-name="ce1">
            <text:p>20.56067222</text:p>
          </table:table-cell>
          <table:table-cell office:value-type="float" office:value="5.1902073189999998" table:style-name="ce1">
            <text:p>5.190207319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67f468b0-e60d-4701-aea3-020fbdd484a2</text:p>
          </table:table-cell>
          <table:table-cell office:value-type="string" table:style-name="ce1">
            <text:p>69b0a6366c38dd3969a7ace9</text:p>
          </table:table-cell>
          <table:table-cell office:value-type="float" office:value="1773184566942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-0.10000736266374601" table:style-name="ce1">
            <text:p>-0.100007363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f30c29c2-1cc8-11f1-a3b7-000e8e97c0fe</text:p>
          </table:table-cell>
          <table:table-cell office:value-type="float" office:value="0.96599996089935303" table:style-name="ce1">
            <text:p>0.965999961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NRV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1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0.394817590293224" table:style-name="ce1">
            <text:p>0.39481759</text:p>
          </table:table-cell>
          <table:table-cell office:value-type="string" table:style-name="ce1">
            <text:p>2026-03-10T23:15:56.434-0000</text:p>
          </table:table-cell>
          <table:table-cell office:value-type="float" office:value="20.5606722193933" table:style-name="ce1">
            <text:p>20.56067222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52.756833669578" table:style-name="ce1">
            <text:p>52.75683367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.1902073189999998" table:style-name="ce1">
            <text:p>5.190207319</text:p>
          </table:table-cell>
          <table:table-cell table:number-columns-repeated="2" table:style-name="ce1"/>
          <table:table-cell office:value-type="string" table:style-name="ce1">
            <text:p>2026-03-10T23:16:06.942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10-deep Are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1&amp;start=2026-03-10T19:15&amp;end=2026-03-10T19:17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1&amp;start=2026-03-10T19:13&amp;end=2026-03-10T19:19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4572.017" table:style-name="ce1">
            <text:p>1773184572</text:p>
          </table:table-cell>
          <table:table-cell office:value-type="string" table:style-name="ce1">
            <text:p>-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1_2026_03_10T19_16_12__53__.mp4</text:p>
          </table:table-cell>
          <table:table-cell office:value-type="string" table:style-name="ce2">
            <text:p>2026-03-10T19:16:12.017</text:p>
          </table:table-cell>
          <table:table-cell office:value-type="string" office:string-value="short_perry" table:formula="of:=HYPERLINK(&quot;https://b023.prd.us-east-2.aws.vecnarobotics.com:8443/nexus-prime/#playback.perry?robot=AV32CUAXMCJ221&amp;start=2026-03-10T19:15&amp;end=2026-03-10T19:17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1&amp;start=2026-03-10T19:13&amp;end=2026-03-10T19:19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10-deep Area</text:p>
          </table:table-cell>
          <table:table-cell office:value-type="float" office:value="60.027052557649398" table:style-name="ce1">
            <text:p>60.02705256</text:p>
          </table:table-cell>
          <table:table-cell office:value-type="float" office:value="21.0887420550206" table:style-name="ce1">
            <text:p>21.08874206</text:p>
          </table:table-cell>
          <table:table-cell office:value-type="float" office:value="0.78276290699999995" table:style-name="ce1">
            <text:p>0.782762907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98d5956a-f97a-4690-a553-c50298c80a55</text:p>
          </table:table-cell>
          <table:table-cell office:value-type="string" table:style-name="ce1">
            <text:p>69b0a6446c38dd3969a7b17a</text:p>
          </table:table-cell>
          <table:table-cell office:value-type="float" office:value="1773184580842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-0.19722220301628099" table:style-name="ce1">
            <text:p>-0.197222203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f30c29c2-1cc8-11f1-a3b7-000e8e97c0fe</text:p>
          </table:table-cell>
          <table:table-cell office:value-type="float" office:value="6.4000003039836897E-2" table:style-name="ce1">
            <text:p>0.064000003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1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-1.27647166513553E-2" table:style-name="ce1">
            <text:p>-0.012764717</text:p>
          </table:table-cell>
          <table:table-cell office:value-type="string" table:style-name="ce1">
            <text:p>2026-03-10T23:16:12.017-0000</text:p>
          </table:table-cell>
          <table:table-cell office:value-type="float" office:value="21.0887420550206" table:style-name="ce1">
            <text:p>21.08874206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60.027052557649398" table:style-name="ce1">
            <text:p>60.0270525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78276290699999995" table:style-name="ce1">
            <text:p>0.782762907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3:16:20.842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10-deep Are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1&amp;start=2026-03-10T19:15&amp;end=2026-03-10T19:17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1&amp;start=2026-03-10T19:13&amp;end=2026-03-10T19:19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4793.7309999" table:style-name="ce1">
            <text:p>1773184794</text:p>
          </table:table-cell>
          <table:table-cell office:value-type="string" table:style-name="ce1">
            <text:p>-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1_2026_03_10T19_19_53__48__.mp4</text:p>
          </table:table-cell>
          <table:table-cell office:value-type="string" table:style-name="ce2">
            <text:p>2026-03-10T19:19:53.731</text:p>
          </table:table-cell>
          <table:table-cell office:value-type="string" office:string-value="short_perry" table:formula="of:=HYPERLINK(&quot;https://b023.prd.us-east-2.aws.vecnarobotics.com:8443/nexus-prime/#playback.perry?robot=AV32CUAXMCJ221&amp;start=2026-03-10T19:19&amp;end=2026-03-10T19:21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1&amp;start=2026-03-10T19:17&amp;end=2026-03-10T19:23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10-deep Area</text:p>
          </table:table-cell>
          <table:table-cell office:value-type="float" office:value="60.051851985521601" table:style-name="ce1">
            <text:p>60.05185199</text:p>
          </table:table-cell>
          <table:table-cell office:value-type="float" office:value="21.111908835204598" table:style-name="ce1">
            <text:p>21.11190884</text:p>
          </table:table-cell>
          <table:table-cell office:value-type="float" office:value="48.289638771" table:style-name="ce1">
            <text:p>48.28963877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6332806a-6a55-4e5d-9ef0-3e3507160439</text:p>
          </table:table-cell>
          <table:table-cell office:value-type="string" table:style-name="ce1">
            <text:p>69b0a74e6c38dd3969a8122a</text:p>
          </table:table-cell>
          <table:table-cell office:value-type="float" office:value="1773184846530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-8.7266461923718504E-3" table:style-name="ce1">
            <text:p>-0.008726646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f30c29c2-1cc8-11f1-a3b7-000e8e97c0fe</text:p>
          </table:table-cell>
          <table:table-cell office:value-type="float" office:value="9.9999988451600092E-3" table:style-name="ce1">
            <text:p>0.009999999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1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-1.65436751238816E-2" table:style-name="ce1">
            <text:p>-0.016543675</text:p>
          </table:table-cell>
          <table:table-cell office:value-type="string" table:style-name="ce1">
            <text:p>2026-03-10T23:19:53.731-0000</text:p>
          </table:table-cell>
          <table:table-cell office:value-type="float" office:value="21.111908835204598" table:style-name="ce1">
            <text:p>21.11190884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60.051851985521601" table:style-name="ce1">
            <text:p>60.0518519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8.289638771" table:style-name="ce1">
            <text:p>48.28963877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3:20:46.530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10-deep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1&amp;start=2026-03-10T19:19&amp;end=2026-03-10T19:21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1&amp;start=2026-03-10T19:17&amp;end=2026-03-10T19:23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4939.822" table:style-name="ce1">
            <text:p>1773184940</text:p>
          </table:table-cell>
          <table:table-cell office:value-type="string" table:style-name="ce1">
            <text:p>-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1_2026_03_10T19_22_19__55__.mp4</text:p>
          </table:table-cell>
          <table:table-cell office:value-type="string" table:style-name="ce2">
            <text:p>2026-03-10T19:22:19.822</text:p>
          </table:table-cell>
          <table:table-cell office:value-type="string" office:string-value="short_perry" table:formula="of:=HYPERLINK(&quot;https://b023.prd.us-east-2.aws.vecnarobotics.com:8443/nexus-prime/#playback.perry?robot=AV32CUAXMCJ221&amp;start=2026-03-10T19:21&amp;end=2026-03-10T19:23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1&amp;start=2026-03-10T19:19&amp;end=2026-03-10T19:25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Home Intersection Area</text:p>
          </table:table-cell>
          <table:table-cell office:value-type="float" office:value="51.701993162947403" table:style-name="ce1">
            <text:p>51.70199316</text:p>
          </table:table-cell>
          <table:table-cell office:value-type="float" office:value="23.345274115101901" table:style-name="ce1">
            <text:p>23.34527412</text:p>
          </table:table-cell>
          <table:table-cell office:value-type="float" office:value="0.70273177099999995" table:style-name="ce1">
            <text:p>0.702731771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476b344b-df59-46f8-bbbb-02e784cabf48</text:p>
          </table:table-cell>
          <table:table-cell office:value-type="string" table:style-name="ce1">
            <text:p>69b0a7b56c38dd3969a8385e</text:p>
          </table:table-cell>
          <table:table-cell office:value-type="float" office:value="1773184949130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-1.6406094655394599E-2" table:style-name="ce1">
            <text:p>-0.016406095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f30c29c2-1cc8-11f1-a3b7-000e8e97c0fe</text:p>
          </table:table-cell>
          <table:table-cell office:value-type="float" office:value="-4.9999994225800003E-3" table:style-name="ce1">
            <text:p>-0.004999999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1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3.1219759595512202" table:style-name="ce1">
            <text:p>3.12197596</text:p>
          </table:table-cell>
          <table:table-cell office:value-type="string" table:style-name="ce1">
            <text:p>2026-03-10T23:22:19.822-0000</text:p>
          </table:table-cell>
          <table:table-cell office:value-type="float" office:value="23.345274115101901" table:style-name="ce1">
            <text:p>23.34527412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float" office:value="51.701993162947403" table:style-name="ce1">
            <text:p>51.7019931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70273177099999995" table:style-name="ce1">
            <text:p>0.702731771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3:22:29.130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Home Intersection Are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1&amp;start=2026-03-10T19:21&amp;end=2026-03-10T19:23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1&amp;start=2026-03-10T19:19&amp;end=2026-03-10T19:25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4961.7390001" table:style-name="ce1">
            <text:p>1773184962</text:p>
          </table:table-cell>
          <table:table-cell office:value-type="string" table:style-name="ce1">
            <text:p>-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1_2026_03_10T19_22_41__45__.mp4</text:p>
          </table:table-cell>
          <table:table-cell office:value-type="string" table:style-name="ce2">
            <text:p>2026-03-10T19:22:41.739</text:p>
          </table:table-cell>
          <table:table-cell office:value-type="string" office:string-value="short_perry" table:formula="of:=HYPERLINK(&quot;https://b023.prd.us-east-2.aws.vecnarobotics.com:8443/nexus-prime/#playback.perry?robot=AV32CUAXMCJ221&amp;start=2026-03-10T19:22&amp;end=2026-03-10T19:24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1&amp;start=2026-03-10T19:20&amp;end=2026-03-10T19:26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RAS + 3-deep Area</text:p>
          </table:table-cell>
          <table:table-cell office:value-type="float" office:value="27.702781122782" table:style-name="ce1">
            <text:p>27.70278112</text:p>
          </table:table-cell>
          <table:table-cell office:value-type="float" office:value="23.819559438047602" table:style-name="ce1">
            <text:p>23.81955944</text:p>
          </table:table-cell>
          <table:table-cell office:value-type="float" office:value="14.39783654" table:style-name="ce1">
            <text:p>14.39783654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6ca22f2c-91d4-4bcd-b732-e1e6f4fd2456</text:p>
          </table:table-cell>
          <table:table-cell office:value-type="string" table:style-name="ce1">
            <text:p>69b0a7d56c38dd3969a84437</text:p>
          </table:table-cell>
          <table:table-cell office:value-type="float" office:value="1773184981436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8.5521135479211807E-3" table:style-name="ce1">
            <text:p>0.008552114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f30c29c2-1cc8-11f1-a3b7-000e8e97c0fe</text:p>
          </table:table-cell>
          <table:table-cell office:value-type="float" office:value="2.89999973028898E-2" table:style-name="ce1">
            <text:p>0.028999997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1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3.05425176510122" table:style-name="ce1">
            <text:p>3.054251765</text:p>
          </table:table-cell>
          <table:table-cell office:value-type="string" table:style-name="ce1">
            <text:p>2026-03-10T23:22:41.739-0000</text:p>
          </table:table-cell>
          <table:table-cell office:value-type="float" office:value="23.819559438047602" table:style-name="ce1">
            <text:p>23.81955944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float" office:value="27.702781122782" table:style-name="ce1">
            <text:p>27.7027811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4.39783654" table:style-name="ce1">
            <text:p>14.39783654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3:23:01.436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RAS + 3-deep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1&amp;start=2026-03-10T19:22&amp;end=2026-03-10T19:24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1&amp;start=2026-03-10T19:20&amp;end=2026-03-10T19:26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5096.339" table:style-name="ce1">
            <text:p>1773185096</text:p>
          </table:table-cell>
          <table:table-cell office:value-type="string" table:style-name="ce1">
            <text:p>-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1_2026_03_10T19_24_56__49__.mp4</text:p>
          </table:table-cell>
          <table:table-cell office:value-type="string" table:style-name="ce2">
            <text:p>2026-03-10T19:24:56.339</text:p>
          </table:table-cell>
          <table:table-cell office:value-type="string" office:string-value="short_perry" table:formula="of:=HYPERLINK(&quot;https://b023.prd.us-east-2.aws.vecnarobotics.com:8443/nexus-prime/#playback.perry?robot=AV32CUAXMCJ221&amp;start=2026-03-10T19:24&amp;end=2026-03-10T19:26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1&amp;start=2026-03-10T19:22&amp;end=2026-03-10T19:28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10-deep Area</text:p>
          </table:table-cell>
          <table:table-cell office:value-type="float" office:value="60.039283925617497" table:style-name="ce1">
            <text:p>60.03928393</text:p>
          </table:table-cell>
          <table:table-cell office:value-type="float" office:value="21.098018829714398" table:style-name="ce1">
            <text:p>21.09801883</text:p>
          </table:table-cell>
          <table:table-cell office:value-type="float" office:value="17.809450642000002" table:style-name="ce1">
            <text:p>17.80945064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c02c7f0a-1b5a-4326-b7d2-664165f005cd</text:p>
          </table:table-cell>
          <table:table-cell office:value-type="string" table:style-name="ce1">
            <text:p>69b0a85e6c38dd3969a873d4</text:p>
          </table:table-cell>
          <table:table-cell office:value-type="float" office:value="1773185118035" table:style-name="ce1">
            <text:p>1.77319E+12</text:p>
          </table:table-cell>
          <table:table-cell office:value-type="string" table:style-name="ce1">
            <text:p>STOP_REPORT</text:p>
          </table:table-cell>
          <table:table-cell office:value-type="float" office:value="-1.02974427863956E-2" table:style-name="ce1">
            <text:p>-0.010297443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f30c29c2-1cc8-11f1-a3b7-000e8e97c0fe</text:p>
          </table:table-cell>
          <table:table-cell office:value-type="float" office:value="-3.0000000260770299E-3" table:style-name="ce1">
            <text:p>-0.003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1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-1.5154983091403401E-2" table:style-name="ce1">
            <text:p>-0.015154983</text:p>
          </table:table-cell>
          <table:table-cell office:value-type="string" table:style-name="ce1">
            <text:p>2026-03-10T23:24:56.339-0000</text:p>
          </table:table-cell>
          <table:table-cell office:value-type="float" office:value="21.098018829714398" table:style-name="ce1">
            <text:p>21.09801883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60.039283925617497" table:style-name="ce1">
            <text:p>60.0392839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7.809450642000002" table:style-name="ce1">
            <text:p>17.80945064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3:25:18.035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10-deep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1&amp;start=2026-03-10T19:24&amp;end=2026-03-10T19:26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1&amp;start=2026-03-10T19:22&amp;end=2026-03-10T19:28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5230.72" table:style-name="ce1">
            <text:p>1773185231</text:p>
          </table:table-cell>
          <table:table-cell office:value-type="string" table:style-name="ce1">
            <text:p>-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1_2026_03_10T19_27_10__53__.mp4</text:p>
          </table:table-cell>
          <table:table-cell office:value-type="string" table:style-name="ce2">
            <text:p>2026-03-10T19:27:10.720</text:p>
          </table:table-cell>
          <table:table-cell office:value-type="string" office:string-value="short_perry" table:formula="of:=HYPERLINK(&quot;https://b023.prd.us-east-2.aws.vecnarobotics.com:8443/nexus-prime/#playback.perry?robot=AV32CUAXMCJ221&amp;start=2026-03-10T19:26&amp;end=2026-03-10T19:28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1&amp;start=2026-03-10T19:24&amp;end=2026-03-10T19:30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RAS + 3-deep Area</text:p>
          </table:table-cell>
          <table:table-cell office:value-type="float" office:value="27.6885781794638" table:style-name="ce1">
            <text:p>27.68857818</text:p>
          </table:table-cell>
          <table:table-cell office:value-type="float" office:value="23.825982394061999" table:style-name="ce1">
            <text:p>23.82598239</text:p>
          </table:table-cell>
          <table:table-cell office:value-type="float" office:value="23.394579533000002" table:style-name="ce1">
            <text:p>23.39457953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4bb3abcd-9908-4322-9ca8-94668b59f574</text:p>
          </table:table-cell>
          <table:table-cell office:value-type="string" table:style-name="ce1">
            <text:p>69b0a8ea6c38dd3969a8a7df</text:p>
          </table:table-cell>
          <table:table-cell office:value-type="float" office:value="1773185258039" table:style-name="ce1">
            <text:p>1.77319E+12</text:p>
          </table:table-cell>
          <table:table-cell office:value-type="string" table:style-name="ce1">
            <text:p>STOP_REPORT</text:p>
          </table:table-cell>
          <table:table-cell office:value-type="float" office:value="3.2812189310789101E-2" table:style-name="ce1">
            <text:p>0.032812189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f30c29c2-1cc8-11f1-a3b7-000e8e97c0fe</text:p>
          </table:table-cell>
          <table:table-cell office:value-type="float" office:value="-4.9999994225800003E-3" table:style-name="ce1">
            <text:p>-0.004999999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1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3.0865147169956102" table:style-name="ce1">
            <text:p>3.086514717</text:p>
          </table:table-cell>
          <table:table-cell office:value-type="string" table:style-name="ce1">
            <text:p>2026-03-10T23:27:10.720-0000</text:p>
          </table:table-cell>
          <table:table-cell office:value-type="float" office:value="23.825982394061999" table:style-name="ce1">
            <text:p>23.82598239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float" office:value="27.6885781794638" table:style-name="ce1">
            <text:p>27.6885781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3.394579533000002" table:style-name="ce1">
            <text:p>23.39457953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3:27:38.039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RAS + 3-deep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1&amp;start=2026-03-10T19:26&amp;end=2026-03-10T19:28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1&amp;start=2026-03-10T19:24&amp;end=2026-03-10T19:30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5378.9100001" table:style-name="ce1">
            <text:p>1773185379</text:p>
          </table:table-cell>
          <table:table-cell office:value-type="string" table:style-name="ce1">
            <text:p>-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1_2026_03_10T19_29_38__44__.mp4</text:p>
          </table:table-cell>
          <table:table-cell office:value-type="string" table:style-name="ce2">
            <text:p>2026-03-10T19:29:38.910</text:p>
          </table:table-cell>
          <table:table-cell office:value-type="string" office:string-value="short_perry" table:formula="of:=HYPERLINK(&quot;https://b023.prd.us-east-2.aws.vecnarobotics.com:8443/nexus-prime/#playback.perry?robot=AV32CUAXMCJ221&amp;start=2026-03-10T19:29&amp;end=2026-03-10T19:31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1&amp;start=2026-03-10T19:27&amp;end=2026-03-10T19:33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10-deep Area</text:p>
          </table:table-cell>
          <table:table-cell office:value-type="float" office:value="60.0328956170857" table:style-name="ce1">
            <text:p>60.03289562</text:p>
          </table:table-cell>
          <table:table-cell office:value-type="float" office:value="21.1122745453543" table:style-name="ce1">
            <text:p>21.11227455</text:p>
          </table:table-cell>
          <table:table-cell office:value-type="float" office:value="17.90442586" table:style-name="ce1">
            <text:p>17.90442586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8d247216-76d2-4ae9-8a05-2588c2428aca</text:p>
          </table:table-cell>
          <table:table-cell office:value-type="string" table:style-name="ce1">
            <text:p>69b0a9786c38dd3969a8da00</text:p>
          </table:table-cell>
          <table:table-cell office:value-type="float" office:value="1773185400826" table:style-name="ce1">
            <text:p>1.77319E+12</text:p>
          </table:table-cell>
          <table:table-cell office:value-type="string" table:style-name="ce1">
            <text:p>STOP_REPORT</text:p>
          </table:table-cell>
          <table:table-cell office:value-type="float" office:value="-7.2082094848156003E-2" table:style-name="ce1">
            <text:p>-0.072082095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f30c29c2-1cc8-11f1-a3b7-000e8e97c0fe</text:p>
          </table:table-cell>
          <table:table-cell office:value-type="float" office:value="2.89999973028898E-2" table:style-name="ce1">
            <text:p>0.028999997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1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-1.5433203937397701E-2" table:style-name="ce1">
            <text:p>-0.015433204</text:p>
          </table:table-cell>
          <table:table-cell office:value-type="string" table:style-name="ce1">
            <text:p>2026-03-10T23:29:38.910-0000</text:p>
          </table:table-cell>
          <table:table-cell office:value-type="float" office:value="21.1122745453543" table:style-name="ce1">
            <text:p>21.11227455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60.0328956170857" table:style-name="ce1">
            <text:p>60.0328956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7.90442586" table:style-name="ce1">
            <text:p>17.90442586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3:30:00.826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10-deep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1&amp;start=2026-03-10T19:29&amp;end=2026-03-10T19:31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1&amp;start=2026-03-10T19:27&amp;end=2026-03-10T19:33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5627.4289999" table:style-name="ce1">
            <text:p>1773185627</text:p>
          </table:table-cell>
          <table:table-cell office:value-type="string" table:style-name="ce1">
            <text:p>-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1_2026_03_10T19_33_47__46__.mp4</text:p>
          </table:table-cell>
          <table:table-cell office:value-type="string" table:style-name="ce2">
            <text:p>2026-03-10T19:33:47.429</text:p>
          </table:table-cell>
          <table:table-cell office:value-type="string" office:string-value="short_perry" table:formula="of:=HYPERLINK(&quot;https://b023.prd.us-east-2.aws.vecnarobotics.com:8443/nexus-prime/#playback.perry?robot=AV32CUAXMCJ221&amp;start=2026-03-10T19:33&amp;end=2026-03-10T19:35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1&amp;start=2026-03-10T19:31&amp;end=2026-03-10T19:37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10-deep Area</text:p>
          </table:table-cell>
          <table:table-cell office:value-type="float" office:value="60.073301661699098" table:style-name="ce1">
            <text:p>60.07330166</text:p>
          </table:table-cell>
          <table:table-cell office:value-type="float" office:value="21.103656681776599" table:style-name="ce1">
            <text:p>21.10365668</text:p>
          </table:table-cell>
          <table:table-cell office:value-type="float" office:value="7.7920383940000004" table:style-name="ce1">
            <text:p>7.792038394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a0ee9a83-7069-44c7-b5ed-d6fbbf5ccf25</text:p>
          </table:table-cell>
          <table:table-cell office:value-type="string" table:style-name="ce1">
            <text:p>69b0aa636c38dd3969a92dab</text:p>
          </table:table-cell>
          <table:table-cell office:value-type="float" office:value="1773185635225" table:style-name="ce1">
            <text:p>1.77319E+12</text:p>
          </table:table-cell>
          <table:table-cell office:value-type="string" table:style-name="ce1">
            <text:p>STOP_REPORT</text:p>
          </table:table-cell>
          <table:table-cell office:value-type="float" office:value="-1.34390350431204E-2" table:style-name="ce1">
            <text:p>-0.013439035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f30c29c2-1cc8-11f1-a3b7-000e8e97c0fe</text:p>
          </table:table-cell>
          <table:table-cell office:value-type="float" office:value="-2.79999990016222E-2" table:style-name="ce1">
            <text:p>-0.027999999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1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-1.2907637746913701E-2" table:style-name="ce1">
            <text:p>-0.012907638</text:p>
          </table:table-cell>
          <table:table-cell office:value-type="string" table:style-name="ce1">
            <text:p>2026-03-10T23:33:47.429-0000</text:p>
          </table:table-cell>
          <table:table-cell office:value-type="float" office:value="21.103656681776599" table:style-name="ce1">
            <text:p>21.10365668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60.073301661699098" table:style-name="ce1">
            <text:p>60.0733016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.7920383940000004" table:style-name="ce1">
            <text:p>7.792038394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3:33:55.225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10-deep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1&amp;start=2026-03-10T19:33&amp;end=2026-03-10T19:35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1&amp;start=2026-03-10T19:31&amp;end=2026-03-10T19:37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5636.2420001" table:style-name="ce1">
            <text:p>1773185636</text:p>
          </table:table-cell>
          <table:table-cell office:value-type="string" table:style-name="ce1">
            <text:p>-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1_2026_03_10T19_33_56__49__.mp4</text:p>
          </table:table-cell>
          <table:table-cell office:value-type="string" table:style-name="ce2">
            <text:p>2026-03-10T19:33:56.242</text:p>
          </table:table-cell>
          <table:table-cell office:value-type="string" office:string-value="short_perry" table:formula="of:=HYPERLINK(&quot;https://b023.prd.us-east-2.aws.vecnarobotics.com:8443/nexus-prime/#playback.perry?robot=AV32CUAXMCJ221&amp;start=2026-03-10T19:33&amp;end=2026-03-10T19:35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1&amp;start=2026-03-10T19:31&amp;end=2026-03-10T19:37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10-deep Area</text:p>
          </table:table-cell>
          <table:table-cell office:value-type="float" office:value="63.020436797417403" table:style-name="ce1">
            <text:p>63.0204368</text:p>
          </table:table-cell>
          <table:table-cell office:value-type="float" office:value="21.031721482851999" table:style-name="ce1">
            <text:p>21.03172148</text:p>
          </table:table-cell>
          <table:table-cell office:value-type="float" office:value="48.590336860999997" table:style-name="ce1">
            <text:p>48.59033686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5f204d43-91c7-4779-90bb-50b62f834faf</text:p>
          </table:table-cell>
          <table:table-cell office:value-type="string" table:style-name="ce1">
            <text:p>69b0aa996c38dd3969a94254</text:p>
          </table:table-cell>
          <table:table-cell office:value-type="float" office:value="1773185689025" table:style-name="ce1">
            <text:p>1.77319E+12</text:p>
          </table:table-cell>
          <table:table-cell office:value-type="string" table:style-name="ce1">
            <text:p>STOP_REPORT</text:p>
          </table:table-cell>
          <table:table-cell office:value-type="float" office:value="-2.0943949930369802E-3" table:style-name="ce1">
            <text:p>-0.002094395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f30c29c2-1cc8-11f1-a3b7-000e8e97c0f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1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-2.0410009860613101E-2" table:style-name="ce1">
            <text:p>-0.02041001</text:p>
          </table:table-cell>
          <table:table-cell office:value-type="string" table:style-name="ce1">
            <text:p>2026-03-10T23:33:56.242-0000</text:p>
          </table:table-cell>
          <table:table-cell office:value-type="float" office:value="21.031721482851999" table:style-name="ce1">
            <text:p>21.03172148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63.020436797417403" table:style-name="ce1">
            <text:p>63.020436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8.590336860999997" table:style-name="ce1">
            <text:p>48.59033686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3:34:49.025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10-deep Are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1&amp;start=2026-03-10T19:33&amp;end=2026-03-10T19:35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1&amp;start=2026-03-10T19:31&amp;end=2026-03-10T19:37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5797.1210001" table:style-name="ce1">
            <text:p>1773185797</text:p>
          </table:table-cell>
          <table:table-cell office:value-type="string" table:style-name="ce1">
            <text:p>-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1_2026_03_10T19_36_37__44__.mp4</text:p>
          </table:table-cell>
          <table:table-cell office:value-type="string" table:style-name="ce2">
            <text:p>2026-03-10T19:36:37.121</text:p>
          </table:table-cell>
          <table:table-cell office:value-type="string" office:string-value="short_perry" table:formula="of:=HYPERLINK(&quot;https://b023.prd.us-east-2.aws.vecnarobotics.com:8443/nexus-prime/#playback.perry?robot=AV32CUAXMCJ221&amp;start=2026-03-10T19:36&amp;end=2026-03-10T19:38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1&amp;start=2026-03-10T19:34&amp;end=2026-03-10T19:40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AG + 2-deep Area</text:p>
          </table:table-cell>
          <table:table-cell office:value-type="float" office:value="35.3983744851217" table:style-name="ce1">
            <text:p>35.39837449</text:p>
          </table:table-cell>
          <table:table-cell office:value-type="float" office:value="23.3393985817894" table:style-name="ce1">
            <text:p>23.33939858</text:p>
          </table:table-cell>
          <table:table-cell office:value-type="float" office:value="10.913487245000001" table:style-name="ce1">
            <text:p>10.91348725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a7bbb19a-c4cf-4156-aef6-e93eb1e5befa</text:p>
          </table:table-cell>
          <table:table-cell office:value-type="string" table:style-name="ce1">
            <text:p>69b0ab156c38dd3969a9709b</text:p>
          </table:table-cell>
          <table:table-cell office:value-type="float" office:value="1773185813038" table:style-name="ce1">
            <text:p>1.77319E+12</text:p>
          </table:table-cell>
          <table:table-cell office:value-type="string" table:style-name="ce1">
            <text:p>STOP_REPORT</text:p>
          </table:table-cell>
          <table:table-cell office:value-type="float" office:value="2.6179938577115501E-3" table:style-name="ce1">
            <text:p>0.002617994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f30c29c2-1cc8-11f1-a3b7-000e8e97c0fe</text:p>
          </table:table-cell>
          <table:table-cell office:value-type="float" office:value="3.20000015199184E-2" table:style-name="ce1">
            <text:p>0.032000002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1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3.1135883686135499" table:style-name="ce1">
            <text:p>3.113588369</text:p>
          </table:table-cell>
          <table:table-cell office:value-type="string" table:style-name="ce1">
            <text:p>2026-03-10T23:36:37.121-0000</text:p>
          </table:table-cell>
          <table:table-cell office:value-type="float" office:value="23.3393985817894" table:style-name="ce1">
            <text:p>23.33939858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float" office:value="35.3983744851217" table:style-name="ce1">
            <text:p>35.3983744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.913487245000001" table:style-name="ce1">
            <text:p>10.91348725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3:36:53.038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AG + 2-deep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1&amp;start=2026-03-10T19:36&amp;end=2026-03-10T19:38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1&amp;start=2026-03-10T19:34&amp;end=2026-03-10T19:40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5818.2219999" table:style-name="ce1">
            <text:p>1773185818</text:p>
          </table:table-cell>
          <table:table-cell office:value-type="string" table:style-name="ce1">
            <text:p>-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1_2026_03_10T19_36_58__49__.mp4</text:p>
          </table:table-cell>
          <table:table-cell office:value-type="string" table:style-name="ce2">
            <text:p>2026-03-10T19:36:58.222</text:p>
          </table:table-cell>
          <table:table-cell office:value-type="string" office:string-value="short_perry" table:formula="of:=HYPERLINK(&quot;https://b023.prd.us-east-2.aws.vecnarobotics.com:8443/nexus-prime/#playback.perry?robot=AV32CUAXMCJ221&amp;start=2026-03-10T19:36&amp;end=2026-03-10T19:38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1&amp;start=2026-03-10T19:34&amp;end=2026-03-10T19:40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RAS + 3-deep Area</text:p>
          </table:table-cell>
          <table:table-cell office:value-type="float" office:value="27.230133639935701" table:style-name="ce1">
            <text:p>27.23013364</text:p>
          </table:table-cell>
          <table:table-cell office:value-type="float" office:value="23.910739950894801" table:style-name="ce1">
            <text:p>23.91073995</text:p>
          </table:table-cell>
          <table:table-cell office:value-type="float" office:value="20.211727778" table:style-name="ce1">
            <text:p>20.21172778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169132af-421a-4b6f-9da0-ecc4f684a087</text:p>
          </table:table-cell>
          <table:table-cell office:value-type="string" table:style-name="ce1">
            <text:p>69b0ab326c38dd3969a97b93</text:p>
          </table:table-cell>
          <table:table-cell office:value-type="float" office:value="1773185842033" table:style-name="ce1">
            <text:p>1.77319E+12</text:p>
          </table:table-cell>
          <table:table-cell office:value-type="string" table:style-name="ce1">
            <text:p>STOP_REPORT</text:p>
          </table:table-cell>
          <table:table-cell office:value-type="float" office:value="-2.2689279168844199E-2" table:style-name="ce1">
            <text:p>-0.022689279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f30c29c2-1cc8-11f1-a3b7-000e8e97c0fe</text:p>
          </table:table-cell>
          <table:table-cell office:value-type="float" office:value="0.50599998235702504" table:style-name="ce1">
            <text:p>0.505999982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1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3.03285980653654" table:style-name="ce1">
            <text:p>3.032859807</text:p>
          </table:table-cell>
          <table:table-cell office:value-type="string" table:style-name="ce1">
            <text:p>2026-03-10T23:36:58.222-0000</text:p>
          </table:table-cell>
          <table:table-cell office:value-type="float" office:value="23.910739950894801" table:style-name="ce1">
            <text:p>23.91073995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float" office:value="27.230133639935701" table:style-name="ce1">
            <text:p>27.2301336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0.211727778" table:style-name="ce1">
            <text:p>20.21172778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3:37:22.033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RAS + 3-deep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1&amp;start=2026-03-10T19:36&amp;end=2026-03-10T19:38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1&amp;start=2026-03-10T19:34&amp;end=2026-03-10T19:40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5954.5369999" table:style-name="ce1">
            <text:p>1773185955</text:p>
          </table:table-cell>
          <table:table-cell office:value-type="string" table:style-name="ce1">
            <text:p>-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1_2026_03_10T19_39_14__54__.mp4</text:p>
          </table:table-cell>
          <table:table-cell office:value-type="string" table:style-name="ce2">
            <text:p>2026-03-10T19:39:14.537</text:p>
          </table:table-cell>
          <table:table-cell office:value-type="string" office:string-value="short_perry" table:formula="of:=HYPERLINK(&quot;https://b023.prd.us-east-2.aws.vecnarobotics.com:8443/nexus-prime/#playback.perry?robot=AV32CUAXMCJ221&amp;start=2026-03-10T19:38&amp;end=2026-03-10T19:40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1&amp;start=2026-03-10T19:36&amp;end=2026-03-10T19:42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10-deep Area</text:p>
          </table:table-cell>
          <table:table-cell office:value-type="float" office:value="60.0999991143917" table:style-name="ce1">
            <text:p>60.09999911</text:p>
          </table:table-cell>
          <table:table-cell office:value-type="float" office:value="21.105290535800101" table:style-name="ce1">
            <text:p>21.10529054</text:p>
          </table:table-cell>
          <table:table-cell office:value-type="float" office:value="26.396583334999999" table:style-name="ce1">
            <text:p>26.39658334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801ec801-231a-42f8-8e34-7d8e4b829822</text:p>
          </table:table-cell>
          <table:table-cell office:value-type="string" table:style-name="ce1">
            <text:p>69b0abc06c38dd3969a9ae72</text:p>
          </table:table-cell>
          <table:table-cell office:value-type="float" office:value="1773185984829" table:style-name="ce1">
            <text:p>1.77319E+12</text:p>
          </table:table-cell>
          <table:table-cell office:value-type="string" table:style-name="ce1">
            <text:p>STOP_REPORT</text:p>
          </table:table-cell>
          <table:table-cell office:value-type="float" office:value="-9.4247777014970797E-3" table:style-name="ce1">
            <text:p>-0.009424778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f30c29c2-1cc8-11f1-a3b7-000e8e97c0fe</text:p>
          </table:table-cell>
          <table:table-cell office:value-type="float" office:value="-2.89999973028898E-2" table:style-name="ce1">
            <text:p>-0.028999997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1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-1.4257354875900999E-2" table:style-name="ce1">
            <text:p>-0.014257355</text:p>
          </table:table-cell>
          <table:table-cell office:value-type="string" table:style-name="ce1">
            <text:p>2026-03-10T23:39:14.537-0000</text:p>
          </table:table-cell>
          <table:table-cell office:value-type="float" office:value="21.105290535800101" table:style-name="ce1">
            <text:p>21.10529054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60.0999991143917" table:style-name="ce1">
            <text:p>60.0999991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6.396583334999999" table:style-name="ce1">
            <text:p>26.39658334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3:39:44.829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10-deep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1&amp;start=2026-03-10T19:38&amp;end=2026-03-10T19:40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1&amp;start=2026-03-10T19:36&amp;end=2026-03-10T19:42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6097.4389999" table:style-name="ce1">
            <text:p>1773186097</text:p>
          </table:table-cell>
          <table:table-cell office:value-type="string" table:style-name="ce1">
            <text:p>-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1_2026_03_10T19_41_37__44__.mp4</text:p>
          </table:table-cell>
          <table:table-cell office:value-type="string" table:style-name="ce2">
            <text:p>2026-03-10T19:41:37.439</text:p>
          </table:table-cell>
          <table:table-cell office:value-type="string" office:string-value="short_perry" table:formula="of:=HYPERLINK(&quot;https://b023.prd.us-east-2.aws.vecnarobotics.com:8443/nexus-prime/#playback.perry?robot=AV32CUAXMCJ221&amp;start=2026-03-10T19:41&amp;end=2026-03-10T19:43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1&amp;start=2026-03-10T19:39&amp;end=2026-03-10T19:45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RAS + 3-deep Area</text:p>
          </table:table-cell>
          <table:table-cell office:value-type="float" office:value="27.691338703322199" table:style-name="ce1">
            <text:p>27.6913387</text:p>
          </table:table-cell>
          <table:table-cell office:value-type="float" office:value="23.781513788214099" table:style-name="ce1">
            <text:p>23.78151379</text:p>
          </table:table-cell>
          <table:table-cell office:value-type="float" office:value="18.590020032000002" table:style-name="ce1">
            <text:p>18.59002003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7adbdf90-106f-4950-ac66-3b78aaae6bcc</text:p>
          </table:table-cell>
          <table:table-cell office:value-type="string" table:style-name="ce1">
            <text:p>69b0ac486c38dd3969a9e251</text:p>
          </table:table-cell>
          <table:table-cell office:value-type="float" office:value="1773186120128" table:style-name="ce1">
            <text:p>1.77319E+12</text:p>
          </table:table-cell>
          <table:table-cell office:value-type="string" table:style-name="ce1">
            <text:p>STOP_REPORT</text:p>
          </table:table-cell>
          <table:table-cell office:value-type="float" office:value="-0.11990411579608901" table:style-name="ce1">
            <text:p>-0.119904116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f30c29c2-1cc8-11f1-a3b7-000e8e97c0fe</text:p>
          </table:table-cell>
          <table:table-cell office:value-type="float" office:value="3.7999998778104803E-2" table:style-name="ce1">
            <text:p>0.037999999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1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3.0790304818029499" table:style-name="ce1">
            <text:p>3.079030482</text:p>
          </table:table-cell>
          <table:table-cell office:value-type="string" table:style-name="ce1">
            <text:p>2026-03-10T23:41:37.439-0000</text:p>
          </table:table-cell>
          <table:table-cell office:value-type="float" office:value="23.781513788214099" table:style-name="ce1">
            <text:p>23.78151379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float" office:value="27.691338703322199" table:style-name="ce1">
            <text:p>27.6913387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8.590020032000002" table:style-name="ce1">
            <text:p>18.59002003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3:42:00.128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RAS + 3-deep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1&amp;start=2026-03-10T19:41&amp;end=2026-03-10T19:43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1&amp;start=2026-03-10T19:39&amp;end=2026-03-10T19:45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6245.3239999" table:style-name="ce1">
            <text:p>1773186245</text:p>
          </table:table-cell>
          <table:table-cell office:value-type="string" table:style-name="ce1">
            <text:p>-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21_2026_03_10T19_44_05__51__.mp4</text:p>
          </table:table-cell>
          <table:table-cell office:value-type="string" table:style-name="ce2">
            <text:p>2026-03-10T19:44:05.324</text:p>
          </table:table-cell>
          <table:table-cell office:value-type="string" office:string-value="short_perry" table:formula="of:=HYPERLINK(&quot;https://b023.prd.us-east-2.aws.vecnarobotics.com:8443/nexus-prime/#playback.perry?robot=AV32CUAXMCJ221&amp;start=2026-03-10T19:43&amp;end=2026-03-10T19:45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CUAXMCJ221&amp;start=2026-03-10T19:41&amp;end=2026-03-10T19:47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10-deep Area</text:p>
          </table:table-cell>
          <table:table-cell office:value-type="float" office:value="60.059942150222" table:style-name="ce1">
            <text:p>60.05994215</text:p>
          </table:table-cell>
          <table:table-cell office:value-type="float" office:value="21.1063451315386" table:style-name="ce1">
            <text:p>21.10634513</text:p>
          </table:table-cell>
          <table:table-cell office:value-type="float" office:value="36.711701970999997" table:style-name="ce1">
            <text:p>36.71170197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13a213e5-1ba9-42e8-8954-8da70255b67a</text:p>
          </table:table-cell>
          <table:table-cell office:value-type="string" table:style-name="ce1">
            <text:p>69b0aced6c38dd3969aa1e9b</text:p>
          </table:table-cell>
          <table:table-cell office:value-type="float" office:value="1773186285938" table:style-name="ce1">
            <text:p>1.77319E+12</text:p>
          </table:table-cell>
          <table:table-cell office:value-type="string" table:style-name="ce1">
            <text:p>STOP_REPORT</text:p>
          </table:table-cell>
          <table:table-cell office:value-type="float" office:value="-1.06465080752969E-2" table:style-name="ce1">
            <text:p>-0.010646508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f30c29c2-1cc8-11f1-a3b7-000e8e97c0fe</text:p>
          </table:table-cell>
          <table:table-cell office:value-type="float" office:value="2.5999998673796699E-2" table:style-name="ce1">
            <text:p>0.025999999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CUAXMCJ221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-1.3764620846708099E-2" table:style-name="ce1">
            <text:p>-0.013764621</text:p>
          </table:table-cell>
          <table:table-cell office:value-type="string" table:style-name="ce1">
            <text:p>2026-03-10T23:44:05.324-0000</text:p>
          </table:table-cell>
          <table:table-cell office:value-type="float" office:value="21.1063451315386" table:style-name="ce1">
            <text:p>21.10634513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60.059942150222" table:style-name="ce1">
            <text:p>60.0599421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6.711701970999997" table:style-name="ce1">
            <text:p>36.71170197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3:44:45.938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10-deep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CUAXMCJ221&amp;start=2026-03-10T19:43&amp;end=2026-03-10T19:45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CUAXMCJ221&amp;start=2026-03-10T19:41&amp;end=2026-03-10T19:47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78978.3540001" table:style-name="ce1">
            <text:p>1773178978</text:p>
          </table:table-cell>
          <table:table-cell office:value-type="string" table:style-name="ce1">
            <text:p>-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310_2026_03_10T17_42_58__49__.mp4</text:p>
          </table:table-cell>
          <table:table-cell office:value-type="string" table:style-name="ce2">
            <text:p>2026-03-10T17:42:58.354</text:p>
          </table:table-cell>
          <table:table-cell office:value-type="string" office:string-value="short_perry" table:formula="of:=HYPERLINK(&quot;https://b023.prd.us-east-2.aws.vecnarobotics.com:8443/nexus-prime/#playback.perry?robot=AV32EUAXNKJ310&amp;start=2026-03-10T17:42&amp;end=2026-03-10T17:44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EUAXNKJ310&amp;start=2026-03-10T17:40&amp;end=2026-03-10T17:46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Start 5 Area</text:p>
          </table:table-cell>
          <table:table-cell office:value-type="float" office:value="62.137454986572301" table:style-name="ce1">
            <text:p>62.13745499</text:p>
          </table:table-cell>
          <table:table-cell office:value-type="float" office:value="27.763198852539102" table:style-name="ce1">
            <text:p>27.76319885</text:p>
          </table:table-cell>
          <table:table-cell office:value-type="float" office:value="38.014361541" table:style-name="ce1">
            <text:p>38.01436154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f5c47d1d-d2a0-4f9c-85a3-3e59ff94f0b8</text:p>
          </table:table-cell>
          <table:table-cell office:value-type="string" table:style-name="ce1">
            <text:p>69b090943351190374dbaf16</text:p>
          </table:table-cell>
          <table:table-cell office:value-type="float" office:value="1773179028075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-2.0943949930369802E-3" table:style-name="ce1">
            <text:p>-0.002094395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e29ec784-1cc8-11f1-9a64-000e8e97cdf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EUAXNKJ31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-1.58206975460053" table:style-name="ce1">
            <text:p>-1.582069755</text:p>
          </table:table-cell>
          <table:table-cell office:value-type="string" table:style-name="ce1">
            <text:p>2026-03-10T21:42:58.354-0000</text:p>
          </table:table-cell>
          <table:table-cell office:value-type="float" office:value="27.763198852539102" table:style-name="ce1">
            <text:p>27.76319885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62.137454986572301" table:style-name="ce1">
            <text:p>62.1374549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8.014361541" table:style-name="ce1">
            <text:p>38.01436154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1:43:48.075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Start 5 Are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EUAXNKJ310&amp;start=2026-03-10T17:42&amp;end=2026-03-10T17:44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EUAXNKJ310&amp;start=2026-03-10T17:40&amp;end=2026-03-10T17:46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79042.174" table:style-name="ce1">
            <text:p>1773179042</text:p>
          </table:table-cell>
          <table:table-cell office:value-type="string" table:style-name="ce1">
            <text:p>-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310_2026_03_10T17_44_02__51__.mp4</text:p>
          </table:table-cell>
          <table:table-cell office:value-type="string" table:style-name="ce2">
            <text:p>2026-03-10T17:44:02.174</text:p>
          </table:table-cell>
          <table:table-cell office:value-type="string" office:string-value="short_perry" table:formula="of:=HYPERLINK(&quot;https://b023.prd.us-east-2.aws.vecnarobotics.com:8443/nexus-prime/#playback.perry?robot=AV32EUAXNKJ310&amp;start=2026-03-10T17:43&amp;end=2026-03-10T17:45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EUAXNKJ310&amp;start=2026-03-10T17:41&amp;end=2026-03-10T17:47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AG + 2-deep Area</text:p>
          </table:table-cell>
          <table:table-cell office:value-type="float" office:value="38.512946237225897" table:style-name="ce1">
            <text:p>38.51294624</text:p>
          </table:table-cell>
          <table:table-cell office:value-type="float" office:value="23.368040110668499" table:style-name="ce1">
            <text:p>23.36804011</text:p>
          </table:table-cell>
          <table:table-cell office:value-type="float" office:value="198.39849536299999" table:style-name="ce1">
            <text:p>198.3984954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48e95ab7-31ab-4fea-8fcc-86a90a6b25d9</text:p>
          </table:table-cell>
          <table:table-cell office:value-type="string" table:style-name="ce1">
            <text:p>69b091683351190374dc0319</text:p>
          </table:table-cell>
          <table:table-cell office:value-type="float" office:value="1773179240571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-1.1344639584422099E-2" table:style-name="ce1">
            <text:p>-0.01134464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e29ec784-1cc8-11f1-9a64-000e8e97cdf5</text:p>
          </table:table-cell>
          <table:table-cell office:value-type="float" office:value="-2.19999998807907E-2" table:style-name="ce1">
            <text:p>-0.022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EUAXNKJ31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3.1231481283769398" table:style-name="ce1">
            <text:p>3.123148128</text:p>
          </table:table-cell>
          <table:table-cell office:value-type="string" table:style-name="ce1">
            <text:p>2026-03-10T21:44:02.174-0000</text:p>
          </table:table-cell>
          <table:table-cell office:value-type="float" office:value="23.368040110668499" table:style-name="ce1">
            <text:p>23.36804011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38.512946237225897" table:style-name="ce1">
            <text:p>38.5129462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98.39849536299999" table:style-name="ce1">
            <text:p>198.3984954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1:47:20.571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AG + 2-deep Are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EUAXNKJ310&amp;start=2026-03-10T17:43&amp;end=2026-03-10T17:45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EUAXNKJ310&amp;start=2026-03-10T17:41&amp;end=2026-03-10T17:47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79245.757" table:style-name="ce1">
            <text:p>1773179246</text:p>
          </table:table-cell>
          <table:table-cell office:value-type="string" table:style-name="ce1">
            <text:p>-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310_2026_03_10T17_47_25__57__.mp4</text:p>
          </table:table-cell>
          <table:table-cell office:value-type="string" table:style-name="ce2">
            <text:p>2026-03-10T17:47:25.757</text:p>
          </table:table-cell>
          <table:table-cell office:value-type="string" office:string-value="short_perry" table:formula="of:=HYPERLINK(&quot;https://b023.prd.us-east-2.aws.vecnarobotics.com:8443/nexus-prime/#playback.perry?robot=AV32EUAXNKJ310&amp;start=2026-03-10T17:46&amp;end=2026-03-10T17:48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EUAXNKJ310&amp;start=2026-03-10T17:44&amp;end=2026-03-10T17:50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RAS + 3-deep Area</text:p>
          </table:table-cell>
          <table:table-cell office:value-type="float" office:value="25.485546172922" table:style-name="ce1">
            <text:p>25.48554617</text:p>
          </table:table-cell>
          <table:table-cell office:value-type="float" office:value="24.085570115157498" table:style-name="ce1">
            <text:p>24.08557012</text:p>
          </table:table-cell>
          <table:table-cell office:value-type="float" office:value="0.48264972299999997" table:style-name="ce1">
            <text:p>0.482649723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b9d2ac6a-ae35-4603-b5df-56a8a78c73f8</text:p>
          </table:table-cell>
          <table:table-cell office:value-type="string" table:style-name="ce1">
            <text:p>69b091703351190374dc0655</text:p>
          </table:table-cell>
          <table:table-cell office:value-type="float" office:value="1773179248772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2.8972465544939E-2" table:style-name="ce1">
            <text:p>0.028972466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e29ec784-1cc8-11f1-9a64-000e8e97cdf5</text:p>
          </table:table-cell>
          <table:table-cell office:value-type="float" office:value="1.0970000028610201" table:style-name="ce1">
            <text:p>1.097000003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EUAXNKJ31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3.1391417882498098" table:style-name="ce1">
            <text:p>3.139141788</text:p>
          </table:table-cell>
          <table:table-cell office:value-type="string" table:style-name="ce1">
            <text:p>2026-03-10T21:47:25.757-0000</text:p>
          </table:table-cell>
          <table:table-cell office:value-type="float" office:value="24.085570115157498" table:style-name="ce1">
            <text:p>24.08557012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25.485546172922" table:style-name="ce1">
            <text:p>25.48554617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48264972299999997" table:style-name="ce1">
            <text:p>0.482649723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1:47:28.772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RAS + 3-deep Are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EUAXNKJ310&amp;start=2026-03-10T17:46&amp;end=2026-03-10T17:48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EUAXNKJ310&amp;start=2026-03-10T17:44&amp;end=2026-03-10T17:50&amp;tz=America/New_York" &amp;&amp; sleep 3</text:p>
          </table:table-cell>
          <table:table-cell table:number-columns-repeated="16318"/>
        </table:table-row>
        <table:table-row table:style-name="ro1">
          <table:table-cell office:value-type="float" office:value="1773179375.1559999" table:style-name="ce1">
            <text:p>1773179375</text:p>
          </table:table-cell>
          <table:table-cell office:value-type="string" table:style-name="ce1">
            <text:p>-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310_2026_03_10T17_49_35__43__.mp4</text:p>
          </table:table-cell>
          <table:table-cell office:value-type="string" table:style-name="ce2">
            <text:p>2026-03-10T17:49:35.156</text:p>
          </table:table-cell>
          <table:table-cell office:value-type="string" office:string-value="short_perry" table:formula="of:=HYPERLINK(&quot;https://b023.prd.us-east-2.aws.vecnarobotics.com:8443/nexus-prime/#playback.perry?robot=AV32EUAXNKJ310&amp;start=2026-03-10T17:49&amp;end=2026-03-10T17:51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EUAXNKJ310&amp;start=2026-03-10T17:47&amp;end=2026-03-10T17:53&amp;tz=America/New_York&quot;;&quot;long_perry&quot;)" table:style-name="ce1">
            <text:p>long_perry</text:p>
          </table:table-cell>
          <table:table-cell office:value-type="string" table:style-name="ce1">
            <text:p>14s init, tracked</text:p>
          </table:table-cell>
          <table:table-cell office:value-type="string" table:style-name="ce1">
            <text:p>FW_INIT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LOBSTER 10-deep Area</text:p>
          </table:table-cell>
          <table:table-cell office:value-type="float" office:value="52.564110603668802" table:style-name="ce1">
            <text:p>52.5641106</text:p>
          </table:table-cell>
          <table:table-cell office:value-type="float" office:value="20.440096793111799" table:style-name="ce1">
            <text:p>20.44009679</text:p>
          </table:table-cell>
          <table:table-cell office:value-type="float" office:value="14.300929321" table:style-name="ce1">
            <text:p>14.30092932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8f49e14c-6929-4f71-8ebd-ebdb6d91c507</text:p>
          </table:table-cell>
          <table:table-cell office:value-type="string" table:style-name="ce1">
            <text:p>69b092023351190374dc4527</text:p>
          </table:table-cell>
          <table:table-cell office:value-type="float" office:value="1773179394969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0.40142571926116899" table:style-name="ce1">
            <text:p>0.401425719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e29ec784-1cc8-11f1-9a64-000e8e97cdf5</text:p>
          </table:table-cell>
          <table:table-cell office:value-type="float" office:value="0.32600000500678999" table:style-name="ce1">
            <text:p>0.326000005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FW_INIT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EUAXNKJ31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0.45728462402916797" table:style-name="ce1">
            <text:p>0.457284624</text:p>
          </table:table-cell>
          <table:table-cell office:value-type="string" table:style-name="ce1">
            <text:p>2026-03-10T21:49:35.156-0000</text:p>
          </table:table-cell>
          <table:table-cell office:value-type="float" office:value="20.440096793111799" table:style-name="ce1">
            <text:p>20.44009679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float" office:value="52.564110603668802" table:style-name="ce1">
            <text:p>52.564110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4.300929321" table:style-name="ce1">
            <text:p>14.30092932</text:p>
          </table:table-cell>
          <table:table-cell table:style-name="ce1"/>
          <table:table-cell office:value-type="string" table:style-name="ce1">
            <text:p>UNKNOWN</text:p>
          </table:table-cell>
          <table:table-cell office:value-type="string" table:style-name="ce1">
            <text:p>2026-03-10T21:49:54.969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10-deep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EUAXNKJ310&amp;start=2026-03-10T17:49&amp;end=2026-03-10T17:51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EUAXNKJ310&amp;start=2026-03-10T17:47&amp;end=2026-03-10T17:53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79638.451" table:style-name="ce1">
            <text:p>1773179638</text:p>
          </table:table-cell>
          <table:table-cell office:value-type="string" table:style-name="ce1">
            <text:p>-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310_2026_03_10T17_53_58__49__.mp4</text:p>
          </table:table-cell>
          <table:table-cell office:value-type="string" table:style-name="ce2">
            <text:p>2026-03-10T17:53:58.451</text:p>
          </table:table-cell>
          <table:table-cell office:value-type="string" office:string-value="short_perry" table:formula="of:=HYPERLINK(&quot;https://b023.prd.us-east-2.aws.vecnarobotics.com:8443/nexus-prime/#playback.perry?robot=AV32EUAXNKJ310&amp;start=2026-03-10T17:53&amp;end=2026-03-10T17:55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EUAXNKJ310&amp;start=2026-03-10T17:51&amp;end=2026-03-10T17:57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10-deep Area</text:p>
          </table:table-cell>
          <table:table-cell office:value-type="float" office:value="60.263004702416502" table:style-name="ce1">
            <text:p>60.2630047</text:p>
          </table:table-cell>
          <table:table-cell office:value-type="float" office:value="21.052365061464599" table:style-name="ce1">
            <text:p>21.05236506</text:p>
          </table:table-cell>
          <table:table-cell office:value-type="float" office:value="42.805508156000002" table:style-name="ce1">
            <text:p>42.80550816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813b9f14-2690-4e4a-8985-658581db34a4</text:p>
          </table:table-cell>
          <table:table-cell office:value-type="string" table:style-name="ce1">
            <text:p>69b093253351190374dcc0c3</text:p>
          </table:table-cell>
          <table:table-cell office:value-type="float" office:value="1773179685269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-7.50491581857204E-3" table:style-name="ce1">
            <text:p>-0.007504916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e29ec784-1cc8-11f1-9a64-000e8e97cdf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EUAXNKJ31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-7.26496678274438E-3" table:style-name="ce1">
            <text:p>-0.007264967</text:p>
          </table:table-cell>
          <table:table-cell office:value-type="string" table:style-name="ce1">
            <text:p>2026-03-10T21:53:58.451-0000</text:p>
          </table:table-cell>
          <table:table-cell office:value-type="float" office:value="21.052365061464599" table:style-name="ce1">
            <text:p>21.05236506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float" office:value="60.263004702416502" table:style-name="ce1">
            <text:p>60.2630047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2.805508156000002" table:style-name="ce1">
            <text:p>42.80550816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1:54:45.269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10-deep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EUAXNKJ310&amp;start=2026-03-10T17:53&amp;end=2026-03-10T17:55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EUAXNKJ310&amp;start=2026-03-10T17:51&amp;end=2026-03-10T17:57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79913.9590001" table:style-name="ce1">
            <text:p>1773179914</text:p>
          </table:table-cell>
          <table:table-cell office:value-type="string" table:style-name="ce1">
            <text:p>-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310_2026_03_10T17_58_33__42__.mp4</text:p>
          </table:table-cell>
          <table:table-cell office:value-type="string" table:style-name="ce2">
            <text:p>2026-03-10T17:58:33.959</text:p>
          </table:table-cell>
          <table:table-cell office:value-type="string" office:string-value="short_perry" table:formula="of:=HYPERLINK(&quot;https://b023.prd.us-east-2.aws.vecnarobotics.com:8443/nexus-prime/#playback.perry?robot=AV32EUAXNKJ310&amp;start=2026-03-10T17:58&amp;end=2026-03-10T18:00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EUAXNKJ310&amp;start=2026-03-10T17:56&amp;end=2026-03-10T18:02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10-deep Area</text:p>
          </table:table-cell>
          <table:table-cell office:value-type="float" office:value="60.265351277971497" table:style-name="ce1">
            <text:p>60.26535128</text:p>
          </table:table-cell>
          <table:table-cell office:value-type="float" office:value="21.059614535685199" table:style-name="ce1">
            <text:p>21.05961454</text:p>
          </table:table-cell>
          <table:table-cell office:value-type="float" office:value="36.312511946999997" table:style-name="ce1">
            <text:p>36.31251195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298632db-a497-44b7-b478-43b79379ac19</text:p>
          </table:table-cell>
          <table:table-cell office:value-type="string" table:style-name="ce1">
            <text:p>69b094323351190374dd32af</text:p>
          </table:table-cell>
          <table:table-cell office:value-type="float" office:value="1773179954263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-4.1887899860739699E-3" table:style-name="ce1">
            <text:p>-0.00418879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e29ec784-1cc8-11f1-9a64-000e8e97cdf5</text:p>
          </table:table-cell>
          <table:table-cell office:value-type="float" office:value="-4.9999994225800003E-3" table:style-name="ce1">
            <text:p>-0.004999999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EUAXNKJ31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-8.7186572369420505E-3" table:style-name="ce1">
            <text:p>-0.008718657</text:p>
          </table:table-cell>
          <table:table-cell office:value-type="string" table:style-name="ce1">
            <text:p>2026-03-10T21:58:33.959-0000</text:p>
          </table:table-cell>
          <table:table-cell office:value-type="float" office:value="21.059614535685199" table:style-name="ce1">
            <text:p>21.05961454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float" office:value="60.265351277971497" table:style-name="ce1">
            <text:p>60.2653512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6.312511946999997" table:style-name="ce1">
            <text:p>36.31251195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1:59:14.263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10-deep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EUAXNKJ310&amp;start=2026-03-10T17:58&amp;end=2026-03-10T18:00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EUAXNKJ310&amp;start=2026-03-10T17:56&amp;end=2026-03-10T18:02&amp;tz=America/New_York" &amp;&amp; sleep 3</text:p>
          </table:table-cell>
          <table:table-cell table:number-columns-repeated="16318"/>
        </table:table-row>
        <table:table-row table:style-name="ro1">
          <table:table-cell office:value-type="float" office:value="1773180060.069" table:style-name="ce1">
            <text:p>1773180060</text:p>
          </table:table-cell>
          <table:table-cell office:value-type="string" table:style-name="ce1">
            <text:p>-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310_2026_03_10T18_01_00__50__.mp4</text:p>
          </table:table-cell>
          <table:table-cell office:value-type="string" table:style-name="ce2">
            <text:p>2026-03-10T18:01:00.069</text:p>
          </table:table-cell>
          <table:table-cell office:value-type="string" office:string-value="short_perry" table:formula="of:=HYPERLINK(&quot;https://b023.prd.us-east-2.aws.vecnarobotics.com:8443/nexus-prime/#playback.perry?robot=AV32EUAXNKJ310&amp;start=2026-03-10T18:00&amp;end=2026-03-10T18:02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EUAXNKJ310&amp;start=2026-03-10T17:58&amp;end=2026-03-10T18:04&amp;tz=America/New_York&quot;;&quot;long_perry&quot;)" table:style-name="ce1">
            <text:p>long_perry</text:p>
          </table:table-cell>
          <table:table-cell office:value-type="string" table:style-name="ce1">
            <text:p>lidar blip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PATH_VERIFICATION_FAILED</text:p>
          </table:table-cell>
          <table:table-cell office:value-type="string" table:style-name="ce1">
            <text:p>LOBSTER RAS + 3-deep Area</text:p>
          </table:table-cell>
          <table:table-cell office:value-type="float" office:value="32.3342483447192" table:style-name="ce1">
            <text:p>32.33424834</text:p>
          </table:table-cell>
          <table:table-cell office:value-type="float" office:value="23.333001440359599" table:style-name="ce1">
            <text:p>23.33300144</text:p>
          </table:table-cell>
          <table:table-cell office:value-type="float" office:value="1.992809474" table:style-name="ce1">
            <text:p>1.992809474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fec92d5a-a5fb-47f1-bbf2-91990c8ac00f</text:p>
          </table:table-cell>
          <table:table-cell office:value-type="string" table:style-name="ce1">
            <text:p>69b0949f3351190374dd5ff9</text:p>
          </table:table-cell>
          <table:table-cell office:value-type="float" office:value="1773180063763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-0.10175269097089799" table:style-name="ce1">
            <text:p>-0.101752691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e29ec784-1cc8-11f1-9a64-000e8e97cdf5</text:p>
          </table:table-cell>
          <table:table-cell office:value-type="float" office:value="0.34399998188018799" table:style-name="ce1">
            <text:p>0.343999982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EUAXNKJ31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3.0805846733983802" table:style-name="ce1">
            <text:p>3.080584673</text:p>
          </table:table-cell>
          <table:table-cell office:value-type="string" table:style-name="ce1">
            <text:p>2026-03-10T22:01:00.069-0000</text:p>
          </table:table-cell>
          <table:table-cell office:value-type="float" office:value="23.333001440359599" table:style-name="ce1">
            <text:p>23.33300144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32.3342483447192" table:style-name="ce1">
            <text:p>32.3342483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.992809474" table:style-name="ce1">
            <text:p>1.992809474</text:p>
          </table:table-cell>
          <table:table-cell table:style-name="ce1"/>
          <table:table-cell office:value-type="string" table:style-name="ce1">
            <text:p>PATH_VERIFICATION_FAILED</text:p>
          </table:table-cell>
          <table:table-cell office:value-type="string" table:style-name="ce1">
            <text:p>2026-03-10T22:01:03.763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RAS + 3-deep Are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EUAXNKJ310&amp;start=2026-03-10T18:00&amp;end=2026-03-10T18:02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EUAXNKJ310&amp;start=2026-03-10T17:58&amp;end=2026-03-10T18:04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0197.961" table:style-name="ce1">
            <text:p>1773180198</text:p>
          </table:table-cell>
          <table:table-cell office:value-type="string" table:style-name="ce1">
            <text:p>-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310_2026_03_10T18_03_17__55__.mp4</text:p>
          </table:table-cell>
          <table:table-cell office:value-type="string" table:style-name="ce2">
            <text:p>2026-03-10T18:03:17.961</text:p>
          </table:table-cell>
          <table:table-cell office:value-type="string" office:string-value="short_perry" table:formula="of:=HYPERLINK(&quot;https://b023.prd.us-east-2.aws.vecnarobotics.com:8443/nexus-prime/#playback.perry?robot=AV32EUAXNKJ310&amp;start=2026-03-10T18:02&amp;end=2026-03-10T18:04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EUAXNKJ310&amp;start=2026-03-10T18:00&amp;end=2026-03-10T18:06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10-deep Area</text:p>
          </table:table-cell>
          <table:table-cell office:value-type="float" office:value="60.285816654988203" table:style-name="ce1">
            <text:p>60.28581665</text:p>
          </table:table-cell>
          <table:table-cell office:value-type="float" office:value="21.034290710888499" table:style-name="ce1">
            <text:p>21.03429071</text:p>
          </table:table-cell>
          <table:table-cell office:value-type="float" office:value="24.309309921000001" table:style-name="ce1">
            <text:p>24.30930992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de0b7d5e-0c17-4157-a466-fff22111d970</text:p>
          </table:table-cell>
          <table:table-cell office:value-type="string" table:style-name="ce1">
            <text:p>69b095423351190374dda596</text:p>
          </table:table-cell>
          <table:table-cell office:value-type="float" office:value="1773180226376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-7.50491581857204E-3" table:style-name="ce1">
            <text:p>-0.007504916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e29ec784-1cc8-11f1-9a64-000e8e97cdf5</text:p>
          </table:table-cell>
          <table:table-cell office:value-type="float" office:value="-1.2999999336898301E-2" table:style-name="ce1">
            <text:p>-0.012999999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EUAXNKJ31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-3.56963321580405E-3" table:style-name="ce1">
            <text:p>-0.003569633</text:p>
          </table:table-cell>
          <table:table-cell office:value-type="string" table:style-name="ce1">
            <text:p>2026-03-10T22:03:17.961-0000</text:p>
          </table:table-cell>
          <table:table-cell office:value-type="float" office:value="21.034290710888499" table:style-name="ce1">
            <text:p>21.03429071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float" office:value="60.285816654988203" table:style-name="ce1">
            <text:p>60.2858166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4.309309921000001" table:style-name="ce1">
            <text:p>24.30930992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2:03:46.376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10-deep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EUAXNKJ310&amp;start=2026-03-10T18:02&amp;end=2026-03-10T18:04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EUAXNKJ310&amp;start=2026-03-10T18:00&amp;end=2026-03-10T18:06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0334.1670001" table:style-name="ce1">
            <text:p>1773180334</text:p>
          </table:table-cell>
          <table:table-cell office:value-type="string" table:style-name="ce1">
            <text:p>-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310_2026_03_10T18_05_34__43__.mp4</text:p>
          </table:table-cell>
          <table:table-cell office:value-type="string" table:style-name="ce2">
            <text:p>2026-03-10T18:05:34.167</text:p>
          </table:table-cell>
          <table:table-cell office:value-type="string" office:string-value="short_perry" table:formula="of:=HYPERLINK(&quot;https://b023.prd.us-east-2.aws.vecnarobotics.com:8443/nexus-prime/#playback.perry?robot=AV32EUAXNKJ310&amp;start=2026-03-10T18:05&amp;end=2026-03-10T18:07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EUAXNKJ310&amp;start=2026-03-10T18:03&amp;end=2026-03-10T18:09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AG + 2-deep Area</text:p>
          </table:table-cell>
          <table:table-cell office:value-type="float" office:value="35.090284958738899" table:style-name="ce1">
            <text:p>35.09028496</text:p>
          </table:table-cell>
          <table:table-cell office:value-type="float" office:value="23.389266027539701" table:style-name="ce1">
            <text:p>23.38926603</text:p>
          </table:table-cell>
          <table:table-cell office:value-type="float" office:value="22.893608058000002" table:style-name="ce1">
            <text:p>22.89360806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1be3d13d-dd25-4b09-b548-148f55ea3da3</text:p>
          </table:table-cell>
          <table:table-cell office:value-type="string" table:style-name="ce1">
            <text:p>69b095c83351190374dddbf2</text:p>
          </table:table-cell>
          <table:table-cell office:value-type="float" office:value="1773180360358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-0.11868238449096701" table:style-name="ce1">
            <text:p>-0.118682384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e29ec784-1cc8-11f1-9a64-000e8e97cdf5</text:p>
          </table:table-cell>
          <table:table-cell office:value-type="float" office:value="0.23299999535083801" table:style-name="ce1">
            <text:p>0.232999995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EUAXNKJ31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3.1097623559177898" table:style-name="ce1">
            <text:p>3.109762356</text:p>
          </table:table-cell>
          <table:table-cell office:value-type="string" table:style-name="ce1">
            <text:p>2026-03-10T22:05:34.167-0000</text:p>
          </table:table-cell>
          <table:table-cell office:value-type="float" office:value="23.389266027539701" table:style-name="ce1">
            <text:p>23.38926603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35.090284958738899" table:style-name="ce1">
            <text:p>35.0902849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2.893608058000002" table:style-name="ce1">
            <text:p>22.89360806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2:06:00.358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AG + 2-deep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EUAXNKJ310&amp;start=2026-03-10T18:05&amp;end=2026-03-10T18:07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EUAXNKJ310&amp;start=2026-03-10T18:03&amp;end=2026-03-10T18:09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0365.55" table:style-name="ce1">
            <text:p>1773180366</text:p>
          </table:table-cell>
          <table:table-cell office:value-type="string" table:style-name="ce1">
            <text:p>-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310_2026_03_10T18_06_05__51__.mp4</text:p>
          </table:table-cell>
          <table:table-cell office:value-type="string" table:style-name="ce2">
            <text:p>2026-03-10T18:06:05.550</text:p>
          </table:table-cell>
          <table:table-cell office:value-type="string" office:string-value="short_perry" table:formula="of:=HYPERLINK(&quot;https://b023.prd.us-east-2.aws.vecnarobotics.com:8443/nexus-prime/#playback.perry?robot=AV32EUAXNKJ310&amp;start=2026-03-10T18:05&amp;end=2026-03-10T18:07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EUAXNKJ310&amp;start=2026-03-10T18:03&amp;end=2026-03-10T18:09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RAS + 3-deep Area</text:p>
          </table:table-cell>
          <table:table-cell office:value-type="float" office:value="26.990049980076499" table:style-name="ce1">
            <text:p>26.99004998</text:p>
          </table:table-cell>
          <table:table-cell office:value-type="float" office:value="24.0980906018412" table:style-name="ce1">
            <text:p>24.0980906</text:p>
          </table:table-cell>
          <table:table-cell office:value-type="float" office:value="15.184066219" table:style-name="ce1">
            <text:p>15.18406622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0e70c584-5ff5-46cf-b088-cbffff814439</text:p>
          </table:table-cell>
          <table:table-cell office:value-type="string" table:style-name="ce1">
            <text:p>69b095df3351190374dde554</text:p>
          </table:table-cell>
          <table:table-cell office:value-type="float" office:value="1773180383366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0.107512280344963" table:style-name="ce1">
            <text:p>0.10751228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e29ec784-1cc8-11f1-9a64-000e8e97cdf5</text:p>
          </table:table-cell>
          <table:table-cell office:value-type="float" office:value="0.53200000524520896" table:style-name="ce1">
            <text:p>0.532000005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EUAXNKJ31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3.0783981093174901" table:style-name="ce1">
            <text:p>3.078398109</text:p>
          </table:table-cell>
          <table:table-cell office:value-type="string" table:style-name="ce1">
            <text:p>2026-03-10T22:06:05.550-0000</text:p>
          </table:table-cell>
          <table:table-cell office:value-type="float" office:value="24.0980906018412" table:style-name="ce1">
            <text:p>24.0980906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26.990049980076499" table:style-name="ce1">
            <text:p>26.9900499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5.184066219" table:style-name="ce1">
            <text:p>15.18406622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2:06:23.366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RAS + 3-deep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EUAXNKJ310&amp;start=2026-03-10T18:05&amp;end=2026-03-10T18:07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EUAXNKJ310&amp;start=2026-03-10T18:03&amp;end=2026-03-10T18:09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0595.9630001" table:style-name="ce1">
            <text:p>1773180596</text:p>
          </table:table-cell>
          <table:table-cell office:value-type="string" table:style-name="ce1">
            <text:p>-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310_2026_03_10T18_09_55__49__.mp4</text:p>
          </table:table-cell>
          <table:table-cell office:value-type="string" table:style-name="ce2">
            <text:p>2026-03-10T18:09:55.963</text:p>
          </table:table-cell>
          <table:table-cell office:value-type="string" office:string-value="short_perry" table:formula="of:=HYPERLINK(&quot;https://b023.prd.us-east-2.aws.vecnarobotics.com:8443/nexus-prime/#playback.perry?robot=AV32EUAXNKJ310&amp;start=2026-03-10T18:09&amp;end=2026-03-10T18:11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EUAXNKJ310&amp;start=2026-03-10T18:07&amp;end=2026-03-10T18:13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AG + 2-deep Area</text:p>
          </table:table-cell>
          <table:table-cell office:value-type="float" office:value="35.235356093470699" table:style-name="ce1">
            <text:p>35.23535609</text:p>
          </table:table-cell>
          <table:table-cell office:value-type="float" office:value="23.403317841435001" table:style-name="ce1">
            <text:p>23.40331784</text:p>
          </table:table-cell>
          <table:table-cell office:value-type="float" office:value="112.193708602" table:style-name="ce1">
            <text:p>112.1937086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47c73115-6a6d-4dbb-b492-612f594ee69f</text:p>
          </table:table-cell>
          <table:table-cell office:value-type="string" table:style-name="ce1">
            <text:p>69b097263351190374de6a69</text:p>
          </table:table-cell>
          <table:table-cell office:value-type="float" office:value="1773180710871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-0.20821776986122101" table:style-name="ce1">
            <text:p>-0.20821777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e29ec784-1cc8-11f1-9a64-000e8e97cdf5</text:p>
          </table:table-cell>
          <table:table-cell office:value-type="float" office:value="0.181999996304512" table:style-name="ce1">
            <text:p>0.181999996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EUAXNKJ31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3.12182527086124" table:style-name="ce1">
            <text:p>3.121825271</text:p>
          </table:table-cell>
          <table:table-cell office:value-type="string" table:style-name="ce1">
            <text:p>2026-03-10T22:09:55.963-0000</text:p>
          </table:table-cell>
          <table:table-cell office:value-type="float" office:value="23.403317841435001" table:style-name="ce1">
            <text:p>23.40331784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35.235356093470699" table:style-name="ce1">
            <text:p>35.2353560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12.193708602" table:style-name="ce1">
            <text:p>112.1937086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2:11:50.871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AG + 2-deep Are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EUAXNKJ310&amp;start=2026-03-10T18:09&amp;end=2026-03-10T18:11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EUAXNKJ310&amp;start=2026-03-10T18:07&amp;end=2026-03-10T18:13&amp;tz=America/New_York" &amp;&amp; sleep 3</text:p>
          </table:table-cell>
          <table:table-cell table:number-columns-repeated="16318"/>
        </table:table-row>
        <table:table-row table:style-name="ro1">
          <table:table-cell office:value-type="float" office:value="1773180718.779" table:style-name="ce1">
            <text:p>1773180719</text:p>
          </table:table-cell>
          <table:table-cell office:value-type="string" table:style-name="ce1">
            <text:p>-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310_2026_03_10T18_11_58__49__.mp4</text:p>
          </table:table-cell>
          <table:table-cell office:value-type="string" table:style-name="ce2">
            <text:p>2026-03-10T18:11:58.779</text:p>
          </table:table-cell>
          <table:table-cell office:value-type="string" office:string-value="short_perry" table:formula="of:=HYPERLINK(&quot;https://b023.prd.us-east-2.aws.vecnarobotics.com:8443/nexus-prime/#playback.perry?robot=AV32EUAXNKJ310&amp;start=2026-03-10T18:11&amp;end=2026-03-10T18:13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EUAXNKJ310&amp;start=2026-03-10T18:09&amp;end=2026-03-10T18:15&amp;tz=America/New_York&quot;;&quot;long_perry&quot;)" table:style-name="ce1">
            <text:p>long_perry</text:p>
          </table:table-cell>
          <table:table-cell office:value-type="string" table:style-name="ce1">
            <text:p>detected pillar as obstacle RLS-33802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PATH_VERIFICATION_FAILED</text:p>
          </table:table-cell>
          <table:table-cell office:value-type="string" table:style-name="ce1">
            <text:p>LOBSTER RAS + 3-deep Area</text:p>
          </table:table-cell>
          <table:table-cell office:value-type="float" office:value="24.779868647673901" table:style-name="ce1">
            <text:p>24.77986865</text:p>
          </table:table-cell>
          <table:table-cell office:value-type="float" office:value="24.236778630538701" table:style-name="ce1">
            <text:p>24.23677863</text:p>
          </table:table-cell>
          <table:table-cell office:value-type="float" office:value="0.60204680399999999" table:style-name="ce1">
            <text:p>0.602046804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98fa2140-fcec-4393-8d24-44697edcbea6</text:p>
          </table:table-cell>
          <table:table-cell office:value-type="string" table:style-name="ce1">
            <text:p>69b097333351190374de6f6b</text:p>
          </table:table-cell>
          <table:table-cell office:value-type="float" office:value="1773180723956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0.16318827867507901" table:style-name="ce1">
            <text:p>0.163188279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e29ec784-1cc8-11f1-9a64-000e8e97cdf5</text:p>
          </table:table-cell>
          <table:table-cell office:value-type="float" office:value="0.181999996304512" table:style-name="ce1">
            <text:p>0.181999996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EUAXNKJ31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-3.1339892853701499" table:style-name="ce1">
            <text:p>-3.133989285</text:p>
          </table:table-cell>
          <table:table-cell office:value-type="string" table:style-name="ce1">
            <text:p>2026-03-10T22:11:58.779-0000</text:p>
          </table:table-cell>
          <table:table-cell office:value-type="float" office:value="24.236778630538701" table:style-name="ce1">
            <text:p>24.23677863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24.779868647673901" table:style-name="ce1">
            <text:p>24.7798686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60204680399999999" table:style-name="ce1">
            <text:p>0.602046804</text:p>
          </table:table-cell>
          <table:table-cell table:style-name="ce1"/>
          <table:table-cell office:value-type="string" table:style-name="ce1">
            <text:p>PATH_VERIFICATION_FAILED</text:p>
          </table:table-cell>
          <table:table-cell office:value-type="string" table:style-name="ce1">
            <text:p>2026-03-10T22:12:03.956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RAS + 3-deep Are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EUAXNKJ310&amp;start=2026-03-10T18:11&amp;end=2026-03-10T18:13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EUAXNKJ310&amp;start=2026-03-10T18:09&amp;end=2026-03-10T18:15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1097.8499999" table:style-name="ce1">
            <text:p>1773181098</text:p>
          </table:table-cell>
          <table:table-cell office:value-type="string" table:style-name="ce1">
            <text:p>-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310_2026_03_10T18_18_17__55__.mp4</text:p>
          </table:table-cell>
          <table:table-cell office:value-type="string" table:style-name="ce2">
            <text:p>2026-03-10T18:18:17.850</text:p>
          </table:table-cell>
          <table:table-cell office:value-type="string" office:string-value="short_perry" table:formula="of:=HYPERLINK(&quot;https://b023.prd.us-east-2.aws.vecnarobotics.com:8443/nexus-prime/#playback.perry?robot=AV32EUAXNKJ310&amp;start=2026-03-10T18:17&amp;end=2026-03-10T18:19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EUAXNKJ310&amp;start=2026-03-10T18:15&amp;end=2026-03-10T18:21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10-deep Area</text:p>
          </table:table-cell>
          <table:table-cell office:value-type="float" office:value="60.258710759310397" table:style-name="ce1">
            <text:p>60.25871076</text:p>
          </table:table-cell>
          <table:table-cell office:value-type="float" office:value="21.026453806347899" table:style-name="ce1">
            <text:p>21.02645381</text:p>
          </table:table-cell>
          <table:table-cell office:value-type="float" office:value="25.490463766000001" table:style-name="ce1">
            <text:p>25.49046377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7e535a28-46cc-46a0-b350-5f62c48dd913</text:p>
          </table:table-cell>
          <table:table-cell office:value-type="string" table:style-name="ce1">
            <text:p>69b098c73351190374df1a0e</text:p>
          </table:table-cell>
          <table:table-cell office:value-type="float" office:value="1773181127362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-2.56563387811184E-2" table:style-name="ce1">
            <text:p>-0.025656339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e29ec784-1cc8-11f1-9a64-000e8e97cdf5</text:p>
          </table:table-cell>
          <table:table-cell office:value-type="float" office:value="1.69999990612268E-2" table:style-name="ce1">
            <text:p>0.016999999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EUAXNKJ31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1.9725256720761902E-2" table:style-name="ce1">
            <text:p>0.019725257</text:p>
          </table:table-cell>
          <table:table-cell office:value-type="string" table:style-name="ce1">
            <text:p>2026-03-10T22:18:17.850-0000</text:p>
          </table:table-cell>
          <table:table-cell office:value-type="float" office:value="21.026453806347899" table:style-name="ce1">
            <text:p>21.02645381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float" office:value="60.258710759310397" table:style-name="ce1">
            <text:p>60.2587107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5.490463766000001" table:style-name="ce1">
            <text:p>25.49046377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2:18:47.362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10-deep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EUAXNKJ310&amp;start=2026-03-10T18:17&amp;end=2026-03-10T18:19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EUAXNKJ310&amp;start=2026-03-10T18:15&amp;end=2026-03-10T18:21&amp;tz=America/New_York" &amp;&amp; sleep 3</text:p>
          </table:table-cell>
          <table:table-cell table:number-columns-repeated="16318"/>
        </table:table-row>
        <table:table-row table:style-name="ro1">
          <table:table-cell office:value-type="float" office:value="1773181139.96" table:style-name="ce1">
            <text:p>1773181140</text:p>
          </table:table-cell>
          <table:table-cell office:value-type="string" table:style-name="ce1">
            <text:p>-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310_2026_03_10T18_18_59__50__.mp4</text:p>
          </table:table-cell>
          <table:table-cell office:value-type="string" table:style-name="ce2">
            <text:p>2026-03-10T18:18:59.960</text:p>
          </table:table-cell>
          <table:table-cell office:value-type="string" office:string-value="short_perry" table:formula="of:=HYPERLINK(&quot;https://b023.prd.us-east-2.aws.vecnarobotics.com:8443/nexus-prime/#playback.perry?robot=AV32EUAXNKJ310&amp;start=2026-03-10T18:18&amp;end=2026-03-10T18:20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EUAXNKJ310&amp;start=2026-03-10T18:16&amp;end=2026-03-10T18:22&amp;tz=America/New_York&quot;;&quot;long_perry&quot;)" table:style-name="ce1">
            <text:p>long_perry</text:p>
          </table:table-cell>
          <table:table-cell office:value-type="string" table:style-name="ce1">
            <text:p>lidar blip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PATH_VERIFICATION_FAILED</text:p>
          </table:table-cell>
          <table:table-cell office:value-type="string" table:style-name="ce1">
            <text:p>LOBSTER 10-deep Area</text:p>
          </table:table-cell>
          <table:table-cell office:value-type="float" office:value="69.6600344591386" table:style-name="ce1">
            <text:p>69.66003446</text:p>
          </table:table-cell>
          <table:table-cell office:value-type="float" office:value="22.796692905573" table:style-name="ce1">
            <text:p>22.79669291</text:p>
          </table:table-cell>
          <table:table-cell office:value-type="float" office:value="0.200648035" table:style-name="ce1">
            <text:p>0.200648035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2a497bd9-4a41-42c3-9905-147e783fbf7f</text:p>
          </table:table-cell>
          <table:table-cell office:value-type="string" table:style-name="ce1">
            <text:p>69b098d73351190374df20b3</text:p>
          </table:table-cell>
          <table:table-cell office:value-type="float" office:value="1773181143771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0.91751956939697299" table:style-name="ce1">
            <text:p>0.917519569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e29ec784-1cc8-11f1-9a64-000e8e97cdf5</text:p>
          </table:table-cell>
          <table:table-cell office:value-type="float" office:value="0.46799999475479098" table:style-name="ce1">
            <text:p>0.467999995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EUAXNKJ31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2.4195125836476001" table:style-name="ce1">
            <text:p>2.419512584</text:p>
          </table:table-cell>
          <table:table-cell office:value-type="string" table:style-name="ce1">
            <text:p>2026-03-10T22:18:59.960-0000</text:p>
          </table:table-cell>
          <table:table-cell office:value-type="float" office:value="22.796692905573" table:style-name="ce1">
            <text:p>22.79669291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float" office:value="69.6600344591386" table:style-name="ce1">
            <text:p>69.6600344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200648035" table:style-name="ce1">
            <text:p>0.200648035</text:p>
          </table:table-cell>
          <table:table-cell table:style-name="ce1"/>
          <table:table-cell office:value-type="string" table:style-name="ce1">
            <text:p>PATH_VERIFICATION_FAILED</text:p>
          </table:table-cell>
          <table:table-cell office:value-type="string" table:style-name="ce1">
            <text:p>2026-03-10T22:19:03.771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10-deep Are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EUAXNKJ310&amp;start=2026-03-10T18:18&amp;end=2026-03-10T18:20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EUAXNKJ310&amp;start=2026-03-10T18:16&amp;end=2026-03-10T18:22&amp;tz=America/New_York" &amp;&amp; sleep 3</text:p>
          </table:table-cell>
          <table:table-cell table:number-columns-repeated="16318"/>
        </table:table-row>
        <table:table-row table:style-name="ro1">
          <table:table-cell office:value-type="float" office:value="1773181390.5610001" table:style-name="ce1">
            <text:p>1773181391</text:p>
          </table:table-cell>
          <table:table-cell office:value-type="string" table:style-name="ce1">
            <text:p>-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310_2026_03_10T18_23_10__53__.mp4</text:p>
          </table:table-cell>
          <table:table-cell office:value-type="string" table:style-name="ce2">
            <text:p>2026-03-10T18:23:10.561</text:p>
          </table:table-cell>
          <table:table-cell office:value-type="string" office:string-value="short_perry" table:formula="of:=HYPERLINK(&quot;https://b023.prd.us-east-2.aws.vecnarobotics.com:8443/nexus-prime/#playback.perry?robot=AV32EUAXNKJ310&amp;start=2026-03-10T18:22&amp;end=2026-03-10T18:24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EUAXNKJ310&amp;start=2026-03-10T18:20&amp;end=2026-03-10T18:26&amp;tz=America/New_York&quot;;&quot;long_perry&quot;)" table:style-name="ce1">
            <text:p>long_perry</text:p>
          </table:table-cell>
          <table:table-cell office:value-type="string" table:style-name="ce1">
            <text:p>blocked by RZ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PATH_VERIFICATION_FAILED</text:p>
          </table:table-cell>
          <table:table-cell office:value-type="string" table:style-name="ce1">
            <text:p>C0B0F33A31</text:p>
          </table:table-cell>
          <table:table-cell office:value-type="float" office:value="55.864488322040401" table:style-name="ce1">
            <text:p>55.86448832</text:p>
          </table:table-cell>
          <table:table-cell office:value-type="float" office:value="20.9995294235692" table:style-name="ce1">
            <text:p>20.99952942</text:p>
          </table:table-cell>
          <table:table-cell office:value-type="float" office:value="0.20080616100000001" table:style-name="ce1">
            <text:p>0.200806161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97471314-8e5f-4c97-8098-08aa5044eb6f</text:p>
          </table:table-cell>
          <table:table-cell office:value-type="string" table:style-name="ce1">
            <text:p>69b099d03351190374df87d2</text:p>
          </table:table-cell>
          <table:table-cell office:value-type="float" office:value="1773181392975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-2.8448866680264501E-2" table:style-name="ce1">
            <text:p>-0.028448867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e29ec784-1cc8-11f1-9a64-000e8e97cdf5</text:p>
          </table:table-cell>
          <table:table-cell office:value-type="float" office:value="1.0340000391006501" table:style-name="ce1">
            <text:p>1.034000039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EUAXNKJ31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2.2120624517286702E-2" table:style-name="ce1">
            <text:p>0.022120625</text:p>
          </table:table-cell>
          <table:table-cell office:value-type="string" table:style-name="ce1">
            <text:p>2026-03-10T22:23:10.561-0000</text:p>
          </table:table-cell>
          <table:table-cell office:value-type="float" office:value="20.9995294235692" table:style-name="ce1">
            <text:p>20.99952942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float" office:value="55.864488322040401" table:style-name="ce1">
            <text:p>55.8644883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20080616100000001" table:style-name="ce1">
            <text:p>0.200806161</text:p>
          </table:table-cell>
          <table:table-cell table:style-name="ce1"/>
          <table:table-cell office:value-type="string" table:style-name="ce1">
            <text:p>PATH_VERIFICATION_FAILED</text:p>
          </table:table-cell>
          <table:table-cell office:value-type="string" table:style-name="ce1">
            <text:p>2026-03-10T22:23:12.975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0B0F33A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EUAXNKJ310&amp;start=2026-03-10T18:22&amp;end=2026-03-10T18:24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EUAXNKJ310&amp;start=2026-03-10T18:20&amp;end=2026-03-10T18:26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1398.161" table:style-name="ce1">
            <text:p>1773181398</text:p>
          </table:table-cell>
          <table:table-cell office:value-type="string" table:style-name="ce1">
            <text:p>-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310_2026_03_10T18_23_18__55__.mp4</text:p>
          </table:table-cell>
          <table:table-cell office:value-type="string" table:style-name="ce2">
            <text:p>2026-03-10T18:23:18.161</text:p>
          </table:table-cell>
          <table:table-cell office:value-type="string" office:string-value="short_perry" table:formula="of:=HYPERLINK(&quot;https://b023.prd.us-east-2.aws.vecnarobotics.com:8443/nexus-prime/#playback.perry?robot=AV32EUAXNKJ310&amp;start=2026-03-10T18:22&amp;end=2026-03-10T18:24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EUAXNKJ310&amp;start=2026-03-10T18:20&amp;end=2026-03-10T18:26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10-deep Area</text:p>
          </table:table-cell>
          <table:table-cell office:value-type="float" office:value="61.048710318371903" table:style-name="ce1">
            <text:p>61.04871032</text:p>
          </table:table-cell>
          <table:table-cell office:value-type="float" office:value="21.018644751551498" table:style-name="ce1">
            <text:p>21.01864475</text:p>
          </table:table-cell>
          <table:table-cell office:value-type="float" office:value="27.614321844999999" table:style-name="ce1">
            <text:p>27.61432185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e178efff-8f6a-4016-85d2-925b0db989f0</text:p>
          </table:table-cell>
          <table:table-cell office:value-type="string" table:style-name="ce1">
            <text:p>69b099f53351190374df9797</text:p>
          </table:table-cell>
          <table:table-cell office:value-type="float" office:value="1773181429365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5.0614546053111597E-3" table:style-name="ce1">
            <text:p>0.005061455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e29ec784-1cc8-11f1-9a64-000e8e97cdf5</text:p>
          </table:table-cell>
          <table:table-cell office:value-type="float" office:value="0.65799999237060602" table:style-name="ce1">
            <text:p>0.657999992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EUAXNKJ31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-2.15683171338295E-2" table:style-name="ce1">
            <text:p>-0.021568317</text:p>
          </table:table-cell>
          <table:table-cell office:value-type="string" table:style-name="ce1">
            <text:p>2026-03-10T22:23:18.161-0000</text:p>
          </table:table-cell>
          <table:table-cell office:value-type="float" office:value="21.018644751551498" table:style-name="ce1">
            <text:p>21.01864475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float" office:value="61.048710318371903" table:style-name="ce1">
            <text:p>61.0487103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7.614321844999999" table:style-name="ce1">
            <text:p>27.61432185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2:23:49.365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10-deep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EUAXNKJ310&amp;start=2026-03-10T18:22&amp;end=2026-03-10T18:24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EUAXNKJ310&amp;start=2026-03-10T18:20&amp;end=2026-03-10T18:26&amp;tz=America/New_York" &amp;&amp; sleep 3</text:p>
          </table:table-cell>
          <table:table-cell table:number-columns-repeated="16318"/>
        </table:table-row>
        <table:table-row table:style-name="ro1">
          <table:table-cell office:value-type="float" office:value="1773181662.171" table:style-name="ce1">
            <text:p>1773181662</text:p>
          </table:table-cell>
          <table:table-cell office:value-type="string" table:style-name="ce1">
            <text:p>-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310_2026_03_10T18_27_42__45__.mp4</text:p>
          </table:table-cell>
          <table:table-cell office:value-type="string" table:style-name="ce2">
            <text:p>2026-03-10T18:27:42.171</text:p>
          </table:table-cell>
          <table:table-cell office:value-type="string" office:string-value="short_perry" table:formula="of:=HYPERLINK(&quot;https://b023.prd.us-east-2.aws.vecnarobotics.com:8443/nexus-prime/#playback.perry?robot=AV32EUAXNKJ310&amp;start=2026-03-10T18:27&amp;end=2026-03-10T18:29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EUAXNKJ310&amp;start=2026-03-10T18:25&amp;end=2026-03-10T18:31&amp;tz=America/New_York&quot;;&quot;long_perry&quot;)" table:style-name="ce1">
            <text:p>long_perry</text:p>
          </table:table-cell>
          <table:table-cell office:value-type="string" table:style-name="ce1">
            <text:p>lidar blip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PATH_VERIFICATION_FAILED</text:p>
          </table:table-cell>
          <table:table-cell office:value-type="string" table:style-name="ce1">
            <text:p>LOBSTER 10-deep Area</text:p>
          </table:table-cell>
          <table:table-cell office:value-type="float" office:value="56.870881899877403" table:style-name="ce1">
            <text:p>56.8708819</text:p>
          </table:table-cell>
          <table:table-cell office:value-type="float" office:value="21.035382080676001" table:style-name="ce1">
            <text:p>21.03538208</text:p>
          </table:table-cell>
          <table:table-cell office:value-type="float" office:value="1.2097173619999999" table:style-name="ce1">
            <text:p>1.209717362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58d1f55e-1aa5-4917-be66-cfbcd9536344</text:p>
          </table:table-cell>
          <table:table-cell office:value-type="string" table:style-name="ce1">
            <text:p>69b09ae13351190374dff9c9</text:p>
          </table:table-cell>
          <table:table-cell office:value-type="float" office:value="1773181665668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-4.9392815679311801E-2" table:style-name="ce1">
            <text:p>-0.049392816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e29ec784-1cc8-11f1-9a64-000e8e97cdf5</text:p>
          </table:table-cell>
          <table:table-cell office:value-type="float" office:value="0.64999991655349698" table:style-name="ce1">
            <text:p>0.649999917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EUAXNKJ31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3.2200987553883897E-2" table:style-name="ce1">
            <text:p>0.032200988</text:p>
          </table:table-cell>
          <table:table-cell office:value-type="string" table:style-name="ce1">
            <text:p>2026-03-10T22:27:42.171-0000</text:p>
          </table:table-cell>
          <table:table-cell office:value-type="float" office:value="21.035382080676001" table:style-name="ce1">
            <text:p>21.03538208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float" office:value="56.870881899877403" table:style-name="ce1">
            <text:p>56.870881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.2097173619999999" table:style-name="ce1">
            <text:p>1.209717362</text:p>
          </table:table-cell>
          <table:table-cell table:style-name="ce1"/>
          <table:table-cell office:value-type="string" table:style-name="ce1">
            <text:p>PATH_VERIFICATION_FAILED</text:p>
          </table:table-cell>
          <table:table-cell office:value-type="string" table:style-name="ce1">
            <text:p>2026-03-10T22:27:45.668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10-deep Are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EUAXNKJ310&amp;start=2026-03-10T18:27&amp;end=2026-03-10T18:29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EUAXNKJ310&amp;start=2026-03-10T18:25&amp;end=2026-03-10T18:31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1670.8659999" table:style-name="ce1">
            <text:p>1773181671</text:p>
          </table:table-cell>
          <table:table-cell office:value-type="string" table:style-name="ce1">
            <text:p>-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310_2026_03_10T18_27_50__47__.mp4</text:p>
          </table:table-cell>
          <table:table-cell office:value-type="string" table:style-name="ce2">
            <text:p>2026-03-10T18:27:50.866</text:p>
          </table:table-cell>
          <table:table-cell office:value-type="string" office:string-value="short_perry" table:formula="of:=HYPERLINK(&quot;https://b023.prd.us-east-2.aws.vecnarobotics.com:8443/nexus-prime/#playback.perry?robot=AV32EUAXNKJ310&amp;start=2026-03-10T18:27&amp;end=2026-03-10T18:29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EUAXNKJ310&amp;start=2026-03-10T18:25&amp;end=2026-03-10T18:31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10-deep Area</text:p>
          </table:table-cell>
          <table:table-cell office:value-type="float" office:value="61.980874898746798" table:style-name="ce1">
            <text:p>61.9808749</text:p>
          </table:table-cell>
          <table:table-cell office:value-type="float" office:value="21.074564387805701" table:style-name="ce1">
            <text:p>21.07456439</text:p>
          </table:table-cell>
          <table:table-cell office:value-type="float" office:value="8.8934868480000002" table:style-name="ce1">
            <text:p>8.893486848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8ed37b46-31f2-4a1c-83a7-862dc7837e5c</text:p>
          </table:table-cell>
          <table:table-cell office:value-type="string" table:style-name="ce1">
            <text:p>69b09af33351190374e000c1</text:p>
          </table:table-cell>
          <table:table-cell office:value-type="float" office:value="1773181683463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-1.8325956538319602E-2" table:style-name="ce1">
            <text:p>-0.018325957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e29ec784-1cc8-11f1-9a64-000e8e97cdf5</text:p>
          </table:table-cell>
          <table:table-cell office:value-type="float" office:value="0.89800000190734897" table:style-name="ce1">
            <text:p>0.898000002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EUAXNKJ31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-1.6853964732158101E-2" table:style-name="ce1">
            <text:p>-0.016853965</text:p>
          </table:table-cell>
          <table:table-cell office:value-type="string" table:style-name="ce1">
            <text:p>2026-03-10T22:27:50.866-0000</text:p>
          </table:table-cell>
          <table:table-cell office:value-type="float" office:value="21.074564387805701" table:style-name="ce1">
            <text:p>21.07456439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float" office:value="61.980874898746798" table:style-name="ce1">
            <text:p>61.980874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8.8934868480000002" table:style-name="ce1">
            <text:p>8.893486848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2:28:03.463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10-deep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EUAXNKJ310&amp;start=2026-03-10T18:27&amp;end=2026-03-10T18:29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EUAXNKJ310&amp;start=2026-03-10T18:25&amp;end=2026-03-10T18:31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1766.2620001" table:style-name="ce1">
            <text:p>1773181766</text:p>
          </table:table-cell>
          <table:table-cell office:value-type="string" table:style-name="ce1">
            <text:p>-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310_2026_03_10T18_29_26__57__.mp4</text:p>
          </table:table-cell>
          <table:table-cell office:value-type="string" table:style-name="ce2">
            <text:p>2026-03-10T18:29:26.262</text:p>
          </table:table-cell>
          <table:table-cell office:value-type="string" office:string-value="short_perry" table:formula="of:=HYPERLINK(&quot;https://b023.prd.us-east-2.aws.vecnarobotics.com:8443/nexus-prime/#playback.perry?robot=AV32EUAXNKJ310&amp;start=2026-03-10T18:28&amp;end=2026-03-10T18:30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EUAXNKJ310&amp;start=2026-03-10T18:26&amp;end=2026-03-10T18:32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Home Intersection Area</text:p>
          </table:table-cell>
          <table:table-cell office:value-type="float" office:value="54.756649427344797" table:style-name="ce1">
            <text:p>54.75664943</text:p>
          </table:table-cell>
          <table:table-cell office:value-type="float" office:value="23.385278191432999" table:style-name="ce1">
            <text:p>23.38527819</text:p>
          </table:table-cell>
          <table:table-cell office:value-type="float" office:value="170.90507467699999" table:style-name="ce1">
            <text:p>170.9050747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a25dcb06-af15-453d-8465-4c1eaace3a19</text:p>
          </table:table-cell>
          <table:table-cell office:value-type="string" table:style-name="ce1">
            <text:p>69b09bf53351190374e064a1</text:p>
          </table:table-cell>
          <table:table-cell office:value-type="float" office:value="1773181941269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-3.4557517617940903E-2" table:style-name="ce1">
            <text:p>-0.034557518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e29ec784-1cc8-11f1-9a64-000e8e97cdf5</text:p>
          </table:table-cell>
          <table:table-cell office:value-type="float" office:value="-4.0000001899898104E-3" table:style-name="ce1">
            <text:p>-0.004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EUAXNKJ31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3.1273369789974499" table:style-name="ce1">
            <text:p>3.127336979</text:p>
          </table:table-cell>
          <table:table-cell office:value-type="string" table:style-name="ce1">
            <text:p>2026-03-10T22:29:26.262-0000</text:p>
          </table:table-cell>
          <table:table-cell office:value-type="float" office:value="23.385278191432999" table:style-name="ce1">
            <text:p>23.38527819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54.756649427344797" table:style-name="ce1">
            <text:p>54.7566494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70.90507467699999" table:style-name="ce1">
            <text:p>170.9050747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2:32:21.269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Home Intersection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EUAXNKJ310&amp;start=2026-03-10T18:28&amp;end=2026-03-10T18:30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EUAXNKJ310&amp;start=2026-03-10T18:26&amp;end=2026-03-10T18:32&amp;tz=America/New_York" &amp;&amp; sleep 3</text:p>
          </table:table-cell>
          <table:table-cell table:number-columns-repeated="16318"/>
        </table:table-row>
        <table:table-row table:style-name="ro1">
          <table:table-cell office:value-type="float" office:value="1773183865.155" table:style-name="ce1">
            <text:p>1773183865</text:p>
          </table:table-cell>
          <table:table-cell office:value-type="string" table:style-name="ce1">
            <text:p>-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310_2026_03_10T19_04_25__57__.mp4</text:p>
          </table:table-cell>
          <table:table-cell office:value-type="string" table:style-name="ce2">
            <text:p>2026-03-10T19:04:25.155</text:p>
          </table:table-cell>
          <table:table-cell office:value-type="string" office:string-value="short_perry" table:formula="of:=HYPERLINK(&quot;https://b023.prd.us-east-2.aws.vecnarobotics.com:8443/nexus-prime/#playback.perry?robot=AV32EUAXNKJ310&amp;start=2026-03-10T19:03&amp;end=2026-03-10T19:05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EUAXNKJ310&amp;start=2026-03-10T19:01&amp;end=2026-03-10T19:07&amp;tz=America/New_York&quot;;&quot;long_perry&quot;)" table:style-name="ce1">
            <text:p>long_perry</text:p>
          </table:table-cell>
          <table:table-cell office:value-type="string" table:style-name="ce1">
            <text:p>14s init, tracked</text:p>
          </table:table-cell>
          <table:table-cell office:value-type="string" table:style-name="ce1">
            <text:p>FW_INIT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LOBSTER 10-deep Area</text:p>
          </table:table-cell>
          <table:table-cell office:value-type="float" office:value="51.065151521548103" table:style-name="ce1">
            <text:p>51.06515152</text:p>
          </table:table-cell>
          <table:table-cell office:value-type="float" office:value="20.074286427008701" table:style-name="ce1">
            <text:p>20.07428643</text:p>
          </table:table-cell>
          <table:table-cell office:value-type="float" office:value="14.194395831" table:style-name="ce1">
            <text:p>14.19439583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9fc46f5e-5ba0-4c31-a686-b2341608a3df</text:p>
          </table:table-cell>
          <table:table-cell office:value-type="string" table:style-name="ce1">
            <text:p>69b0a38c3351190374e30077</text:p>
          </table:table-cell>
          <table:table-cell office:value-type="float" office:value="1773183884867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0.37751471996307401" table:style-name="ce1">
            <text:p>0.37751472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e29ec784-1cc8-11f1-9a64-000e8e97cdf5</text:p>
          </table:table-cell>
          <table:table-cell office:value-type="float" office:value="0.123000003397465" table:style-name="ce1">
            <text:p>0.123000003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FW_INIT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EUAXNKJ31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6.5887147089746106E-2" table:style-name="ce1">
            <text:p>0.065887147</text:p>
          </table:table-cell>
          <table:table-cell office:value-type="string" table:style-name="ce1">
            <text:p>2026-03-10T23:04:25.155-0000</text:p>
          </table:table-cell>
          <table:table-cell office:value-type="float" office:value="20.074286427008701" table:style-name="ce1">
            <text:p>20.07428643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51.065151521548103" table:style-name="ce1">
            <text:p>51.0651515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4.194395831" table:style-name="ce1">
            <text:p>14.19439583</text:p>
          </table:table-cell>
          <table:table-cell table:style-name="ce1"/>
          <table:table-cell office:value-type="string" table:style-name="ce1">
            <text:p>UNKNOWN</text:p>
          </table:table-cell>
          <table:table-cell office:value-type="string" table:style-name="ce1">
            <text:p>2026-03-10T23:04:44.867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10-deep Are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EUAXNKJ310&amp;start=2026-03-10T19:03&amp;end=2026-03-10T19:05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EUAXNKJ310&amp;start=2026-03-10T19:01&amp;end=2026-03-10T19:07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3891.8670001" table:style-name="ce1">
            <text:p>1773183892</text:p>
          </table:table-cell>
          <table:table-cell office:value-type="string" table:style-name="ce1">
            <text:p>-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310_2026_03_10T19_04_51__48__.mp4</text:p>
          </table:table-cell>
          <table:table-cell office:value-type="string" table:style-name="ce2">
            <text:p>2026-03-10T19:04:51.867</text:p>
          </table:table-cell>
          <table:table-cell office:value-type="string" office:string-value="short_perry" table:formula="of:=HYPERLINK(&quot;https://b023.prd.us-east-2.aws.vecnarobotics.com:8443/nexus-prime/#playback.perry?robot=AV32EUAXNKJ310&amp;start=2026-03-10T19:04&amp;end=2026-03-10T19:06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EUAXNKJ310&amp;start=2026-03-10T19:02&amp;end=2026-03-10T19:08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10-deep Area</text:p>
          </table:table-cell>
          <table:table-cell office:value-type="float" office:value="60.246659317007897" table:style-name="ce1">
            <text:p>60.24665932</text:p>
          </table:table-cell>
          <table:table-cell office:value-type="float" office:value="21.020747433161301" table:style-name="ce1">
            <text:p>21.02074743</text:p>
          </table:table-cell>
          <table:table-cell office:value-type="float" office:value="25.200279862999999" table:style-name="ce1">
            <text:p>25.20027986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72cef291-6f80-4bfb-9104-23d6b598c5a5</text:p>
          </table:table-cell>
          <table:table-cell office:value-type="string" table:style-name="ce1">
            <text:p>69b0a3b13351190374e30f06</text:p>
          </table:table-cell>
          <table:table-cell office:value-type="float" office:value="1773183921169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-4.7822020947933197E-2" table:style-name="ce1">
            <text:p>-0.047822021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e29ec784-1cc8-11f1-9a64-000e8e97cdf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EUAXNKJ31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-6.7531457226136199E-4" table:style-name="ce1">
            <text:p>-0.000675315</text:p>
          </table:table-cell>
          <table:table-cell office:value-type="string" table:style-name="ce1">
            <text:p>2026-03-10T23:04:51.867-0000</text:p>
          </table:table-cell>
          <table:table-cell office:value-type="float" office:value="21.020747433161301" table:style-name="ce1">
            <text:p>21.02074743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60.246659317007897" table:style-name="ce1">
            <text:p>60.2466593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5.200279862999999" table:style-name="ce1">
            <text:p>25.20027986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3:05:21.169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10-deep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EUAXNKJ310&amp;start=2026-03-10T19:04&amp;end=2026-03-10T19:06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EUAXNKJ310&amp;start=2026-03-10T19:02&amp;end=2026-03-10T19:08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4011.756" table:style-name="ce1">
            <text:p>1773184012</text:p>
          </table:table-cell>
          <table:table-cell office:value-type="string" table:style-name="ce1">
            <text:p>-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310_2026_03_10T19_06_51__48__.mp4</text:p>
          </table:table-cell>
          <table:table-cell office:value-type="string" table:style-name="ce2">
            <text:p>2026-03-10T19:06:51.756</text:p>
          </table:table-cell>
          <table:table-cell office:value-type="string" office:string-value="short_perry" table:formula="of:=HYPERLINK(&quot;https://b023.prd.us-east-2.aws.vecnarobotics.com:8443/nexus-prime/#playback.perry?robot=AV32EUAXNKJ310&amp;start=2026-03-10T19:06&amp;end=2026-03-10T19:08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EUAXNKJ310&amp;start=2026-03-10T19:04&amp;end=2026-03-10T19:10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AG + 2-deep Area</text:p>
          </table:table-cell>
          <table:table-cell office:value-type="float" office:value="35.198553238425298" table:style-name="ce1">
            <text:p>35.19855324</text:p>
          </table:table-cell>
          <table:table-cell office:value-type="float" office:value="23.402263409994099" table:style-name="ce1">
            <text:p>23.40226341</text:p>
          </table:table-cell>
          <table:table-cell office:value-type="float" office:value="57.503978687" table:style-name="ce1">
            <text:p>57.50397869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4dc4ce5d-3f91-467e-ab9f-61cf9414935a</text:p>
          </table:table-cell>
          <table:table-cell office:value-type="string" table:style-name="ce1">
            <text:p>69b0a4483351190374e34dbd</text:p>
          </table:table-cell>
          <table:table-cell office:value-type="float" office:value="1773184072158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-1.1519173160195399E-2" table:style-name="ce1">
            <text:p>-0.011519173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e29ec784-1cc8-11f1-9a64-000e8e97cdf5</text:p>
          </table:table-cell>
          <table:table-cell office:value-type="float" office:value="9.9999988451600092E-3" table:style-name="ce1">
            <text:p>0.009999999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EUAXNKJ31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3.1262820855670799" table:style-name="ce1">
            <text:p>3.126282086</text:p>
          </table:table-cell>
          <table:table-cell office:value-type="string" table:style-name="ce1">
            <text:p>2026-03-10T23:06:51.756-0000</text:p>
          </table:table-cell>
          <table:table-cell office:value-type="float" office:value="23.402263409994099" table:style-name="ce1">
            <text:p>23.40226341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float" office:value="35.198553238425298" table:style-name="ce1">
            <text:p>35.1985532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7.503978687" table:style-name="ce1">
            <text:p>57.50397869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3:07:52.158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AG + 2-deep Are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EUAXNKJ310&amp;start=2026-03-10T19:06&amp;end=2026-03-10T19:08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EUAXNKJ310&amp;start=2026-03-10T19:04&amp;end=2026-03-10T19:10&amp;tz=America/New_York" &amp;&amp; sleep 3</text:p>
          </table:table-cell>
          <table:table-cell table:number-columns-repeated="16318"/>
        </table:table-row>
        <table:table-row table:style-name="ro1">
          <table:table-cell office:value-type="float" office:value="1773184145.569" table:style-name="ce1">
            <text:p>1773184146</text:p>
          </table:table-cell>
          <table:table-cell office:value-type="string" table:style-name="ce1">
            <text:p>-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310_2026_03_10T19_09_05__51__.mp4</text:p>
          </table:table-cell>
          <table:table-cell office:value-type="string" table:style-name="ce2">
            <text:p>2026-03-10T19:09:05.569</text:p>
          </table:table-cell>
          <table:table-cell office:value-type="string" office:string-value="short_perry" table:formula="of:=HYPERLINK(&quot;https://b023.prd.us-east-2.aws.vecnarobotics.com:8443/nexus-prime/#playback.perry?robot=AV32EUAXNKJ310&amp;start=2026-03-10T19:08&amp;end=2026-03-10T19:10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EUAXNKJ310&amp;start=2026-03-10T19:06&amp;end=2026-03-10T19:12&amp;tz=America/New_York&quot;;&quot;long_perry&quot;)" table:style-name="ce1">
            <text:p>long_perry</text:p>
          </table:table-cell>
          <table:table-cell office:value-type="string" table:style-name="ce1">
            <text:p>14s init, tracked</text:p>
          </table:table-cell>
          <table:table-cell office:value-type="string" table:style-name="ce1">
            <text:p>FW_INIT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LOBSTER U-turn Area</text:p>
          </table:table-cell>
          <table:table-cell office:value-type="float" office:value="15.6072045176206" table:style-name="ce1">
            <text:p>15.60720452</text:p>
          </table:table-cell>
          <table:table-cell office:value-type="float" office:value="23.525647874138802" table:style-name="ce1">
            <text:p>23.52564787</text:p>
          </table:table-cell>
          <table:table-cell office:value-type="float" office:value="14.189817590000001" table:style-name="ce1">
            <text:p>14.18981759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38d1334e-6e54-4ce6-a212-20f1e9e5bd6c</text:p>
          </table:table-cell>
          <table:table-cell office:value-type="string" table:style-name="ce1">
            <text:p>69b0a4a43351190374e37239</text:p>
          </table:table-cell>
          <table:table-cell office:value-type="float" office:value="1773184164760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8.7266461923718496E-4" table:style-name="ce1">
            <text:p>0.000872665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e29ec784-1cc8-11f1-9a64-000e8e97cdf5</text:p>
          </table:table-cell>
          <table:table-cell office:value-type="float" office:value="0.48500001430511502" table:style-name="ce1">
            <text:p>0.485000014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FW_INIT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EUAXNKJ31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-3.1126270021918701" table:style-name="ce1">
            <text:p>-3.112627002</text:p>
          </table:table-cell>
          <table:table-cell office:value-type="string" table:style-name="ce1">
            <text:p>2026-03-10T23:09:05.569-0000</text:p>
          </table:table-cell>
          <table:table-cell office:value-type="float" office:value="23.525647874138802" table:style-name="ce1">
            <text:p>23.52564787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15.6072045176206" table:style-name="ce1">
            <text:p>15.6072045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4.189817590000001" table:style-name="ce1">
            <text:p>14.18981759</text:p>
          </table:table-cell>
          <table:table-cell table:style-name="ce1"/>
          <table:table-cell office:value-type="string" table:style-name="ce1">
            <text:p>UNKNOWN</text:p>
          </table:table-cell>
          <table:table-cell office:value-type="string" table:style-name="ce1">
            <text:p>2026-03-10T23:09:24.760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U-turn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EUAXNKJ310&amp;start=2026-03-10T19:08&amp;end=2026-03-10T19:10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EUAXNKJ310&amp;start=2026-03-10T19:06&amp;end=2026-03-10T19:12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4309.951" table:style-name="ce1">
            <text:p>1773184310</text:p>
          </table:table-cell>
          <table:table-cell office:value-type="string" table:style-name="ce1">
            <text:p>-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310_2026_03_10T19_11_49__47__.mp4</text:p>
          </table:table-cell>
          <table:table-cell office:value-type="string" table:style-name="ce2">
            <text:p>2026-03-10T19:11:49.951</text:p>
          </table:table-cell>
          <table:table-cell office:value-type="string" office:string-value="short_perry" table:formula="of:=HYPERLINK(&quot;https://b023.prd.us-east-2.aws.vecnarobotics.com:8443/nexus-prime/#playback.perry?robot=AV32EUAXNKJ310&amp;start=2026-03-10T19:11&amp;end=2026-03-10T19:13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EUAXNKJ310&amp;start=2026-03-10T19:09&amp;end=2026-03-10T19:15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RAS + 3-deep Area</text:p>
          </table:table-cell>
          <table:table-cell office:value-type="float" office:value="25.446485164992399" table:style-name="ce1">
            <text:p>25.44648516</text:p>
          </table:table-cell>
          <table:table-cell office:value-type="float" office:value="24.0172003150401" table:style-name="ce1">
            <text:p>24.01720032</text:p>
          </table:table-cell>
          <table:table-cell office:value-type="float" office:value="13.601673224000001" table:style-name="ce1">
            <text:p>13.60167322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8086b5c3-342b-45df-9eb3-0e32082384c6</text:p>
          </table:table-cell>
          <table:table-cell office:value-type="string" table:style-name="ce1">
            <text:p>69b0a5473351190374e3b29d</text:p>
          </table:table-cell>
          <table:table-cell office:value-type="float" office:value="1773184327358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2.1118482574820501E-2" table:style-name="ce1">
            <text:p>0.021118483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e29ec784-1cc8-11f1-9a64-000e8e97cdf5</text:p>
          </table:table-cell>
          <table:table-cell office:value-type="float" office:value="0.78700000047683705" table:style-name="ce1">
            <text:p>0.787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EUAXNKJ31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3.0853963516060099" table:style-name="ce1">
            <text:p>3.085396352</text:p>
          </table:table-cell>
          <table:table-cell office:value-type="string" table:style-name="ce1">
            <text:p>2026-03-10T23:11:49.951-0000</text:p>
          </table:table-cell>
          <table:table-cell office:value-type="float" office:value="24.0172003150401" table:style-name="ce1">
            <text:p>24.01720032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float" office:value="25.446485164992399" table:style-name="ce1">
            <text:p>25.4464851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3.601673224000001" table:style-name="ce1">
            <text:p>13.60167322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3:12:07.358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RAS + 3-deep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EUAXNKJ310&amp;start=2026-03-10T19:11&amp;end=2026-03-10T19:13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EUAXNKJ310&amp;start=2026-03-10T19:09&amp;end=2026-03-10T19:15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4446.96" table:style-name="ce1">
            <text:p>1773184447</text:p>
          </table:table-cell>
          <table:table-cell office:value-type="string" table:style-name="ce1">
            <text:p>-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310_2026_03_10T19_14_06__52__.mp4</text:p>
          </table:table-cell>
          <table:table-cell office:value-type="string" table:style-name="ce2">
            <text:p>2026-03-10T19:14:06.960</text:p>
          </table:table-cell>
          <table:table-cell office:value-type="string" office:string-value="short_perry" table:formula="of:=HYPERLINK(&quot;https://b023.prd.us-east-2.aws.vecnarobotics.com:8443/nexus-prime/#playback.perry?robot=AV32EUAXNKJ310&amp;start=2026-03-10T19:13&amp;end=2026-03-10T19:15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EUAXNKJ310&amp;start=2026-03-10T19:11&amp;end=2026-03-10T19:17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10-deep Area</text:p>
          </table:table-cell>
          <table:table-cell office:value-type="float" office:value="60.264023261208997" table:style-name="ce1">
            <text:p>60.26402326</text:p>
          </table:table-cell>
          <table:table-cell office:value-type="float" office:value="21.042726229497902" table:style-name="ce1">
            <text:p>21.04272623</text:p>
          </table:table-cell>
          <table:table-cell office:value-type="float" office:value="42.199969385999999" table:style-name="ce1">
            <text:p>42.19996939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c2046fa1-d578-460d-9532-ab99fdeea024</text:p>
          </table:table-cell>
          <table:table-cell office:value-type="string" table:style-name="ce1">
            <text:p>69b0a5ed3351190374e3f390</text:p>
          </table:table-cell>
          <table:table-cell office:value-type="float" office:value="1773184493168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-2.68780700862408E-2" table:style-name="ce1">
            <text:p>-0.02687807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e29ec784-1cc8-11f1-9a64-000e8e97cdf5</text:p>
          </table:table-cell>
          <table:table-cell office:value-type="float" office:value="-4.9999994225800003E-3" table:style-name="ce1">
            <text:p>-0.004999999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EUAXNKJ31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1.7149488694486299E-2" table:style-name="ce1">
            <text:p>0.017149489</text:p>
          </table:table-cell>
          <table:table-cell office:value-type="string" table:style-name="ce1">
            <text:p>2026-03-10T23:14:06.960-0000</text:p>
          </table:table-cell>
          <table:table-cell office:value-type="float" office:value="21.042726229497902" table:style-name="ce1">
            <text:p>21.04272623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60.264023261208997" table:style-name="ce1">
            <text:p>60.2640232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2.199969385999999" table:style-name="ce1">
            <text:p>42.19996939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3:14:53.168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10-deep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EUAXNKJ310&amp;start=2026-03-10T19:13&amp;end=2026-03-10T19:15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EUAXNKJ310&amp;start=2026-03-10T19:11&amp;end=2026-03-10T19:17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4576.45" table:style-name="ce1">
            <text:p>1773184576</text:p>
          </table:table-cell>
          <table:table-cell office:value-type="string" table:style-name="ce1">
            <text:p>-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310_2026_03_10T19_16_16__54__.mp4</text:p>
          </table:table-cell>
          <table:table-cell office:value-type="string" table:style-name="ce2">
            <text:p>2026-03-10T19:16:16.450</text:p>
          </table:table-cell>
          <table:table-cell office:value-type="string" office:string-value="short_perry" table:formula="of:=HYPERLINK(&quot;https://b023.prd.us-east-2.aws.vecnarobotics.com:8443/nexus-prime/#playback.perry?robot=AV32EUAXNKJ310&amp;start=2026-03-10T19:15&amp;end=2026-03-10T19:17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EUAXNKJ310&amp;start=2026-03-10T19:13&amp;end=2026-03-10T19:19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Home Intersection Area</text:p>
          </table:table-cell>
          <table:table-cell office:value-type="float" office:value="54.775425535519098" table:style-name="ce1">
            <text:p>54.77542554</text:p>
          </table:table-cell>
          <table:table-cell office:value-type="float" office:value="23.4026801191612" table:style-name="ce1">
            <text:p>23.40268012</text:p>
          </table:table-cell>
          <table:table-cell office:value-type="float" office:value="24.905032374000001" table:style-name="ce1">
            <text:p>24.90503237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dd97909d-2115-4d3a-a370-e8bf4f90b786</text:p>
          </table:table-cell>
          <table:table-cell office:value-type="string" table:style-name="ce1">
            <text:p>69b0a65d3351190374e421d0</text:p>
          </table:table-cell>
          <table:table-cell office:value-type="float" office:value="1773184605361" table:style-name="ce1">
            <text:p>1.77318E+12</text:p>
          </table:table-cell>
          <table:table-cell office:value-type="string" table:style-name="ce1">
            <text:p>STOP_REPORT</text:p>
          </table:table-cell>
          <table:table-cell office:value-type="float" office:value="-2.0943949930369802E-3" table:style-name="ce1">
            <text:p>-0.002094395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e29ec784-1cc8-11f1-9a64-000e8e97cdf5</text:p>
          </table:table-cell>
          <table:table-cell office:value-type="float" office:value="-3.7999998778104803E-2" table:style-name="ce1">
            <text:p>-0.037999999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EUAXNKJ31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3.12494526125157" table:style-name="ce1">
            <text:p>3.124945261</text:p>
          </table:table-cell>
          <table:table-cell office:value-type="string" table:style-name="ce1">
            <text:p>2026-03-10T23:16:16.450-0000</text:p>
          </table:table-cell>
          <table:table-cell office:value-type="float" office:value="23.4026801191612" table:style-name="ce1">
            <text:p>23.40268012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float" office:value="54.775425535519098" table:style-name="ce1">
            <text:p>54.7754255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4.905032374000001" table:style-name="ce1">
            <text:p>24.90503237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3:16:45.361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Home Intersection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EUAXNKJ310&amp;start=2026-03-10T19:15&amp;end=2026-03-10T19:17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EUAXNKJ310&amp;start=2026-03-10T19:13&amp;end=2026-03-10T19:19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4994.6689999" table:style-name="ce1">
            <text:p>1773184995</text:p>
          </table:table-cell>
          <table:table-cell office:value-type="string" table:style-name="ce1">
            <text:p>-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310_2026_03_10T19_23_14__54__.mp4</text:p>
          </table:table-cell>
          <table:table-cell office:value-type="string" table:style-name="ce2">
            <text:p>2026-03-10T19:23:14.669</text:p>
          </table:table-cell>
          <table:table-cell office:value-type="string" office:string-value="short_perry" table:formula="of:=HYPERLINK(&quot;https://b023.prd.us-east-2.aws.vecnarobotics.com:8443/nexus-prime/#playback.perry?robot=AV32EUAXNKJ310&amp;start=2026-03-10T19:22&amp;end=2026-03-10T19:24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EUAXNKJ310&amp;start=2026-03-10T19:20&amp;end=2026-03-10T19:26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10-deep Area</text:p>
          </table:table-cell>
          <table:table-cell office:value-type="float" office:value="60.238528270006697" table:style-name="ce1">
            <text:p>60.23852827</text:p>
          </table:table-cell>
          <table:table-cell office:value-type="float" office:value="21.018523998658399" table:style-name="ce1">
            <text:p>21.018524</text:p>
          </table:table-cell>
          <table:table-cell office:value-type="float" office:value="25.606930164000001" table:style-name="ce1">
            <text:p>25.60693016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be74d5d9-c2ac-4830-a16a-c38efe39999c</text:p>
          </table:table-cell>
          <table:table-cell office:value-type="string" table:style-name="ce1">
            <text:p>69b0a8003351190374e4cc1e</text:p>
          </table:table-cell>
          <table:table-cell office:value-type="float" office:value="1773185024272" table:style-name="ce1">
            <text:p>1.77319E+12</text:p>
          </table:table-cell>
          <table:table-cell office:value-type="string" table:style-name="ce1">
            <text:p>STOP_REPORT</text:p>
          </table:table-cell>
          <table:table-cell office:value-type="float" office:value="-2.63544712215662E-2" table:style-name="ce1">
            <text:p>-0.026354471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e29ec784-1cc8-11f1-9a64-000e8e97cdf5</text:p>
          </table:table-cell>
          <table:table-cell office:value-type="float" office:value="1.8999999389052401E-2" table:style-name="ce1">
            <text:p>0.018999999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EUAXNKJ31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2.1043214517151E-2" table:style-name="ce1">
            <text:p>0.021043215</text:p>
          </table:table-cell>
          <table:table-cell office:value-type="string" table:style-name="ce1">
            <text:p>2026-03-10T23:23:14.669-0000</text:p>
          </table:table-cell>
          <table:table-cell office:value-type="float" office:value="21.018523998658399" table:style-name="ce1">
            <text:p>21.018524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60.238528270006697" table:style-name="ce1">
            <text:p>60.23852827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5.606930164000001" table:style-name="ce1">
            <text:p>25.60693016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3:23:44.272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10-deep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EUAXNKJ310&amp;start=2026-03-10T19:22&amp;end=2026-03-10T19:24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EUAXNKJ310&amp;start=2026-03-10T19:20&amp;end=2026-03-10T19:26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5273.961" table:style-name="ce1">
            <text:p>1773185274</text:p>
          </table:table-cell>
          <table:table-cell office:value-type="string" table:style-name="ce1">
            <text:p>-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310_2026_03_10T19_27_53__48__.mp4</text:p>
          </table:table-cell>
          <table:table-cell office:value-type="string" table:style-name="ce2">
            <text:p>2026-03-10T19:27:53.961</text:p>
          </table:table-cell>
          <table:table-cell office:value-type="string" office:string-value="short_perry" table:formula="of:=HYPERLINK(&quot;https://b023.prd.us-east-2.aws.vecnarobotics.com:8443/nexus-prime/#playback.perry?robot=AV32EUAXNKJ310&amp;start=2026-03-10T19:27&amp;end=2026-03-10T19:29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EUAXNKJ310&amp;start=2026-03-10T19:25&amp;end=2026-03-10T19:31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10-deep Area</text:p>
          </table:table-cell>
          <table:table-cell office:value-type="float" office:value="60.231553776720702" table:style-name="ce1">
            <text:p>60.23155378</text:p>
          </table:table-cell>
          <table:table-cell office:value-type="float" office:value="21.040432043502101" table:style-name="ce1">
            <text:p>21.04043204</text:p>
          </table:table-cell>
          <table:table-cell office:value-type="float" office:value="34.396972755999997" table:style-name="ce1">
            <text:p>34.39697276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ce7fc23f-9ad8-40eb-9cfc-e63788326157</text:p>
          </table:table-cell>
          <table:table-cell office:value-type="string" table:style-name="ce1">
            <text:p>69b0a9203351190374e53fb7</text:p>
          </table:table-cell>
          <table:table-cell office:value-type="float" office:value="1773185312394" table:style-name="ce1">
            <text:p>1.77319E+12</text:p>
          </table:table-cell>
          <table:table-cell office:value-type="string" table:style-name="ce1">
            <text:p>STOP_REPORT</text:p>
          </table:table-cell>
          <table:table-cell office:value-type="float" office:value="-2.7227135375142101E-2" table:style-name="ce1">
            <text:p>-0.027227135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e29ec784-1cc8-11f1-9a64-000e8e97cdf5</text:p>
          </table:table-cell>
          <table:table-cell office:value-type="float" office:value="-3.0999997630715401E-2" table:style-name="ce1">
            <text:p>-0.030999998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EUAXNKJ31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1.7697204973822999E-2" table:style-name="ce1">
            <text:p>0.017697205</text:p>
          </table:table-cell>
          <table:table-cell office:value-type="string" table:style-name="ce1">
            <text:p>2026-03-10T23:27:53.961-0000</text:p>
          </table:table-cell>
          <table:table-cell office:value-type="float" office:value="21.040432043502101" table:style-name="ce1">
            <text:p>21.04043204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60.231553776720702" table:style-name="ce1">
            <text:p>60.2315537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4.396972755999997" table:style-name="ce1">
            <text:p>34.39697276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3:28:32.394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10-deep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EUAXNKJ310&amp;start=2026-03-10T19:27&amp;end=2026-03-10T19:29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EUAXNKJ310&amp;start=2026-03-10T19:25&amp;end=2026-03-10T19:31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5415.0739999" table:style-name="ce1">
            <text:p>1773185415</text:p>
          </table:table-cell>
          <table:table-cell office:value-type="string" table:style-name="ce1">
            <text:p>-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310_2026_03_10T19_30_15__54__.mp4</text:p>
          </table:table-cell>
          <table:table-cell office:value-type="string" table:style-name="ce2">
            <text:p>2026-03-10T19:30:15.074</text:p>
          </table:table-cell>
          <table:table-cell office:value-type="string" office:string-value="short_perry" table:formula="of:=HYPERLINK(&quot;https://b023.prd.us-east-2.aws.vecnarobotics.com:8443/nexus-prime/#playback.perry?robot=AV32EUAXNKJ310&amp;start=2026-03-10T19:29&amp;end=2026-03-10T19:31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EUAXNKJ310&amp;start=2026-03-10T19:27&amp;end=2026-03-10T19:33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RAS + 3-deep Area</text:p>
          </table:table-cell>
          <table:table-cell office:value-type="float" office:value="27.445787834803099" table:style-name="ce1">
            <text:p>27.44578783</text:p>
          </table:table-cell>
          <table:table-cell office:value-type="float" office:value="23.640081895358399" table:style-name="ce1">
            <text:p>23.6400819</text:p>
          </table:table-cell>
          <table:table-cell office:value-type="float" office:value="0.78349357600000002" table:style-name="ce1">
            <text:p>0.783493576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4c3b5510-7ad9-468c-a9b3-ee15c26c4f22</text:p>
          </table:table-cell>
          <table:table-cell office:value-type="string" table:style-name="ce1">
            <text:p>69b0a9913351190374e56e08</text:p>
          </table:table-cell>
          <table:table-cell office:value-type="float" office:value="1773185425167" table:style-name="ce1">
            <text:p>1.77319E+12</text:p>
          </table:table-cell>
          <table:table-cell office:value-type="string" table:style-name="ce1">
            <text:p>STOP_REPORT</text:p>
          </table:table-cell>
          <table:table-cell office:value-type="float" office:value="-0.119031451642513" table:style-name="ce1">
            <text:p>-0.119031452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e29ec784-1cc8-11f1-9a64-000e8e97cdf5</text:p>
          </table:table-cell>
          <table:table-cell office:value-type="float" office:value="-1.60000007599592E-2" table:style-name="ce1">
            <text:p>-0.016000001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EUAXNKJ31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3.0346557110187899" table:style-name="ce1">
            <text:p>3.034655711</text:p>
          </table:table-cell>
          <table:table-cell office:value-type="string" table:style-name="ce1">
            <text:p>2026-03-10T23:30:15.074-0000</text:p>
          </table:table-cell>
          <table:table-cell office:value-type="float" office:value="23.640081895358399" table:style-name="ce1">
            <text:p>23.6400819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float" office:value="27.445787834803099" table:style-name="ce1">
            <text:p>27.4457878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78349357600000002" table:style-name="ce1">
            <text:p>0.783493576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3:30:25.167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RAS + 3-deep Are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EUAXNKJ310&amp;start=2026-03-10T19:29&amp;end=2026-03-10T19:31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EUAXNKJ310&amp;start=2026-03-10T19:27&amp;end=2026-03-10T19:33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5553.7620001" table:style-name="ce1">
            <text:p>1773185554</text:p>
          </table:table-cell>
          <table:table-cell office:value-type="string" table:style-name="ce1">
            <text:p>-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310_2026_03_10T19_32_33__42__.mp4</text:p>
          </table:table-cell>
          <table:table-cell office:value-type="string" table:style-name="ce2">
            <text:p>2026-03-10T19:32:33.762</text:p>
          </table:table-cell>
          <table:table-cell office:value-type="string" office:string-value="short_perry" table:formula="of:=HYPERLINK(&quot;https://b023.prd.us-east-2.aws.vecnarobotics.com:8443/nexus-prime/#playback.perry?robot=AV32EUAXNKJ310&amp;start=2026-03-10T19:32&amp;end=2026-03-10T19:34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EUAXNKJ310&amp;start=2026-03-10T19:30&amp;end=2026-03-10T19:36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10-deep Area</text:p>
          </table:table-cell>
          <table:table-cell office:value-type="float" office:value="60.858586554903397" table:style-name="ce1">
            <text:p>60.85858655</text:p>
          </table:table-cell>
          <table:table-cell office:value-type="float" office:value="21.0347873825609" table:style-name="ce1">
            <text:p>21.03478738</text:p>
          </table:table-cell>
          <table:table-cell office:value-type="float" office:value="43.194491145000001" table:style-name="ce1">
            <text:p>43.19449115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5d381eff-2f86-4152-9a88-50a662c8c014</text:p>
          </table:table-cell>
          <table:table-cell office:value-type="string" table:style-name="ce1">
            <text:p>69b0aa403351190374e5b36d</text:p>
          </table:table-cell>
          <table:table-cell office:value-type="float" office:value="1773185600271" table:style-name="ce1">
            <text:p>1.77319E+12</text:p>
          </table:table-cell>
          <table:table-cell office:value-type="string" table:style-name="ce1">
            <text:p>STOP_REPORT</text:p>
          </table:table-cell>
          <table:table-cell office:value-type="float" office:value="-2.4434609804302402E-3" table:style-name="ce1">
            <text:p>-0.002443461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e29ec784-1cc8-11f1-9a64-000e8e97cdf5</text:p>
          </table:table-cell>
          <table:table-cell office:value-type="float" office:value="0.60000002384185802" table:style-name="ce1">
            <text:p>0.600000024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EUAXNKJ31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-2.8557166044610002E-2" table:style-name="ce1">
            <text:p>-0.028557166</text:p>
          </table:table-cell>
          <table:table-cell office:value-type="string" table:style-name="ce1">
            <text:p>2026-03-10T23:32:33.762-0000</text:p>
          </table:table-cell>
          <table:table-cell office:value-type="float" office:value="21.0347873825609" table:style-name="ce1">
            <text:p>21.03478738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60.858586554903397" table:style-name="ce1">
            <text:p>60.8585865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3.194491145000001" table:style-name="ce1">
            <text:p>43.19449115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3:33:20.271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10-deep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EUAXNKJ310&amp;start=2026-03-10T19:32&amp;end=2026-03-10T19:34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EUAXNKJ310&amp;start=2026-03-10T19:30&amp;end=2026-03-10T19:36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5696.566" table:style-name="ce1">
            <text:p>1773185697</text:p>
          </table:table-cell>
          <table:table-cell office:value-type="string" table:style-name="ce1">
            <text:p>-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310_2026_03_10T19_34_56__49__.mp4</text:p>
          </table:table-cell>
          <table:table-cell office:value-type="string" table:style-name="ce2">
            <text:p>2026-03-10T19:34:56.566</text:p>
          </table:table-cell>
          <table:table-cell office:value-type="string" office:string-value="short_perry" table:formula="of:=HYPERLINK(&quot;https://b023.prd.us-east-2.aws.vecnarobotics.com:8443/nexus-prime/#playback.perry?robot=AV32EUAXNKJ310&amp;start=2026-03-10T19:34&amp;end=2026-03-10T19:36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EUAXNKJ310&amp;start=2026-03-10T19:32&amp;end=2026-03-10T19:38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Home Intersection Area</text:p>
          </table:table-cell>
          <table:table-cell office:value-type="float" office:value="51.529319159183999" table:style-name="ce1">
            <text:p>51.52931916</text:p>
          </table:table-cell>
          <table:table-cell office:value-type="float" office:value="23.393631728805499" table:style-name="ce1">
            <text:p>23.39363173</text:p>
          </table:table-cell>
          <table:table-cell office:value-type="float" office:value="16.605453361999999" table:style-name="ce1">
            <text:p>16.60545336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fa3aba16-926d-4f77-b277-1f74fc3fd91e</text:p>
          </table:table-cell>
          <table:table-cell office:value-type="string" table:style-name="ce1">
            <text:p>69b0aab33351190374e5e2d8</text:p>
          </table:table-cell>
          <table:table-cell office:value-type="float" office:value="1773185715867" table:style-name="ce1">
            <text:p>1.77319E+12</text:p>
          </table:table-cell>
          <table:table-cell office:value-type="string" table:style-name="ce1">
            <text:p>STOP_REPORT</text:p>
          </table:table-cell>
          <table:table-cell office:value-type="float" office:value="-1.1868238449096701E-2" table:style-name="ce1">
            <text:p>-0.011868238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e29ec784-1cc8-11f1-9a64-000e8e97cdf5</text:p>
          </table:table-cell>
          <table:table-cell office:value-type="float" office:value="-1.60000007599592E-2" table:style-name="ce1">
            <text:p>-0.016000001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EUAXNKJ31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3.1276964643648499" table:style-name="ce1">
            <text:p>3.127696464</text:p>
          </table:table-cell>
          <table:table-cell office:value-type="string" table:style-name="ce1">
            <text:p>2026-03-10T23:34:56.566-0000</text:p>
          </table:table-cell>
          <table:table-cell office:value-type="float" office:value="23.393631728805499" table:style-name="ce1">
            <text:p>23.39363173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float" office:value="51.529319159183999" table:style-name="ce1">
            <text:p>51.5293191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6.605453361999999" table:style-name="ce1">
            <text:p>16.60545336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3:35:15.867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Home Intersection Are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EUAXNKJ310&amp;start=2026-03-10T19:34&amp;end=2026-03-10T19:36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EUAXNKJ310&amp;start=2026-03-10T19:32&amp;end=2026-03-10T19:38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5734.3710001" table:style-name="ce1">
            <text:p>1773185734</text:p>
          </table:table-cell>
          <table:table-cell office:value-type="string" table:style-name="ce1">
            <text:p>-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310_2026_03_10T19_35_34__43__.mp4</text:p>
          </table:table-cell>
          <table:table-cell office:value-type="string" table:style-name="ce2">
            <text:p>2026-03-10T19:35:34.371</text:p>
          </table:table-cell>
          <table:table-cell office:value-type="string" office:string-value="short_perry" table:formula="of:=HYPERLINK(&quot;https://b023.prd.us-east-2.aws.vecnarobotics.com:8443/nexus-prime/#playback.perry?robot=AV32EUAXNKJ310&amp;start=2026-03-10T19:35&amp;end=2026-03-10T19:37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EUAXNKJ310&amp;start=2026-03-10T19:33&amp;end=2026-03-10T19:39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RAS + 3-deep Area</text:p>
          </table:table-cell>
          <table:table-cell office:value-type="float" office:value="25.947307296413602" table:style-name="ce1">
            <text:p>25.9473073</text:p>
          </table:table-cell>
          <table:table-cell office:value-type="float" office:value="24.106931262052498" table:style-name="ce1">
            <text:p>24.10693126</text:p>
          </table:table-cell>
          <table:table-cell office:value-type="float" office:value="10.299684257999999" table:style-name="ce1">
            <text:p>10.29968426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6a49efb6-c105-4768-b760-548cb3f14fb0</text:p>
          </table:table-cell>
          <table:table-cell office:value-type="string" table:style-name="ce1">
            <text:p>69b0aad33351190374e5efc5</text:p>
          </table:table-cell>
          <table:table-cell office:value-type="float" office:value="1773185747367" table:style-name="ce1">
            <text:p>1.77319E+12</text:p>
          </table:table-cell>
          <table:table-cell office:value-type="string" table:style-name="ce1">
            <text:p>STOP_REPORT</text:p>
          </table:table-cell>
          <table:table-cell office:value-type="float" office:value="-8.7266461923718504E-3" table:style-name="ce1">
            <text:p>-0.008726646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e29ec784-1cc8-11f1-9a64-000e8e97cdf5</text:p>
          </table:table-cell>
          <table:table-cell office:value-type="float" office:value="0.93699991703033403" table:style-name="ce1">
            <text:p>0.936999917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EUAXNKJ31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3.0993468343050798" table:style-name="ce1">
            <text:p>3.099346834</text:p>
          </table:table-cell>
          <table:table-cell office:value-type="string" table:style-name="ce1">
            <text:p>2026-03-10T23:35:34.371-0000</text:p>
          </table:table-cell>
          <table:table-cell office:value-type="float" office:value="24.106931262052498" table:style-name="ce1">
            <text:p>24.10693126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float" office:value="25.947307296413602" table:style-name="ce1">
            <text:p>25.947307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.299684257999999" table:style-name="ce1">
            <text:p>10.29968426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3:35:47.367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RAS + 3-deep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EUAXNKJ310&amp;start=2026-03-10T19:35&amp;end=2026-03-10T19:37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EUAXNKJ310&amp;start=2026-03-10T19:33&amp;end=2026-03-10T19:39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5855.0569999" table:style-name="ce1">
            <text:p>1773185855</text:p>
          </table:table-cell>
          <table:table-cell office:value-type="string" table:style-name="ce1">
            <text:p>-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310_2026_03_10T19_37_35__43__.mp4</text:p>
          </table:table-cell>
          <table:table-cell office:value-type="string" table:style-name="ce2">
            <text:p>2026-03-10T19:37:35.057</text:p>
          </table:table-cell>
          <table:table-cell office:value-type="string" office:string-value="short_perry" table:formula="of:=HYPERLINK(&quot;https://b023.prd.us-east-2.aws.vecnarobotics.com:8443/nexus-prime/#playback.perry?robot=AV32EUAXNKJ310&amp;start=2026-03-10T19:37&amp;end=2026-03-10T19:39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EUAXNKJ310&amp;start=2026-03-10T19:35&amp;end=2026-03-10T19:41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10-deep Area</text:p>
          </table:table-cell>
          <table:table-cell office:value-type="float" office:value="60.263682754211203" table:style-name="ce1">
            <text:p>60.26368275</text:p>
          </table:table-cell>
          <table:table-cell office:value-type="float" office:value="21.091000496364099" table:style-name="ce1">
            <text:p>21.0910005</text:p>
          </table:table-cell>
          <table:table-cell office:value-type="float" office:value="23.007318452" table:style-name="ce1">
            <text:p>23.00731845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9372ef58-eb4f-454e-866d-c5e00a045204</text:p>
          </table:table-cell>
          <table:table-cell office:value-type="string" table:style-name="ce1">
            <text:p>69b0ab5a3351190374e623da</text:p>
          </table:table-cell>
          <table:table-cell office:value-type="float" office:value="1773185882168" table:style-name="ce1">
            <text:p>1.77319E+12</text:p>
          </table:table-cell>
          <table:table-cell office:value-type="string" table:style-name="ce1">
            <text:p>STOP_REPORT</text:p>
          </table:table-cell>
          <table:table-cell office:value-type="float" office:value="-3.3335786312818499E-2" table:style-name="ce1">
            <text:p>-0.033335786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e29ec784-1cc8-11f1-9a64-000e8e97cdf5</text:p>
          </table:table-cell>
          <table:table-cell office:value-type="float" office:value="2.79999990016222E-2" table:style-name="ce1">
            <text:p>0.027999999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EUAXNKJ31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6.3084757924760397E-3" table:style-name="ce1">
            <text:p>0.006308476</text:p>
          </table:table-cell>
          <table:table-cell office:value-type="string" table:style-name="ce1">
            <text:p>2026-03-10T23:37:35.057-0000</text:p>
          </table:table-cell>
          <table:table-cell office:value-type="float" office:value="21.091000496364099" table:style-name="ce1">
            <text:p>21.0910005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60.263682754211203" table:style-name="ce1">
            <text:p>60.2636827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3.007318452" table:style-name="ce1">
            <text:p>23.00731845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3:38:02.168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10-deep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EUAXNKJ310&amp;start=2026-03-10T19:37&amp;end=2026-03-10T19:39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EUAXNKJ310&amp;start=2026-03-10T19:35&amp;end=2026-03-10T19:41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6139.668" table:style-name="ce1">
            <text:p>1773186140</text:p>
          </table:table-cell>
          <table:table-cell office:value-type="string" table:style-name="ce1">
            <text:p>-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310_2026_03_10T19_42_19__55__.mp4</text:p>
          </table:table-cell>
          <table:table-cell office:value-type="string" table:style-name="ce2">
            <text:p>2026-03-10T19:42:19.668</text:p>
          </table:table-cell>
          <table:table-cell office:value-type="string" office:string-value="short_perry" table:formula="of:=HYPERLINK(&quot;https://b023.prd.us-east-2.aws.vecnarobotics.com:8443/nexus-prime/#playback.perry?robot=AV32EUAXNKJ310&amp;start=2026-03-10T19:41&amp;end=2026-03-10T19:43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EUAXNKJ310&amp;start=2026-03-10T19:39&amp;end=2026-03-10T19:45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10-deep Area</text:p>
          </table:table-cell>
          <table:table-cell office:value-type="float" office:value="60.243002195466502" table:style-name="ce1">
            <text:p>60.2430022</text:p>
          </table:table-cell>
          <table:table-cell office:value-type="float" office:value="21.022641604320899" table:style-name="ce1">
            <text:p>21.0226416</text:p>
          </table:table-cell>
          <table:table-cell office:value-type="float" office:value="46.592911733000001" table:style-name="ce1">
            <text:p>46.59291173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40be98c4-3fc3-48b7-9f70-f90fbf7397fc</text:p>
          </table:table-cell>
          <table:table-cell office:value-type="string" table:style-name="ce1">
            <text:p>69b0ac8e3351190374e6a1ce</text:p>
          </table:table-cell>
          <table:table-cell office:value-type="float" office:value="1773186190462" table:style-name="ce1">
            <text:p>1.77319E+12</text:p>
          </table:table-cell>
          <table:table-cell office:value-type="string" table:style-name="ce1">
            <text:p>STOP_REPORT</text:p>
          </table:table-cell>
          <table:table-cell office:value-type="float" office:value="-3.3161255996674299E-3" table:style-name="ce1">
            <text:p>-0.003316126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e29ec784-1cc8-11f1-9a64-000e8e97cdf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EUAXNKJ31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-4.3009719162391798E-3" table:style-name="ce1">
            <text:p>-0.004300972</text:p>
          </table:table-cell>
          <table:table-cell office:value-type="string" table:style-name="ce1">
            <text:p>2026-03-10T23:42:19.668-0000</text:p>
          </table:table-cell>
          <table:table-cell office:value-type="float" office:value="21.022641604320899" table:style-name="ce1">
            <text:p>21.0226416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60.243002195466502" table:style-name="ce1">
            <text:p>60.243002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6.592911733000001" table:style-name="ce1">
            <text:p>46.59291173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3:43:10.462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10-deep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EUAXNKJ310&amp;start=2026-03-10T19:41&amp;end=2026-03-10T19:43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EUAXNKJ310&amp;start=2026-03-10T19:39&amp;end=2026-03-10T19:45&amp;tz=America/New_York" &amp;&amp; sleep 3</text:p>
          </table:table-cell>
          <table:table-cell table:number-columns-repeated="16318"/>
        </table:table-row>
        <table:table-row table:style-name="ro1" table:visibility="filter">
          <table:table-cell office:value-type="float" office:value="1773186404.5510001" table:style-name="ce1">
            <text:p>1773186405</text:p>
          </table:table-cell>
          <table:table-cell office:value-type="string" table:style-name="ce1">
            <text:p>-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310_2026_03_10T19_46_44__46__.mp4</text:p>
          </table:table-cell>
          <table:table-cell office:value-type="string" table:style-name="ce2">
            <text:p>2026-03-10T19:46:44.551</text:p>
          </table:table-cell>
          <table:table-cell office:value-type="string" office:string-value="short_perry" table:formula="of:=HYPERLINK(&quot;https://b023.prd.us-east-2.aws.vecnarobotics.com:8443/nexus-prime/#playback.perry?robot=AV32EUAXNKJ310&amp;start=2026-03-10T19:46&amp;end=2026-03-10T19:48&amp;tz=America/New_York&quot;;&quot;short_perry&quot;)" table:style-name="ce1">
            <text:p>short_perry</text:p>
          </table:table-cell>
          <table:table-cell office:value-type="string" office:string-value="long_perry" table:formula="of:=HYPERLINK(&quot;https://b023.prd.us-east-2.aws.vecnarobotics.com:8443/nexus-prime/#playback.perry?robot=AV32EUAXNKJ310&amp;start=2026-03-10T19:44&amp;end=2026-03-10T19:50&amp;tz=America/New_York&quot;;&quot;long_perry&quot;)" table:style-name="ce1">
            <text:p>long_per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TH_FOLLOWING_FAILED_STOP</text:p>
          </table:table-cell>
          <table:table-cell office:value-type="string" table:style-name="ce1">
            <text:p>TRAVEL_STOP</text:p>
          </table:table-cell>
          <table:table-cell office:value-type="string" table:style-name="ce1">
            <text:p>WAITING_FOR_RZ</text:p>
          </table:table-cell>
          <table:table-cell office:value-type="string" table:style-name="ce1">
            <text:p>LOBSTER 10-deep Area</text:p>
          </table:table-cell>
          <table:table-cell office:value-type="float" office:value="60.298838879654099" table:style-name="ce1">
            <text:p>60.29883888</text:p>
          </table:table-cell>
          <table:table-cell office:value-type="float" office:value="21.037091372567801" table:style-name="ce1">
            <text:p>21.03709137</text:p>
          </table:table-cell>
          <table:table-cell office:value-type="float" office:value="7.408419748" table:style-name="ce1">
            <text:p>7.408419748</text:p>
          </table:table-cell>
          <table:table-cell office:value-type="string" table:style-name="ce1">
            <text:p>.EventDTO</text:p>
          </table:table-cell>
          <table:table-cell office:value-type="string" table:style-name="ce1">
            <text:p>2fcb9749-b639-4811-8f2e-c8012e603d91</text:p>
          </table:table-cell>
          <table:table-cell office:value-type="string" table:style-name="ce1">
            <text:p>69b0ad703351190374e6fb2d</text:p>
          </table:table-cell>
          <table:table-cell office:value-type="float" office:value="1773186416370" table:style-name="ce1">
            <text:p>1.77319E+12</text:p>
          </table:table-cell>
          <table:table-cell office:value-type="string" table:style-name="ce1">
            <text:p>STOP_REPORT</text:p>
          </table:table-cell>
          <table:table-cell office:value-type="float" office:value="-1.79768912494183E-2" table:style-name="ce1">
            <text:p>-0.017976891</text:p>
          </table:table-cell>
          <table:table-cell table:number-columns-repeated="2" table:style-name="ce1"/>
          <table:table-cell office:value-type="string" table:style-name="ce1">
            <text:p>VROS-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e29ec784-1cc8-11f1-9a64-000e8e97cdf5</text:p>
          </table:table-cell>
          <table:table-cell office:value-type="float" office:value="1.60000007599592E-2" table:style-name="ce1">
            <text:p>0.016000001</text:p>
          </table:table-cell>
          <table:table-cell office:value-type="string" table:style-name="ce1">
            <text:p>sc__heads/master__1da24584df</text:p>
          </table:table-cell>
          <table:table-cell office:value-type="string" table:style-name="ce1">
            <text:p>C0B0F33</text:p>
          </table:table-cell>
          <table:table-cell office:value-type="string" table:style-name="ce1">
            <text:p>sc__heads/master__3884e1d1</text:p>
          </table:table-cell>
          <table:table-cell office:value-type="string" table:style-name="ce1">
            <text:p>PATH_FOLLOWING_FAILED_STOP</text:p>
          </table:table-cell>
          <table:table-cell table:style-name="ce1"/>
          <table:table-cell office:value-type="string" table:style-name="ce1">
            <text:p>TRAVEL_STOP</text:p>
          </table:table-cell>
          <table:table-cell office:value-type="string" table:style-name="ce1">
            <text:p>sc__heads/master__6ede2c14b</text:p>
          </table:table-cell>
          <table:table-cell office:value-type="string" table:style-name="ce1">
            <text:p>AV32EUAXNKJ310</text:p>
          </table:table-cell>
          <table:table-cell office:value-type="string" table:style-name="ce2">
            <text:p>False</text:p>
          </table:table-cell>
          <table:table-cell table:style-name="ce1"/>
          <table:table-cell office:value-type="float" office:value="5.7501485531763702E-3" table:style-name="ce1">
            <text:p>0.005750149</text:p>
          </table:table-cell>
          <table:table-cell office:value-type="string" table:style-name="ce1">
            <text:p>2026-03-10T23:46:44.551-0000</text:p>
          </table:table-cell>
          <table:table-cell office:value-type="float" office:value="21.037091372567801" table:style-name="ce1">
            <text:p>21.03709137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float" office:value="60.298838879654099" table:style-name="ce1">
            <text:p>60.2988388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.408419748" table:style-name="ce1">
            <text:p>7.408419748</text:p>
          </table:table-cell>
          <table:table-cell table:style-name="ce1"/>
          <table:table-cell office:value-type="string" table:style-name="ce1">
            <text:p>WAITING_FOR_RZ</text:p>
          </table:table-cell>
          <table:table-cell office:value-type="string" table:style-name="ce1">
            <text:p>2026-03-10T23:46:56.370+0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waverl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STER 10-deep Are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dg-open "https://b023.prd.us-east-2.aws.vecnarobotics.com:8443/nexus-prime/#playback.perry?robot=AV32EUAXNKJ310&amp;start=2026-03-10T19:46&amp;end=2026-03-10T19:48&amp;tz=America/New_York" &amp;&amp; sleep 3</text:p>
          </table:table-cell>
          <table:table-cell office:value-type="string" table:style-name="ce1">
            <text:p>xdg-open "https://b023.prd.us-east-2.aws.vecnarobotics.com:8443/nexus-prime/#playback.perry?robot=AV32EUAXNKJ310&amp;start=2026-03-10T19:44&amp;end=2026-03-10T19:50&amp;tz=America/New_York" &amp;&amp; sleep 3</text:p>
          </table:table-cell>
          <table:table-cell table:number-columns-repeated="16318"/>
        </table:table-row>
        <table:table-row table:number-rows-repeated="1048462" table:style-name="ro1">
          <table:table-cell table:number-columns-repeated="16384"/>
        </table:table-row>
      </table:table>
      <table:database-ranges>
        <table:database-range table:target-range-address="b023_2026_03_10T17_42_2026_03_1.A1:b023_2026_03_10T17_42_2026_03_1.BN114" table:display-filter-buttons="true">
          <table:filter>
            <table:filter-or>
              <table:filter-condition table:field-number="11" table:value="PAE" table:operator="="/>
              <table:filter-condition table:field-number="11" table:value="PATH_VERIFICATION_FAILED" table:operator="="/>
              <table:filter-condition table:field-number="11" table:value="PROBABLE_COSTMAP_GHOST" table:operator="="/>
              <table:filter-condition table:field-number="11" table:value="UNKNOWN" table:operator="="/>
              <table:filter-condition table:field-number="11" table:value="0" table:operator="empty" table:data-type="number"/>
            </table:filter-or>
          </table:filter>
          <table:sort>
            <table:sort-by table:field-number="4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905</meta:generator>
    <dc:title/>
    <dc:description/>
    <dc:subject/>
    <meta:initial-creator/>
    <dc:creator>Sandip Patel</dc:creator>
    <meta:creation-date>2026-03-11T14:47:49Z</meta:creation-date>
    <dc:date>2026-03-11T15:38:20Z</dc:date>
  </office:meta>
</office:document-meta>
</file>